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6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50497899999999996" table:style-name="ce1">
            <text:p>0.504979</text:p>
          </table:table-cell>
          <table:table-cell office:value-type="float" office:value="0.466337" table:style-name="ce1">
            <text:p>0.466337</text:p>
          </table:table-cell>
          <table:table-cell office:value-type="float" office:value="0.51083299999999998" table:style-name="ce1">
            <text:p>0.510833</text:p>
          </table:table-cell>
          <table:table-cell office:value-type="float" office:value="0.49121999999999999" table:style-name="ce1">
            <text:p>0.49122</text:p>
          </table:table-cell>
          <table:table-cell office:value-type="float" office:value="0.479217" table:style-name="ce1">
            <text:p>0.479217</text:p>
          </table:table-cell>
          <table:table-cell office:value-type="float" office:value="0.48624299999999998" table:style-name="ce1">
            <text:p>0.486243</text:p>
          </table:table-cell>
          <table:table-cell office:value-type="float" office:value="0.50556400000000001" table:style-name="ce1">
            <text:p>0.505564</text:p>
          </table:table-cell>
          <table:table-cell office:value-type="float" office:value="0.56616100000000003" table:style-name="ce1">
            <text:p>0.566161</text:p>
          </table:table-cell>
          <table:table-cell office:value-type="float" office:value="0.66364500000000004" table:style-name="ce1">
            <text:p>0.663645</text:p>
          </table:table-cell>
          <table:table-cell office:value-type="float" office:value="0.53337500000000004" table:style-name="ce1">
            <text:p>0.533375</text:p>
          </table:table-cell>
          <table:table-cell office:value-type="float" office:value="0.64783599999999997" table:style-name="ce1">
            <text:p>0.647836</text:p>
          </table:table-cell>
          <table:table-cell office:value-type="float" office:value="0.67242599999999997" table:style-name="ce1">
            <text:p>0.672426</text:p>
          </table:table-cell>
          <table:table-cell office:value-type="float" office:value="0.64871400000000001" table:style-name="ce1">
            <text:p>0.648714</text:p>
          </table:table-cell>
          <table:table-cell office:value-type="float" office:value="0.576407" table:style-name="ce1">
            <text:p>0.576407</text:p>
          </table:table-cell>
          <table:table-cell office:value-type="float" office:value="0.57904199999999995" table:style-name="ce1">
            <text:p>0.579042</text:p>
          </table:table-cell>
          <table:table-cell office:value-type="float" office:value="0.70638500000000004" table:style-name="ce1">
            <text:p>0.706385</text:p>
          </table:table-cell>
          <table:table-cell office:value-type="float" office:value="0.56118500000000004" table:style-name="ce1">
            <text:p>0.561185</text:p>
          </table:table-cell>
          <table:table-cell office:value-type="float" office:value="0.569967" table:style-name="ce1">
            <text:p>0.569967</text:p>
          </table:table-cell>
          <table:table-cell office:value-type="float" office:value="0.59719199999999995" table:style-name="ce1">
            <text:p>0.597192</text:p>
          </table:table-cell>
          <table:table-cell office:value-type="float" office:value="0.739757" table:style-name="ce1">
            <text:p>0.739757</text:p>
          </table:table-cell>
          <table:table-cell office:value-type="float" office:value="0.65983800000000004" table:style-name="ce1">
            <text:p>0.659838</text:p>
          </table:table-cell>
          <table:table-cell office:value-type="float" office:value="0.60450999999999999" table:style-name="ce1">
            <text:p>0.60451</text:p>
          </table:table-cell>
          <table:table-cell office:value-type="float" office:value="0.615927" table:style-name="ce1">
            <text:p>0.615927</text:p>
          </table:table-cell>
          <table:table-cell office:value-type="float" office:value="0.69584599999999996" table:style-name="ce1">
            <text:p>0.695846</text:p>
          </table:table-cell>
          <table:table-cell office:value-type="float" office:value="1.4063300000000001" table:style-name="ce1">
            <text:p>1.40633</text:p>
          </table:table-cell>
          <table:table-cell office:value-type="float" office:value="1.32846" table:style-name="ce1">
            <text:p>1.32846</text:p>
          </table:table-cell>
          <table:table-cell office:value-type="float" office:value="0.63993199999999995" table:style-name="ce1">
            <text:p>0.639932</text:p>
          </table:table-cell>
          <table:table-cell office:value-type="float" office:value="0.67242599999999997" table:style-name="ce1">
            <text:p>0.672426</text:p>
          </table:table-cell>
          <table:table-cell office:value-type="float" office:value="0.57230800000000004" table:style-name="ce1">
            <text:p>0.572308</text:p>
          </table:table-cell>
          <table:table-cell office:value-type="float" office:value="0.58548299999999998" table:style-name="ce1">
            <text:p>0.585483</text:p>
          </table:table-cell>
          <table:table-cell table:style-name="ce1"/>
          <table:table-cell office:value-type="float" office:value="0.64767468965517239" table:formula="of:=AVERAGE([.C2:.AE2])" table:style-name="ce1">
            <text:p>0.647674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86856299999999997" table:style-name="ce1">
            <text:p>0.868563</text:p>
          </table:table-cell>
          <table:table-cell office:value-type="float" office:value="0.67740299999999998" table:style-name="ce1">
            <text:p>0.677403</text:p>
          </table:table-cell>
          <table:table-cell office:value-type="float" office:value="0.72043500000000005" table:style-name="ce1">
            <text:p>0.720435</text:p>
          </table:table-cell>
          <table:table-cell office:value-type="float" office:value="0.71984999999999999" table:style-name="ce1">
            <text:p>0.71985</text:p>
          </table:table-cell>
          <table:table-cell office:value-type="float" office:value="0.68764800000000004" table:style-name="ce1">
            <text:p>0.687648</text:p>
          </table:table-cell>
          <table:table-cell office:value-type="float" office:value="0.83284800000000003" table:style-name="ce1">
            <text:p>0.832848</text:p>
          </table:table-cell>
          <table:table-cell office:value-type="float" office:value="0.82143200000000005" table:style-name="ce1">
            <text:p>0.821432</text:p>
          </table:table-cell>
          <table:table-cell office:value-type="float" office:value="1.0781700000000001" table:style-name="ce1">
            <text:p>1.07817</text:p>
          </table:table-cell>
          <table:table-cell office:value-type="float" office:value="1.00586" table:style-name="ce1">
            <text:p>1.00586</text:p>
          </table:table-cell>
          <table:table-cell office:value-type="float" office:value="0.87646599999999997" table:style-name="ce1">
            <text:p>0.876466</text:p>
          </table:table-cell>
          <table:table-cell office:value-type="float" office:value="0.99971100000000002" table:style-name="ce1">
            <text:p>0.999711</text:p>
          </table:table-cell>
          <table:table-cell office:value-type="float" office:value="1.01552" table:style-name="ce1">
            <text:p>1.01552</text:p>
          </table:table-cell>
          <table:table-cell office:value-type="float" office:value="0.88554200000000005" table:style-name="ce1">
            <text:p>0.885542</text:p>
          </table:table-cell>
          <table:table-cell office:value-type="float" office:value="0.89725100000000002" table:style-name="ce1">
            <text:p>0.897251</text:p>
          </table:table-cell>
          <table:table-cell office:value-type="float" office:value="1.04684" table:style-name="ce1">
            <text:p>1.04684</text:p>
          </table:table-cell>
          <table:table-cell office:value-type="float" office:value="0.95901999999999998" table:style-name="ce1">
            <text:p>0.95902</text:p>
          </table:table-cell>
          <table:table-cell office:value-type="float" office:value="0.92974599999999996" table:style-name="ce1">
            <text:p>0.929746</text:p>
          </table:table-cell>
          <table:table-cell office:value-type="float" office:value="1.0190300000000001" table:style-name="ce1">
            <text:p>1.01903</text:p>
          </table:table-cell>
          <table:table-cell office:value-type="float" office:value="0.92008500000000004" table:style-name="ce1">
            <text:p>0.920085</text:p>
          </table:table-cell>
          <table:table-cell office:value-type="float" office:value="0.99766200000000005" table:style-name="ce1">
            <text:p>0.997662</text:p>
          </table:table-cell>
          <table:table-cell office:value-type="float" office:value="1" table:style-name="ce1">
            <text:p>1</text:p>
          </table:table-cell>
          <table:table-cell office:value-type="float" office:value="0.93940599999999996" table:style-name="ce1">
            <text:p>0.939406</text:p>
          </table:table-cell>
          <table:table-cell office:value-type="float" office:value="0.95784899999999995" table:style-name="ce1">
            <text:p>0.957849</text:p>
          </table:table-cell>
          <table:table-cell office:value-type="float" office:value="0.97775500000000004" table:style-name="ce1">
            <text:p>0.977755</text:p>
          </table:table-cell>
          <table:table-cell office:value-type="float" office:value="0.91979200000000005" table:style-name="ce1">
            <text:p>0.919792</text:p>
          </table:table-cell>
          <table:table-cell office:value-type="float" office:value="1.04772" table:style-name="ce1">
            <text:p>1.04772</text:p>
          </table:table-cell>
          <table:table-cell office:value-type="float" office:value="1.70902" table:style-name="ce1">
            <text:p>1.70902</text:p>
          </table:table-cell>
          <table:table-cell office:value-type="float" office:value="1.55592" table:style-name="ce1">
            <text:p>1.55592</text:p>
          </table:table-cell>
          <table:table-cell office:value-type="float" office:value="1.69204" table:style-name="ce1">
            <text:p>1.69204</text:p>
          </table:table-cell>
          <table:table-cell office:value-type="float" office:value="4.1320399999999999" table:style-name="ce1">
            <text:p>4.13204</text:p>
          </table:table-cell>
          <table:table-cell table:style-name="ce1"/>
          <table:table-cell office:value-type="float" office:value="1.1042089999999998" table:formula="of:=AVERAGE([.C3:.AE3])" table:style-name="ce1">
            <text:p>1.10420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84632" table:style-name="ce1">
            <text:p>2.84632</text:p>
          </table:table-cell>
          <table:table-cell office:value-type="float" office:value="1.75498" table:style-name="ce1">
            <text:p>1.75498</text:p>
          </table:table-cell>
          <table:table-cell office:value-type="float" office:value="1.7945" table:style-name="ce1">
            <text:p>1.7945</text:p>
          </table:table-cell>
          <table:table-cell office:value-type="float" office:value="1.5202100000000001" table:style-name="ce1">
            <text:p>1.52021</text:p>
          </table:table-cell>
          <table:table-cell office:value-type="float" office:value="1.9075" table:style-name="ce1">
            <text:p>1.9075</text:p>
          </table:table-cell>
          <table:table-cell office:value-type="float" office:value="1.4900500000000001" table:style-name="ce1">
            <text:p>1.49005</text:p>
          </table:table-cell>
          <table:table-cell office:value-type="float" office:value="1.7207300000000001" table:style-name="ce1">
            <text:p>1.72073</text:p>
          </table:table-cell>
          <table:table-cell office:value-type="float" office:value="1.75176" table:style-name="ce1">
            <text:p>1.75176</text:p>
          </table:table-cell>
          <table:table-cell office:value-type="float" office:value="1.58958" table:style-name="ce1">
            <text:p>1.58958</text:p>
          </table:table-cell>
          <table:table-cell office:value-type="float" office:value="1.8363700000000001" table:style-name="ce1">
            <text:p>1.83637</text:p>
          </table:table-cell>
          <table:table-cell office:value-type="float" office:value="1.7877700000000001" table:style-name="ce1">
            <text:p>1.78777</text:p>
          </table:table-cell>
          <table:table-cell office:value-type="float" office:value="1.8006500000000001" table:style-name="ce1">
            <text:p>1.80065</text:p>
          </table:table-cell>
          <table:table-cell office:value-type="float" office:value="1.9490700000000001" table:style-name="ce1">
            <text:p>1.94907</text:p>
          </table:table-cell>
          <table:table-cell office:value-type="float" office:value="1.61066" table:style-name="ce1">
            <text:p>1.61066</text:p>
          </table:table-cell>
          <table:table-cell office:value-type="float" office:value="1.5044" table:style-name="ce1">
            <text:p>1.5044</text:p>
          </table:table-cell>
          <table:table-cell office:value-type="float" office:value="1.6940900000000001" table:style-name="ce1">
            <text:p>1.69409</text:p>
          </table:table-cell>
          <table:table-cell office:value-type="float" office:value="1.63408" table:style-name="ce1">
            <text:p>1.63408</text:p>
          </table:table-cell>
          <table:table-cell office:value-type="float" office:value="1.952" table:style-name="ce1">
            <text:p>1.952</text:p>
          </table:table-cell>
          <table:table-cell office:value-type="float" office:value="1.67038" table:style-name="ce1">
            <text:p>1.67038</text:p>
          </table:table-cell>
          <table:table-cell office:value-type="float" office:value="1.8149900000000001" table:style-name="ce1">
            <text:p>1.81499</text:p>
          </table:table-cell>
          <table:table-cell office:value-type="float" office:value="1.4962" table:style-name="ce1">
            <text:p>1.4962</text:p>
          </table:table-cell>
          <table:table-cell office:value-type="float" office:value="1.49444" table:style-name="ce1">
            <text:p>1.49444</text:p>
          </table:table-cell>
          <table:table-cell office:value-type="float" office:value="1.5046900000000001" table:style-name="ce1">
            <text:p>1.50469</text:p>
          </table:table-cell>
          <table:table-cell office:value-type="float" office:value="1.5980700000000001" table:style-name="ce1">
            <text:p>1.59807</text:p>
          </table:table-cell>
          <table:table-cell office:value-type="float" office:value="1.5910500000000001" table:style-name="ce1">
            <text:p>1.59105</text:p>
          </table:table-cell>
          <table:table-cell office:value-type="float" office:value="1.47132" table:style-name="ce1">
            <text:p>1.47132</text:p>
          </table:table-cell>
          <table:table-cell office:value-type="float" office:value="1.56412" table:style-name="ce1">
            <text:p>1.56412</text:p>
          </table:table-cell>
          <table:table-cell office:value-type="float" office:value="1.77372" table:style-name="ce1">
            <text:p>1.77372</text:p>
          </table:table-cell>
          <table:table-cell office:value-type="float" office:value="1.7119500000000001" table:style-name="ce1">
            <text:p>1.71195</text:p>
          </table:table-cell>
          <table:table-cell office:value-type="float" office:value="1.9932700000000001" table:style-name="ce1">
            <text:p>1.99327</text:p>
          </table:table-cell>
          <table:table-cell table:style-name="ce1"/>
          <table:table-cell office:value-type="float" office:value="1.6890551724137932" table:formula="of:=AVERAGE([.C4:.AE4])" table:style-name="ce1">
            <text:p>1.68905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.7696300000000003" table:style-name="ce1">
            <text:p>4.76963</text:p>
          </table:table-cell>
          <table:table-cell office:value-type="float" office:value="3.9596200000000001" table:style-name="ce1">
            <text:p>3.95962</text:p>
          </table:table-cell>
          <table:table-cell office:value-type="float" office:value="4.0644200000000001" table:style-name="ce1">
            <text:p>4.06442</text:p>
          </table:table-cell>
          <table:table-cell office:value-type="float" office:value="4.51729" table:style-name="ce1">
            <text:p>4.51729</text:p>
          </table:table-cell>
          <table:table-cell office:value-type="float" office:value="4.4042899999999996" table:style-name="ce1">
            <text:p>4.40429</text:p>
          </table:table-cell>
          <table:table-cell office:value-type="float" office:value="4.2447400000000002" table:style-name="ce1">
            <text:p>4.24474</text:p>
          </table:table-cell>
          <table:table-cell office:value-type="float" office:value="4.3009500000000003" table:style-name="ce1">
            <text:p>4.30095</text:p>
          </table:table-cell>
          <table:table-cell office:value-type="float" office:value="3.83169" table:style-name="ce1">
            <text:p>3.83169</text:p>
          </table:table-cell>
          <table:table-cell office:value-type="float" office:value="4.4859600000000004" table:style-name="ce1">
            <text:p>4.48596</text:p>
          </table:table-cell>
          <table:table-cell office:value-type="float" office:value="4.2634800000000004" table:style-name="ce1">
            <text:p>4.26348</text:p>
          </table:table-cell>
          <table:table-cell office:value-type="float" office:value="4.4148300000000003" table:style-name="ce1">
            <text:p>4.41483</text:p>
          </table:table-cell>
          <table:table-cell office:value-type="float" office:value="6.1139000000000001" table:style-name="ce1">
            <text:p>6.1139</text:p>
          </table:table-cell>
          <table:table-cell office:value-type="float" office:value="5.1554599999999997" table:style-name="ce1">
            <text:p>5.15546</text:p>
          </table:table-cell>
          <table:table-cell office:value-type="float" office:value="5.1785899999999998" table:style-name="ce1">
            <text:p>5.17859</text:p>
          </table:table-cell>
          <table:table-cell office:value-type="float" office:value="5.0828600000000002" table:style-name="ce1">
            <text:p>5.08286</text:p>
          </table:table-cell>
          <table:table-cell office:value-type="float" office:value="4.9956300000000002" table:style-name="ce1">
            <text:p>4.99563</text:p>
          </table:table-cell>
          <table:table-cell office:value-type="float" office:value="5.03925" table:style-name="ce1">
            <text:p>5.03925</text:p>
          </table:table-cell>
          <table:table-cell office:value-type="float" office:value="6.4906600000000001" table:style-name="ce1">
            <text:p>6.49066</text:p>
          </table:table-cell>
          <table:table-cell office:value-type="float" office:value="5.4962099999999996" table:style-name="ce1">
            <text:p>5.49621</text:p>
          </table:table-cell>
          <table:table-cell office:value-type="float" office:value="5.1296999999999997" table:style-name="ce1">
            <text:p>5.1297</text:p>
          </table:table-cell>
          <table:table-cell office:value-type="float" office:value="5.0676399999999999" table:style-name="ce1">
            <text:p>5.06764</text:p>
          </table:table-cell>
          <table:table-cell office:value-type="float" office:value="5.0948700000000002" table:style-name="ce1">
            <text:p>5.09487</text:p>
          </table:table-cell>
          <table:table-cell office:value-type="float" office:value="6.6314599999999997" table:style-name="ce1">
            <text:p>6.63146</text:p>
          </table:table-cell>
          <table:table-cell office:value-type="float" office:value="6.29481" table:style-name="ce1">
            <text:p>6.29481</text:p>
          </table:table-cell>
          <table:table-cell office:value-type="float" office:value="6.3114999999999997" table:style-name="ce1">
            <text:p>6.3115</text:p>
          </table:table-cell>
          <table:table-cell office:value-type="float" office:value="5.4663500000000003" table:style-name="ce1">
            <text:p>5.46635</text:p>
          </table:table-cell>
          <table:table-cell office:value-type="float" office:value="5.01553" table:style-name="ce1">
            <text:p>5.01553</text:p>
          </table:table-cell>
          <table:table-cell office:value-type="float" office:value="5.1431699999999996" table:style-name="ce1">
            <text:p>5.14317</text:p>
          </table:table-cell>
          <table:table-cell office:value-type="float" office:value="4.9880199999999997" table:style-name="ce1">
            <text:p>4.98802</text:p>
          </table:table-cell>
          <table:table-cell office:value-type="float" office:value="5.1469699999999996" table:style-name="ce1">
            <text:p>5.14697</text:p>
          </table:table-cell>
          <table:table-cell table:style-name="ce1"/>
          <table:table-cell office:value-type="float" office:value="5.045856896551725" table:formula="of:=AVERAGE([.C5:.AE5])" table:style-name="ce1">
            <text:p>5.04585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.72837" table:style-name="ce1">
            <text:p>9.72837</text:p>
          </table:table-cell>
          <table:table-cell office:value-type="float" office:value="7.4818800000000003" table:style-name="ce1">
            <text:p>7.48188</text:p>
          </table:table-cell>
          <table:table-cell office:value-type="float" office:value="8.3697599999999994" table:style-name="ce1">
            <text:p>8.36976</text:p>
          </table:table-cell>
          <table:table-cell office:value-type="float" office:value="8.0954599999999992" table:style-name="ce1">
            <text:p>8.09546</text:p>
          </table:table-cell>
          <table:table-cell office:value-type="float" office:value="7.7204600000000001" table:style-name="ce1">
            <text:p>7.72046</text:p>
          </table:table-cell>
          <table:table-cell office:value-type="float" office:value="7.4124999999999996" table:style-name="ce1">
            <text:p>7.4125</text:p>
          </table:table-cell>
          <table:table-cell office:value-type="float" office:value="7.9836299999999998" table:style-name="ce1">
            <text:p>7.98363</text:p>
          </table:table-cell>
          <table:table-cell office:value-type="float" office:value="8.4335799999999992" table:style-name="ce1">
            <text:p>8.43358</text:p>
          </table:table-cell>
          <table:table-cell office:value-type="float" office:value="8.2851599999999994" table:style-name="ce1">
            <text:p>8.28516</text:p>
          </table:table-cell>
          <table:table-cell office:value-type="float" office:value="8.5799500000000002" table:style-name="ce1">
            <text:p>8.57995</text:p>
          </table:table-cell>
          <table:table-cell office:value-type="float" office:value="10.8209" table:style-name="ce1">
            <text:p>10.8209</text:p>
          </table:table-cell>
          <table:table-cell office:value-type="float" office:value="9.3870400000000007" table:style-name="ce1">
            <text:p>9.38704</text:p>
          </table:table-cell>
          <table:table-cell office:value-type="float" office:value="9.0597499999999993" table:style-name="ce1">
            <text:p>9.05975</text:p>
          </table:table-cell>
          <table:table-cell office:value-type="float" office:value="8.5729199999999999" table:style-name="ce1">
            <text:p>8.57292</text:p>
          </table:table-cell>
          <table:table-cell office:value-type="float" office:value="7.9499700000000004" table:style-name="ce1">
            <text:p>7.94997</text:p>
          </table:table-cell>
          <table:table-cell office:value-type="float" office:value="7.6791799999999997" table:style-name="ce1">
            <text:p>7.67918</text:p>
          </table:table-cell>
          <table:table-cell office:value-type="float" office:value="7.2749100000000002" table:style-name="ce1">
            <text:p>7.27491</text:p>
          </table:table-cell>
          <table:table-cell office:value-type="float" office:value="7.8492699999999997" table:style-name="ce1">
            <text:p>7.84927</text:p>
          </table:table-cell>
          <table:table-cell office:value-type="float" office:value="6.8820499999999996" table:style-name="ce1">
            <text:p>6.88205</text:p>
          </table:table-cell>
          <table:table-cell office:value-type="float" office:value="6.9789500000000002" table:style-name="ce1">
            <text:p>6.97895</text:p>
          </table:table-cell>
          <table:table-cell office:value-type="float" office:value="7.8618499999999996" table:style-name="ce1">
            <text:p>7.86185</text:p>
          </table:table-cell>
          <table:table-cell office:value-type="float" office:value="6.6551799999999997" table:style-name="ce1">
            <text:p>6.65518</text:p>
          </table:table-cell>
          <table:table-cell office:value-type="float" office:value="7.5910700000000002" table:style-name="ce1">
            <text:p>7.59107</text:p>
          </table:table-cell>
          <table:table-cell office:value-type="float" office:value="7.5231500000000002" table:style-name="ce1">
            <text:p>7.52315</text:p>
          </table:table-cell>
          <table:table-cell office:value-type="float" office:value="6.7356800000000003" table:style-name="ce1">
            <text:p>6.73568</text:p>
          </table:table-cell>
          <table:table-cell office:value-type="float" office:value="6.8328699999999998" table:style-name="ce1">
            <text:p>6.83287</text:p>
          </table:table-cell>
          <table:table-cell office:value-type="float" office:value="6.6914699999999998" table:style-name="ce1">
            <text:p>6.69147</text:p>
          </table:table-cell>
          <table:table-cell office:value-type="float" office:value="6.6703999999999999" table:style-name="ce1">
            <text:p>6.6704</text:p>
          </table:table-cell>
          <table:table-cell office:value-type="float" office:value="7.0682299999999998" table:style-name="ce1">
            <text:p>7.06823</text:p>
          </table:table-cell>
          <table:table-cell office:value-type="float" office:value="7.1490299999999998" table:style-name="ce1">
            <text:p>7.14903</text:p>
          </table:table-cell>
          <table:table-cell table:style-name="ce1"/>
          <table:table-cell office:value-type="float" office:value="7.7791810344827583" table:formula="of:=AVERAGE([.C6:.AE6])" table:style-name="ce1">
            <text:p>7.77918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5.4643" table:style-name="ce1">
            <text:p>15.4643</text:p>
          </table:table-cell>
          <table:table-cell office:value-type="float" office:value="13.4412" table:style-name="ce1">
            <text:p>13.4412</text:p>
          </table:table-cell>
          <table:table-cell office:value-type="float" office:value="14.472200000000001" table:style-name="ce1">
            <text:p>14.4722</text:p>
          </table:table-cell>
          <table:table-cell office:value-type="float" office:value="12.882400000000001" table:style-name="ce1">
            <text:p>12.8824</text:p>
          </table:table-cell>
          <table:table-cell office:value-type="float" office:value="13.959099999999999" table:style-name="ce1">
            <text:p>13.9591</text:p>
          </table:table-cell>
          <table:table-cell office:value-type="float" office:value="13.0905" table:style-name="ce1">
            <text:p>13.0905</text:p>
          </table:table-cell>
          <table:table-cell office:value-type="float" office:value="13.634399999999999" table:style-name="ce1">
            <text:p>13.6344</text:p>
          </table:table-cell>
          <table:table-cell office:value-type="float" office:value="13.2966" table:style-name="ce1">
            <text:p>13.2966</text:p>
          </table:table-cell>
          <table:table-cell office:value-type="float" office:value="13.6212" table:style-name="ce1">
            <text:p>13.6212</text:p>
          </table:table-cell>
          <table:table-cell office:value-type="float" office:value="12.7799" table:style-name="ce1">
            <text:p>12.7799</text:p>
          </table:table-cell>
          <table:table-cell office:value-type="float" office:value="12.631500000000001" table:style-name="ce1">
            <text:p>12.6315</text:p>
          </table:table-cell>
          <table:table-cell office:value-type="float" office:value="13.527900000000001" table:style-name="ce1">
            <text:p>13.5279</text:p>
          </table:table-cell>
          <table:table-cell office:value-type="float" office:value="13.416" table:style-name="ce1">
            <text:p>13.416</text:p>
          </table:table-cell>
          <table:table-cell office:value-type="float" office:value="13.674799999999999" table:style-name="ce1">
            <text:p>13.6748</text:p>
          </table:table-cell>
          <table:table-cell office:value-type="float" office:value="13.3317" table:style-name="ce1">
            <text:p>13.3317</text:p>
          </table:table-cell>
          <table:table-cell office:value-type="float" office:value="14.4087" table:style-name="ce1">
            <text:p>14.4087</text:p>
          </table:table-cell>
          <table:table-cell office:value-type="float" office:value="14.5162" table:style-name="ce1">
            <text:p>14.5162</text:p>
          </table:table-cell>
          <table:table-cell office:value-type="float" office:value="15.4831" table:style-name="ce1">
            <text:p>15.4831</text:p>
          </table:table-cell>
          <table:table-cell office:value-type="float" office:value="16.6037" table:style-name="ce1">
            <text:p>16.6037</text:p>
          </table:table-cell>
          <table:table-cell office:value-type="float" office:value="16.0352" table:style-name="ce1">
            <text:p>16.0352</text:p>
          </table:table-cell>
          <table:table-cell office:value-type="float" office:value="17.112500000000001" table:style-name="ce1">
            <text:p>17.1125</text:p>
          </table:table-cell>
          <table:table-cell office:value-type="float" office:value="16.433900000000001" table:style-name="ce1">
            <text:p>16.4339</text:p>
          </table:table-cell>
          <table:table-cell office:value-type="float" office:value="16.3124" table:style-name="ce1">
            <text:p>16.3124</text:p>
          </table:table-cell>
          <table:table-cell office:value-type="float" office:value="16.458500000000001" table:style-name="ce1">
            <text:p>16.4585</text:p>
          </table:table-cell>
          <table:table-cell office:value-type="float" office:value="16.7182" table:style-name="ce1">
            <text:p>16.7182</text:p>
          </table:table-cell>
          <table:table-cell office:value-type="float" office:value="15.9564" table:style-name="ce1">
            <text:p>15.9564</text:p>
          </table:table-cell>
          <table:table-cell office:value-type="float" office:value="18.0367" table:style-name="ce1">
            <text:p>18.0367</text:p>
          </table:table-cell>
          <table:table-cell office:value-type="float" office:value="16.626799999999999" table:style-name="ce1">
            <text:p>16.6268</text:p>
          </table:table-cell>
          <table:table-cell office:value-type="float" office:value="16.454999999999998" table:style-name="ce1">
            <text:p>16.455</text:p>
          </table:table-cell>
          <table:table-cell office:value-type="float" office:value="17.1005" table:style-name="ce1">
            <text:p>17.1005</text:p>
          </table:table-cell>
          <table:table-cell table:style-name="ce1"/>
          <table:table-cell office:value-type="float" office:value="14.897144827586208" table:formula="of:=AVERAGE([.C7:.AE7])" table:style-name="ce1">
            <text:p>14.8971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4.252700000000001" table:style-name="ce1">
            <text:p>24.2527</text:p>
          </table:table-cell>
          <table:table-cell office:value-type="float" office:value="23.065899999999999" table:style-name="ce1">
            <text:p>23.0659</text:p>
          </table:table-cell>
          <table:table-cell office:value-type="float" office:value="25.200299999999999" table:style-name="ce1">
            <text:p>25.2003</text:p>
          </table:table-cell>
          <table:table-cell office:value-type="float" office:value="23.5411" table:style-name="ce1">
            <text:p>23.5411</text:p>
          </table:table-cell>
          <table:table-cell office:value-type="float" office:value="23.825900000000001" table:style-name="ce1">
            <text:p>23.8259</text:p>
          </table:table-cell>
          <table:table-cell office:value-type="float" office:value="22.632100000000001" table:style-name="ce1">
            <text:p>22.6321</text:p>
          </table:table-cell>
          <table:table-cell office:value-type="float" office:value="23.886800000000001" table:style-name="ce1">
            <text:p>23.8868</text:p>
          </table:table-cell>
          <table:table-cell office:value-type="float" office:value="24.2334" table:style-name="ce1">
            <text:p>24.2334</text:p>
          </table:table-cell>
          <table:table-cell office:value-type="float" office:value="22.474900000000002" table:style-name="ce1">
            <text:p>22.4749</text:p>
          </table:table-cell>
          <table:table-cell office:value-type="float" office:value="23.222300000000001" table:style-name="ce1">
            <text:p>23.2223</text:p>
          </table:table-cell>
          <table:table-cell office:value-type="float" office:value="27.420500000000001" table:style-name="ce1">
            <text:p>27.4205</text:p>
          </table:table-cell>
          <table:table-cell office:value-type="float" office:value="28.105499999999999" table:style-name="ce1">
            <text:p>28.1055</text:p>
          </table:table-cell>
          <table:table-cell office:value-type="float" office:value="24.854900000000001" table:style-name="ce1">
            <text:p>24.8549</text:p>
          </table:table-cell>
          <table:table-cell office:value-type="float" office:value="27.036999999999999" table:style-name="ce1">
            <text:p>27.037</text:p>
          </table:table-cell>
          <table:table-cell office:value-type="float" office:value="27.425999999999998" table:style-name="ce1">
            <text:p>27.426</text:p>
          </table:table-cell>
          <table:table-cell office:value-type="float" office:value="24.924600000000002" table:style-name="ce1">
            <text:p>24.9246</text:p>
          </table:table-cell>
          <table:table-cell office:value-type="float" office:value="26.285499999999999" table:style-name="ce1">
            <text:p>26.2855</text:p>
          </table:table-cell>
          <table:table-cell office:value-type="float" office:value="27.061599999999999" table:style-name="ce1">
            <text:p>27.0616</text:p>
          </table:table-cell>
          <table:table-cell office:value-type="float" office:value="25.380400000000002" table:style-name="ce1">
            <text:p>25.3804</text:p>
          </table:table-cell>
          <table:table-cell office:value-type="float" office:value="26.71" table:style-name="ce1">
            <text:p>26.71</text:p>
          </table:table-cell>
          <table:table-cell office:value-type="float" office:value="28.113700000000001" table:style-name="ce1">
            <text:p>28.1137</text:p>
          </table:table-cell>
          <table:table-cell office:value-type="float" office:value="26.323899999999998" table:style-name="ce1">
            <text:p>26.3239</text:p>
          </table:table-cell>
          <table:table-cell office:value-type="float" office:value="25.3262" table:style-name="ce1">
            <text:p>25.3262</text:p>
          </table:table-cell>
          <table:table-cell office:value-type="float" office:value="26.706499999999998" table:style-name="ce1">
            <text:p>26.7065</text:p>
          </table:table-cell>
          <table:table-cell office:value-type="float" office:value="27.475200000000001" table:style-name="ce1">
            <text:p>27.4752</text:p>
          </table:table-cell>
          <table:table-cell office:value-type="float" office:value="27.0062" table:style-name="ce1">
            <text:p>27.0062</text:p>
          </table:table-cell>
          <table:table-cell office:value-type="float" office:value="25.6157" table:style-name="ce1">
            <text:p>25.6157</text:p>
          </table:table-cell>
          <table:table-cell office:value-type="float" office:value="26.7788" table:style-name="ce1">
            <text:p>26.7788</text:p>
          </table:table-cell>
          <table:table-cell office:value-type="float" office:value="25.160799999999998" table:style-name="ce1">
            <text:p>25.1608</text:p>
          </table:table-cell>
          <table:table-cell office:value-type="float" office:value="24.616599999999998" table:style-name="ce1">
            <text:p>24.6166</text:p>
          </table:table-cell>
          <table:table-cell table:style-name="ce1"/>
          <table:table-cell office:value-type="float" office:value="25.531458620689651" table:formula="of:=AVERAGE([.C8:.AE8])" table:style-name="ce1">
            <text:p>25.5314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6.8461" table:style-name="ce1">
            <text:p>36.8461</text:p>
          </table:table-cell>
          <table:table-cell office:value-type="float" office:value="33.605499999999999" table:style-name="ce1">
            <text:p>33.6055</text:p>
          </table:table-cell>
          <table:table-cell office:value-type="float" office:value="35.220300000000002" table:style-name="ce1">
            <text:p>35.2203</text:p>
          </table:table-cell>
          <table:table-cell office:value-type="float" office:value="34.607599999999998" table:style-name="ce1">
            <text:p>34.6076</text:p>
          </table:table-cell>
          <table:table-cell office:value-type="float" office:value="34.388300000000001" table:style-name="ce1">
            <text:p>34.3883</text:p>
          </table:table-cell>
          <table:table-cell office:value-type="float" office:value="35.286099999999998" table:style-name="ce1">
            <text:p>35.2861</text:p>
          </table:table-cell>
          <table:table-cell office:value-type="float" office:value="34.866900000000001" table:style-name="ce1">
            <text:p>34.8669</text:p>
          </table:table-cell>
          <table:table-cell office:value-type="float" office:value="37.395600000000002" table:style-name="ce1">
            <text:p>37.3956</text:p>
          </table:table-cell>
          <table:table-cell office:value-type="float" office:value="37.719700000000003" table:style-name="ce1">
            <text:p>37.7197</text:p>
          </table:table-cell>
          <table:table-cell office:value-type="float" office:value="36.156700000000001" table:style-name="ce1">
            <text:p>36.1567</text:p>
          </table:table-cell>
          <table:table-cell office:value-type="float" office:value="39.259799999999998" table:style-name="ce1">
            <text:p>39.2598</text:p>
          </table:table-cell>
          <table:table-cell office:value-type="float" office:value="39.1008" table:style-name="ce1">
            <text:p>39.1008</text:p>
          </table:table-cell>
          <table:table-cell office:value-type="float" office:value="39.764800000000001" table:style-name="ce1">
            <text:p>39.7648</text:p>
          </table:table-cell>
          <table:table-cell office:value-type="float" office:value="41.106099999999998" table:style-name="ce1">
            <text:p>41.1061</text:p>
          </table:table-cell>
          <table:table-cell office:value-type="float" office:value="39.506900000000002" table:style-name="ce1">
            <text:p>39.5069</text:p>
          </table:table-cell>
          <table:table-cell office:value-type="float" office:value="39.228499999999997" table:style-name="ce1">
            <text:p>39.2285</text:p>
          </table:table-cell>
          <table:table-cell office:value-type="float" office:value="42.293799999999997" table:style-name="ce1">
            <text:p>42.2938</text:p>
          </table:table-cell>
          <table:table-cell office:value-type="float" office:value="40.360199999999999" table:style-name="ce1">
            <text:p>40.3602</text:p>
          </table:table-cell>
          <table:table-cell office:value-type="float" office:value="39.382199999999997" table:style-name="ce1">
            <text:p>39.3822</text:p>
          </table:table-cell>
          <table:table-cell office:value-type="float" office:value="39.042900000000003" table:style-name="ce1">
            <text:p>39.0429</text:p>
          </table:table-cell>
          <table:table-cell office:value-type="float" office:value="39.085299999999997" table:style-name="ce1">
            <text:p>39.0853</text:p>
          </table:table-cell>
          <table:table-cell office:value-type="float" office:value="41.982300000000002" table:style-name="ce1">
            <text:p>41.9823</text:p>
          </table:table-cell>
          <table:table-cell office:value-type="float" office:value="39.393900000000002" table:style-name="ce1">
            <text:p>39.3939</text:p>
          </table:table-cell>
          <table:table-cell office:value-type="float" office:value="40.709200000000003" table:style-name="ce1">
            <text:p>40.7092</text:p>
          </table:table-cell>
          <table:table-cell office:value-type="float" office:value="39.302500000000002" table:style-name="ce1">
            <text:p>39.3025</text:p>
          </table:table-cell>
          <table:table-cell office:value-type="float" office:value="40.563400000000001" table:style-name="ce1">
            <text:p>40.5634</text:p>
          </table:table-cell>
          <table:table-cell office:value-type="float" office:value="39.316600000000001" table:style-name="ce1">
            <text:p>39.3166</text:p>
          </table:table-cell>
          <table:table-cell office:value-type="float" office:value="40.332099999999997" table:style-name="ce1">
            <text:p>40.3321</text:p>
          </table:table-cell>
          <table:table-cell office:value-type="float" office:value="40.107900000000001" table:style-name="ce1">
            <text:p>40.1079</text:p>
          </table:table-cell>
          <table:table-cell office:value-type="float" office:value="39.131900000000002" table:style-name="ce1">
            <text:p>39.1319</text:p>
          </table:table-cell>
          <table:table-cell table:style-name="ce1"/>
          <table:table-cell office:value-type="float" office:value="38.559234482758626" table:formula="of:=AVERAGE([.C9:.AE9])" table:style-name="ce1">
            <text:p>38.5592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0.245199999999997" table:style-name="ce1">
            <text:p>50.2452</text:p>
          </table:table-cell>
          <table:table-cell office:value-type="float" office:value="48.035899999999998" table:style-name="ce1">
            <text:p>48.0359</text:p>
          </table:table-cell>
          <table:table-cell office:value-type="float" office:value="49.261000000000003" table:style-name="ce1">
            <text:p>49.261</text:p>
          </table:table-cell>
          <table:table-cell office:value-type="float" office:value="51.624899999999997" table:style-name="ce1">
            <text:p>51.6249</text:p>
          </table:table-cell>
          <table:table-cell office:value-type="float" office:value="50.907400000000003" table:style-name="ce1">
            <text:p>50.9074</text:p>
          </table:table-cell>
          <table:table-cell office:value-type="float" office:value="50.323700000000002" table:style-name="ce1">
            <text:p>50.3237</text:p>
          </table:table-cell>
          <table:table-cell office:value-type="float" office:value="53.655299999999997" table:style-name="ce1">
            <text:p>53.6553</text:p>
          </table:table-cell>
          <table:table-cell office:value-type="float" office:value="56.866999999999997" table:style-name="ce1">
            <text:p>56.867</text:p>
          </table:table-cell>
          <table:table-cell office:value-type="float" office:value="50.510100000000001" table:style-name="ce1">
            <text:p>50.5101</text:p>
          </table:table-cell>
          <table:table-cell office:value-type="float" office:value="51.838900000000002" table:style-name="ce1">
            <text:p>51.8389</text:p>
          </table:table-cell>
          <table:table-cell office:value-type="float" office:value="58.178800000000003" table:style-name="ce1">
            <text:p>58.1788</text:p>
          </table:table-cell>
          <table:table-cell office:value-type="float" office:value="58.148000000000003" table:style-name="ce1">
            <text:p>58.148</text:p>
          </table:table-cell>
          <table:table-cell office:value-type="float" office:value="54.628399999999999" table:style-name="ce1">
            <text:p>54.6284</text:p>
          </table:table-cell>
          <table:table-cell office:value-type="float" office:value="51.352899999999998" table:style-name="ce1">
            <text:p>51.3529</text:p>
          </table:table-cell>
          <table:table-cell office:value-type="float" office:value="53.426699999999997" table:style-name="ce1">
            <text:p>53.4267</text:p>
          </table:table-cell>
          <table:table-cell office:value-type="float" office:value="50.010100000000001" table:style-name="ce1">
            <text:p>50.0101</text:p>
          </table:table-cell>
          <table:table-cell office:value-type="float" office:value="50.457099999999997" table:style-name="ce1">
            <text:p>50.4571</text:p>
          </table:table-cell>
          <table:table-cell office:value-type="float" office:value="50.319299999999998" table:style-name="ce1">
            <text:p>50.3193</text:p>
          </table:table-cell>
          <table:table-cell office:value-type="float" office:value="50.703600000000002" table:style-name="ce1">
            <text:p>50.7036</text:p>
          </table:table-cell>
          <table:table-cell office:value-type="float" office:value="53.514499999999998" table:style-name="ce1">
            <text:p>53.5145</text:p>
          </table:table-cell>
          <table:table-cell office:value-type="float" office:value="56.090899999999998" table:style-name="ce1">
            <text:p>56.0909</text:p>
          </table:table-cell>
          <table:table-cell office:value-type="float" office:value="52.218899999999998" table:style-name="ce1">
            <text:p>52.2189</text:p>
          </table:table-cell>
          <table:table-cell office:value-type="float" office:value="50.906500000000001" table:style-name="ce1">
            <text:p>50.9065</text:p>
          </table:table-cell>
          <table:table-cell office:value-type="float" office:value="54.600299999999997" table:style-name="ce1">
            <text:p>54.6003</text:p>
          </table:table-cell>
          <table:table-cell office:value-type="float" office:value="54.881300000000003" table:style-name="ce1">
            <text:p>54.8813</text:p>
          </table:table-cell>
          <table:table-cell office:value-type="float" office:value="51.706899999999997" table:style-name="ce1">
            <text:p>51.7069</text:p>
          </table:table-cell>
          <table:table-cell office:value-type="float" office:value="55.848300000000002" table:style-name="ce1">
            <text:p>55.8483</text:p>
          </table:table-cell>
          <table:table-cell office:value-type="float" office:value="54.646900000000002" table:style-name="ce1">
            <text:p>54.6469</text:p>
          </table:table-cell>
          <table:table-cell office:value-type="float" office:value="52.398000000000003" table:style-name="ce1">
            <text:p>52.398</text:p>
          </table:table-cell>
          <table:table-cell office:value-type="float" office:value="54.739899999999999" table:style-name="ce1">
            <text:p>54.7399</text:p>
          </table:table-cell>
          <table:table-cell table:style-name="ce1"/>
          <table:table-cell office:value-type="float" office:value="52.820741379310356" table:formula="of:=AVERAGE([.C10:.AE10])" table:style-name="ce1">
            <text:p>52.8207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3.685900000000004" table:style-name="ce1">
            <text:p>73.6859</text:p>
          </table:table-cell>
          <table:table-cell office:value-type="float" office:value="68.253200000000007" table:style-name="ce1">
            <text:p>68.2532</text:p>
          </table:table-cell>
          <table:table-cell office:value-type="float" office:value="69.078100000000006" table:style-name="ce1">
            <text:p>69.0781</text:p>
          </table:table-cell>
          <table:table-cell office:value-type="float" office:value="68.951099999999997" table:style-name="ce1">
            <text:p>68.9511</text:p>
          </table:table-cell>
          <table:table-cell office:value-type="float" office:value="65.757800000000003" table:style-name="ce1">
            <text:p>65.7578</text:p>
          </table:table-cell>
          <table:table-cell office:value-type="float" office:value="66.697199999999995" table:style-name="ce1">
            <text:p>66.6972</text:p>
          </table:table-cell>
          <table:table-cell office:value-type="float" office:value="66.916499999999999" table:style-name="ce1">
            <text:p>66.9165</text:p>
          </table:table-cell>
          <table:table-cell office:value-type="float" office:value="72.113" table:style-name="ce1">
            <text:p>72.113</text:p>
          </table:table-cell>
          <table:table-cell office:value-type="float" office:value="68.759900000000002" table:style-name="ce1">
            <text:p>68.7599</text:p>
          </table:table-cell>
          <table:table-cell office:value-type="float" office:value="68.883099999999999" table:style-name="ce1">
            <text:p>68.8831</text:p>
          </table:table-cell>
          <table:table-cell office:value-type="float" office:value="71.015500000000003" table:style-name="ce1">
            <text:p>71.0155</text:p>
          </table:table-cell>
          <table:table-cell office:value-type="float" office:value="71.650700000000001" table:style-name="ce1">
            <text:p>71.6507</text:p>
          </table:table-cell>
          <table:table-cell office:value-type="float" office:value="73.383200000000002" table:style-name="ce1">
            <text:p>73.3832</text:p>
          </table:table-cell>
          <table:table-cell office:value-type="float" office:value="77.222800000000007" table:style-name="ce1">
            <text:p>77.2228</text:p>
          </table:table-cell>
          <table:table-cell office:value-type="float" office:value="74.707499999999996" table:style-name="ce1">
            <text:p>74.7075</text:p>
          </table:table-cell>
          <table:table-cell office:value-type="float" office:value="77.615300000000005" table:style-name="ce1">
            <text:p>77.6153</text:p>
          </table:table-cell>
          <table:table-cell office:value-type="float" office:value="79.306200000000004" table:style-name="ce1">
            <text:p>79.3062</text:p>
          </table:table-cell>
          <table:table-cell office:value-type="float" office:value="79.5184" table:style-name="ce1">
            <text:p>79.5184</text:p>
          </table:table-cell>
          <table:table-cell office:value-type="float" office:value="79.433199999999999" table:style-name="ce1">
            <text:p>79.4332</text:p>
          </table:table-cell>
          <table:table-cell office:value-type="float" office:value="76.887" table:style-name="ce1">
            <text:p>76.887</text:p>
          </table:table-cell>
          <table:table-cell office:value-type="float" office:value="77.355400000000003" table:style-name="ce1">
            <text:p>77.3554</text:p>
          </table:table-cell>
          <table:table-cell office:value-type="float" office:value="78.826400000000007" table:style-name="ce1">
            <text:p>78.8264</text:p>
          </table:table-cell>
          <table:table-cell office:value-type="float" office:value="81.677400000000006" table:style-name="ce1">
            <text:p>81.6774</text:p>
          </table:table-cell>
          <table:table-cell office:value-type="float" office:value="74.704899999999995" table:style-name="ce1">
            <text:p>74.7049</text:p>
          </table:table-cell>
          <table:table-cell office:value-type="float" office:value="78.859200000000001" table:style-name="ce1">
            <text:p>78.8592</text:p>
          </table:table-cell>
          <table:table-cell office:value-type="float" office:value="91.999200000000002" table:style-name="ce1">
            <text:p>91.9992</text:p>
          </table:table-cell>
          <table:table-cell office:value-type="float" office:value="76.051500000000004" table:style-name="ce1">
            <text:p>76.0515</text:p>
          </table:table-cell>
          <table:table-cell office:value-type="float" office:value="85.728899999999996" table:style-name="ce1">
            <text:p>85.7289</text:p>
          </table:table-cell>
          <table:table-cell office:value-type="float" office:value="84.855099999999993" table:style-name="ce1">
            <text:p>84.8551</text:p>
          </table:table-cell>
          <table:table-cell office:value-type="float" office:value="77.196100000000001" table:style-name="ce1">
            <text:p>77.1961</text:p>
          </table:table-cell>
          <table:table-cell table:style-name="ce1"/>
          <table:table-cell office:value-type="float" office:value="75.289786206896551" table:formula="of:=AVERAGE([.C11:.AE11])" table:style-name="ce1">
            <text:p>75.28978621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5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41217999999999999" table:style-name="ce1">
            <text:p>0.41218</text:p>
          </table:table-cell>
          <table:table-cell office:value-type="float" office:value="0.38231999999999999" table:style-name="ce1">
            <text:p>0.38232</text:p>
          </table:table-cell>
          <table:table-cell office:value-type="float" office:value="0.38231999999999999" table:style-name="ce1">
            <text:p>0.38232</text:p>
          </table:table-cell>
          <table:table-cell office:value-type="float" office:value="0.38583299999999998" table:style-name="ce1">
            <text:p>0.385833</text:p>
          </table:table-cell>
          <table:table-cell office:value-type="float" office:value="0.39432200000000001" table:style-name="ce1">
            <text:p>0.394322</text:p>
          </table:table-cell>
          <table:table-cell office:value-type="float" office:value="0.40105499999999999" table:style-name="ce1">
            <text:p>0.401055</text:p>
          </table:table-cell>
          <table:table-cell office:value-type="float" office:value="0.40486100000000003" table:style-name="ce1">
            <text:p>0.404861</text:p>
          </table:table-cell>
          <table:table-cell office:value-type="float" office:value="0.40310400000000002" table:style-name="ce1">
            <text:p>0.403104</text:p>
          </table:table-cell>
          <table:table-cell office:value-type="float" office:value="0.53805800000000004" table:style-name="ce1">
            <text:p>0.538058</text:p>
          </table:table-cell>
          <table:table-cell office:value-type="float" office:value="0.49473200000000001" table:style-name="ce1">
            <text:p>0.494732</text:p>
          </table:table-cell>
          <table:table-cell office:value-type="float" office:value="0.62265999999999999" table:style-name="ce1">
            <text:p>0.62266</text:p>
          </table:table-cell>
          <table:table-cell office:value-type="float" office:value="0.49326900000000001" table:style-name="ce1">
            <text:p>0.493269</text:p>
          </table:table-cell>
          <table:table-cell office:value-type="float" office:value="0.60216899999999995" table:style-name="ce1">
            <text:p>0.602169</text:p>
          </table:table-cell>
          <table:table-cell office:value-type="float" office:value="0.63554100000000002" table:style-name="ce1">
            <text:p>0.635541</text:p>
          </table:table-cell>
          <table:table-cell office:value-type="float" office:value="0.482437" table:style-name="ce1">
            <text:p>0.482437</text:p>
          </table:table-cell>
          <table:table-cell office:value-type="float" office:value="0.64285999999999999" table:style-name="ce1">
            <text:p>0.64286</text:p>
          </table:table-cell>
          <table:table-cell office:value-type="float" office:value="0.48068100000000002" table:style-name="ce1">
            <text:p>0.480681</text:p>
          </table:table-cell>
          <table:table-cell office:value-type="float" office:value="0.48272999999999999" table:style-name="ce1">
            <text:p>0.48273</text:p>
          </table:table-cell>
          <table:table-cell office:value-type="float" office:value="0.46633599999999997" table:style-name="ce1">
            <text:p>0.466336</text:p>
          </table:table-cell>
          <table:table-cell office:value-type="float" office:value="0.52927599999999997" table:style-name="ce1">
            <text:p>0.529276</text:p>
          </table:table-cell>
          <table:table-cell office:value-type="float" office:value="0.497367" table:style-name="ce1">
            <text:p>0.497367</text:p>
          </table:table-cell>
          <table:table-cell office:value-type="float" office:value="0.555037" table:style-name="ce1">
            <text:p>0.555037</text:p>
          </table:table-cell>
          <table:table-cell office:value-type="float" office:value="0.49063499999999999" table:style-name="ce1">
            <text:p>0.490635</text:p>
          </table:table-cell>
          <table:table-cell office:value-type="float" office:value="0.48214499999999999" table:style-name="ce1">
            <text:p>0.482145</text:p>
          </table:table-cell>
          <table:table-cell office:value-type="float" office:value="0.61826999999999999" table:style-name="ce1">
            <text:p>0.61827</text:p>
          </table:table-cell>
          <table:table-cell office:value-type="float" office:value="0.49531799999999998" table:style-name="ce1">
            <text:p>0.495318</text:p>
          </table:table-cell>
          <table:table-cell office:value-type="float" office:value="0.47482600000000003" table:style-name="ce1">
            <text:p>0.474826</text:p>
          </table:table-cell>
          <table:table-cell office:value-type="float" office:value="0.57113700000000001" table:style-name="ce1">
            <text:p>0.571137</text:p>
          </table:table-cell>
          <table:table-cell office:value-type="float" office:value="0.55035400000000001" table:style-name="ce1">
            <text:p>0.550354</text:p>
          </table:table-cell>
          <table:table-cell office:value-type="float" office:value="0.597777" table:style-name="ce1">
            <text:p>0.597777</text:p>
          </table:table-cell>
          <table:table-cell table:style-name="ce1"/>
          <table:table-cell office:value-type="float" office:value="0.50198034482758613" table:formula="of:=AVERAGE([.C2:.AE2])" table:style-name="ce1">
            <text:p>0.50198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86739200000000005" table:style-name="ce1">
            <text:p>0.867392</text:p>
          </table:table-cell>
          <table:table-cell office:value-type="float" office:value="0.64812899999999996" table:style-name="ce1">
            <text:p>0.648129</text:p>
          </table:table-cell>
          <table:table-cell office:value-type="float" office:value="0.67330400000000001" table:style-name="ce1">
            <text:p>0.673304</text:p>
          </table:table-cell>
          <table:table-cell office:value-type="float" office:value="0.66276599999999997" table:style-name="ce1">
            <text:p>0.662766</text:p>
          </table:table-cell>
          <table:table-cell office:value-type="float" office:value="0.72980299999999998" table:style-name="ce1">
            <text:p>0.729803</text:p>
          </table:table-cell>
          <table:table-cell office:value-type="float" office:value="0.70960500000000004" table:style-name="ce1">
            <text:p>0.709605</text:p>
          </table:table-cell>
          <table:table-cell office:value-type="float" office:value="0.75322299999999998" table:style-name="ce1">
            <text:p>0.753223</text:p>
          </table:table-cell>
          <table:table-cell office:value-type="float" office:value="0.70521400000000001" table:style-name="ce1">
            <text:p>0.705214</text:p>
          </table:table-cell>
          <table:table-cell office:value-type="float" office:value="0.755857" table:style-name="ce1">
            <text:p>0.755857</text:p>
          </table:table-cell>
          <table:table-cell office:value-type="float" office:value="0.76668899999999995" table:style-name="ce1">
            <text:p>0.766689</text:p>
          </table:table-cell>
          <table:table-cell office:value-type="float" office:value="0.70726299999999998" table:style-name="ce1">
            <text:p>0.707263</text:p>
          </table:table-cell>
          <table:table-cell office:value-type="float" office:value="0.80855100000000002" table:style-name="ce1">
            <text:p>0.808551</text:p>
          </table:table-cell>
          <table:table-cell office:value-type="float" office:value="0.80767299999999997" table:style-name="ce1">
            <text:p>0.807673</text:p>
          </table:table-cell>
          <table:table-cell office:value-type="float" office:value="1.04596" table:style-name="ce1">
            <text:p>1.04596</text:p>
          </table:table-cell>
          <table:table-cell office:value-type="float" office:value="0.96106899999999995" table:style-name="ce1">
            <text:p>0.961069</text:p>
          </table:table-cell>
          <table:table-cell office:value-type="float" office:value="1.0237099999999999" table:style-name="ce1">
            <text:p>1.02371</text:p>
          </table:table-cell>
          <table:table-cell office:value-type="float" office:value="1.0368900000000001" table:style-name="ce1">
            <text:p>1.03689</text:p>
          </table:table-cell>
          <table:table-cell office:value-type="float" office:value="0.939114" table:style-name="ce1">
            <text:p>0.939114</text:p>
          </table:table-cell>
          <table:table-cell office:value-type="float" office:value="1.0082" table:style-name="ce1">
            <text:p>1.0082</text:p>
          </table:table-cell>
          <table:table-cell office:value-type="float" office:value="1.0161" table:style-name="ce1">
            <text:p>1.0161</text:p>
          </table:table-cell>
          <table:table-cell office:value-type="float" office:value="0.94994500000000004" table:style-name="ce1">
            <text:p>0.949945</text:p>
          </table:table-cell>
          <table:table-cell office:value-type="float" office:value="0.94994400000000001" table:style-name="ce1">
            <text:p>0.949944</text:p>
          </table:table-cell>
          <table:table-cell office:value-type="float" office:value="1.01318" table:style-name="ce1">
            <text:p>1.01318</text:p>
          </table:table-cell>
          <table:table-cell office:value-type="float" office:value="1.03016" table:style-name="ce1">
            <text:p>1.03016</text:p>
          </table:table-cell>
          <table:table-cell office:value-type="float" office:value="1.8676900000000001" table:style-name="ce1">
            <text:p>1.86769</text:p>
          </table:table-cell>
          <table:table-cell office:value-type="float" office:value="1.0134700000000001" table:style-name="ce1">
            <text:p>1.01347</text:p>
          </table:table-cell>
          <table:table-cell office:value-type="float" office:value="0.95755599999999996" table:style-name="ce1">
            <text:p>0.957556</text:p>
          </table:table-cell>
          <table:table-cell office:value-type="float" office:value="1.0336700000000001" table:style-name="ce1">
            <text:p>1.03367</text:p>
          </table:table-cell>
          <table:table-cell office:value-type="float" office:value="1.03162" table:style-name="ce1">
            <text:p>1.03162</text:p>
          </table:table-cell>
          <table:table-cell office:value-type="float" office:value="0.96370299999999998" table:style-name="ce1">
            <text:p>0.963703</text:p>
          </table:table-cell>
          <table:table-cell table:style-name="ce1"/>
          <table:table-cell office:value-type="float" office:value="0.91620889655172399" table:formula="of:=AVERAGE([.C3:.AE3])" table:style-name="ce1">
            <text:p>0.916208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86242" table:style-name="ce1">
            <text:p>1.86242</text:p>
          </table:table-cell>
          <table:table-cell office:value-type="float" office:value="1.54128" table:style-name="ce1">
            <text:p>1.54128</text:p>
          </table:table-cell>
          <table:table-cell office:value-type="float" office:value="1.7757700000000001" table:style-name="ce1">
            <text:p>1.77577</text:p>
          </table:table-cell>
          <table:table-cell office:value-type="float" office:value="1.8603700000000001" table:style-name="ce1">
            <text:p>1.86037</text:p>
          </table:table-cell>
          <table:table-cell office:value-type="float" office:value="1.7491300000000001" table:style-name="ce1">
            <text:p>1.74913</text:p>
          </table:table-cell>
          <table:table-cell office:value-type="float" office:value="1.7605500000000001" table:style-name="ce1">
            <text:p>1.76055</text:p>
          </table:table-cell>
          <table:table-cell office:value-type="float" office:value="1.9613700000000001" table:style-name="ce1">
            <text:p>1.96137</text:p>
          </table:table-cell>
          <table:table-cell office:value-type="float" office:value="1.7596700000000001" table:style-name="ce1">
            <text:p>1.75967</text:p>
          </table:table-cell>
          <table:table-cell office:value-type="float" office:value="1.89316" table:style-name="ce1">
            <text:p>1.89316</text:p>
          </table:table-cell>
          <table:table-cell office:value-type="float" office:value="2.9347300000000001" table:style-name="ce1">
            <text:p>2.93473</text:p>
          </table:table-cell>
          <table:table-cell office:value-type="float" office:value="2.0304500000000001" table:style-name="ce1">
            <text:p>2.03045</text:p>
          </table:table-cell>
          <table:table-cell office:value-type="float" office:value="2.3029899999999999" table:style-name="ce1">
            <text:p>2.30299</text:p>
          </table:table-cell>
          <table:table-cell office:value-type="float" office:value="2.35744" table:style-name="ce1">
            <text:p>2.35744</text:p>
          </table:table-cell>
          <table:table-cell office:value-type="float" office:value="2.39316" table:style-name="ce1">
            <text:p>2.39316</text:p>
          </table:table-cell>
          <table:table-cell office:value-type="float" office:value="2.4596100000000001" table:style-name="ce1">
            <text:p>2.45961</text:p>
          </table:table-cell>
          <table:table-cell office:value-type="float" office:value="2.3779400000000002" table:style-name="ce1">
            <text:p>2.37794</text:p>
          </table:table-cell>
          <table:table-cell office:value-type="float" office:value="2.49064" table:style-name="ce1">
            <text:p>2.49064</text:p>
          </table:table-cell>
          <table:table-cell office:value-type="float" office:value="2.4104299999999999" table:style-name="ce1">
            <text:p>2.41043</text:p>
          </table:table-cell>
          <table:table-cell office:value-type="float" office:value="1.6654" table:style-name="ce1">
            <text:p>1.6654</text:p>
          </table:table-cell>
          <table:table-cell office:value-type="float" office:value="1.7781100000000001" table:style-name="ce1">
            <text:p>1.77811</text:p>
          </table:table-cell>
          <table:table-cell office:value-type="float" office:value="1.6387700000000001" table:style-name="ce1">
            <text:p>1.63877</text:p>
          </table:table-cell>
          <table:table-cell office:value-type="float" office:value="1.51142" table:style-name="ce1">
            <text:p>1.51142</text:p>
          </table:table-cell>
          <table:table-cell office:value-type="float" office:value="1.6182700000000001" table:style-name="ce1">
            <text:p>1.61827</text:p>
          </table:table-cell>
          <table:table-cell office:value-type="float" office:value="1.68648" table:style-name="ce1">
            <text:p>1.68648</text:p>
          </table:table-cell>
          <table:table-cell office:value-type="float" office:value="1.89638" table:style-name="ce1">
            <text:p>1.89638</text:p>
          </table:table-cell>
          <table:table-cell office:value-type="float" office:value="1.5878300000000001" table:style-name="ce1">
            <text:p>1.58783</text:p>
          </table:table-cell>
          <table:table-cell office:value-type="float" office:value="1.6700900000000001" table:style-name="ce1">
            <text:p>1.67009</text:p>
          </table:table-cell>
          <table:table-cell office:value-type="float" office:value="1.9540500000000001" table:style-name="ce1">
            <text:p>1.95405</text:p>
          </table:table-cell>
          <table:table-cell office:value-type="float" office:value="1.64638" table:style-name="ce1">
            <text:p>1.64638</text:p>
          </table:table-cell>
          <table:table-cell office:value-type="float" office:value="1.7101900000000001" table:style-name="ce1">
            <text:p>1.71019</text:p>
          </table:table-cell>
          <table:table-cell table:style-name="ce1"/>
          <table:table-cell office:value-type="float" office:value="1.9455882758620691" table:formula="of:=AVERAGE([.C4:.AE4])" table:style-name="ce1">
            <text:p>1.94558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.6244300000000003" table:style-name="ce1">
            <text:p>4.62443</text:p>
          </table:table-cell>
          <table:table-cell office:value-type="float" office:value="3.8562799999999999" table:style-name="ce1">
            <text:p>3.85628</text:p>
          </table:table-cell>
          <table:table-cell office:value-type="float" office:value="3.8056299999999998" table:style-name="ce1">
            <text:p>3.80563</text:p>
          </table:table-cell>
          <table:table-cell office:value-type="float" office:value="3.3603700000000001" table:style-name="ce1">
            <text:p>3.36037</text:p>
          </table:table-cell>
          <table:table-cell office:value-type="float" office:value="3.7485499999999998" table:style-name="ce1">
            <text:p>3.74855</text:p>
          </table:table-cell>
          <table:table-cell office:value-type="float" office:value="3.9312200000000002" table:style-name="ce1">
            <text:p>3.93122</text:p>
          </table:table-cell>
          <table:table-cell office:value-type="float" office:value="3.93268" table:style-name="ce1">
            <text:p>3.93268</text:p>
          </table:table-cell>
          <table:table-cell office:value-type="float" office:value="4.2327399999999997" table:style-name="ce1">
            <text:p>4.23274</text:p>
          </table:table-cell>
          <table:table-cell office:value-type="float" office:value="4.1829799999999997" table:style-name="ce1">
            <text:p>4.18298</text:p>
          </table:table-cell>
          <table:table-cell office:value-type="float" office:value="4.1130100000000001" table:style-name="ce1">
            <text:p>4.11301</text:p>
          </table:table-cell>
          <table:table-cell office:value-type="float" office:value="3.8477899999999998" table:style-name="ce1">
            <text:p>3.84779</text:p>
          </table:table-cell>
          <table:table-cell office:value-type="float" office:value="3.8580299999999998" table:style-name="ce1">
            <text:p>3.85803</text:p>
          </table:table-cell>
          <table:table-cell office:value-type="float" office:value="3.4590299999999998" table:style-name="ce1">
            <text:p>3.45903</text:p>
          </table:table-cell>
          <table:table-cell office:value-type="float" office:value="3.8363700000000001" table:style-name="ce1">
            <text:p>3.83637</text:p>
          </table:table-cell>
          <table:table-cell office:value-type="float" office:value="3.8149999999999999" table:style-name="ce1">
            <text:p>3.815</text:p>
          </table:table-cell>
          <table:table-cell office:value-type="float" office:value="3.4727899999999998" table:style-name="ce1">
            <text:p>3.47279</text:p>
          </table:table-cell>
          <table:table-cell office:value-type="float" office:value="3.8436900000000001" table:style-name="ce1">
            <text:p>3.84369</text:p>
          </table:table-cell>
          <table:table-cell office:value-type="float" office:value="4.3000699999999998" table:style-name="ce1">
            <text:p>4.30007</text:p>
          </table:table-cell>
          <table:table-cell office:value-type="float" office:value="4.0661699999999996" table:style-name="ce1">
            <text:p>4.06617</text:p>
          </table:table-cell>
          <table:table-cell office:value-type="float" office:value="4.4868399999999999" table:style-name="ce1">
            <text:p>4.48684</text:p>
          </table:table-cell>
          <table:table-cell office:value-type="float" office:value="4.3027100000000003" table:style-name="ce1">
            <text:p>4.30271</text:p>
          </table:table-cell>
          <table:table-cell office:value-type="float" office:value="4.98421" table:style-name="ce1">
            <text:p>4.98421</text:p>
          </table:table-cell>
          <table:table-cell office:value-type="float" office:value="4.8747199999999999" table:style-name="ce1">
            <text:p>4.87472</text:p>
          </table:table-cell>
          <table:table-cell office:value-type="float" office:value="4.8586200000000002" table:style-name="ce1">
            <text:p>4.85862</text:p>
          </table:table-cell>
          <table:table-cell office:value-type="float" office:value="5.0869600000000004" table:style-name="ce1">
            <text:p>5.08696</text:p>
          </table:table-cell>
          <table:table-cell office:value-type="float" office:value="4.91249" table:style-name="ce1">
            <text:p>4.91249</text:p>
          </table:table-cell>
          <table:table-cell office:value-type="float" office:value="5.9847999999999999" table:style-name="ce1">
            <text:p>5.9848</text:p>
          </table:table-cell>
          <table:table-cell office:value-type="float" office:value="5.0729100000000003" table:style-name="ce1">
            <text:p>5.07291</text:p>
          </table:table-cell>
          <table:table-cell office:value-type="float" office:value="4.86477" table:style-name="ce1">
            <text:p>4.86477</text:p>
          </table:table-cell>
          <table:table-cell office:value-type="float" office:value="4.75997" table:style-name="ce1">
            <text:p>4.75997</text:p>
          </table:table-cell>
          <table:table-cell table:style-name="ce1"/>
          <table:table-cell office:value-type="float" office:value="4.2707379310344837" table:formula="of:=AVERAGE([.C5:.AE5])" table:style-name="ce1">
            <text:p>4.27073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9.4666599999999992" table:style-name="ce1">
            <text:p>9.46666</text:p>
          </table:table-cell>
          <table:table-cell office:value-type="float" office:value="7.4985600000000003" table:style-name="ce1">
            <text:p>7.49856</text:p>
          </table:table-cell>
          <table:table-cell office:value-type="float" office:value="7.50793" table:style-name="ce1">
            <text:p>7.50793</text:p>
          </table:table-cell>
          <table:table-cell office:value-type="float" office:value="7.6335199999999999" table:style-name="ce1">
            <text:p>7.63352</text:p>
          </table:table-cell>
          <table:table-cell office:value-type="float" office:value="7.7626200000000001" table:style-name="ce1">
            <text:p>7.76262</text:p>
          </table:table-cell>
          <table:table-cell office:value-type="float" office:value="7.8404800000000003" table:style-name="ce1">
            <text:p>7.84048</text:p>
          </table:table-cell>
          <table:table-cell office:value-type="float" office:value="8.0732099999999996" table:style-name="ce1">
            <text:p>8.07321</text:p>
          </table:table-cell>
          <table:table-cell office:value-type="float" office:value="7.74681" table:style-name="ce1">
            <text:p>7.74681</text:p>
          </table:table-cell>
          <table:table-cell office:value-type="float" office:value="7.8334599999999996" table:style-name="ce1">
            <text:p>7.83346</text:p>
          </table:table-cell>
          <table:table-cell office:value-type="float" office:value="8.1528399999999994" table:style-name="ce1">
            <text:p>8.15284</text:p>
          </table:table-cell>
          <table:table-cell office:value-type="float" office:value="8.3337500000000002" table:style-name="ce1">
            <text:p>8.33375</text:p>
          </table:table-cell>
          <table:table-cell office:value-type="float" office:value="9.3920100000000009" table:style-name="ce1">
            <text:p>9.39201</text:p>
          </table:table-cell>
          <table:table-cell office:value-type="float" office:value="8.7886699999999998" table:style-name="ce1">
            <text:p>8.78867</text:p>
          </table:table-cell>
          <table:table-cell office:value-type="float" office:value="8.5799500000000002" table:style-name="ce1">
            <text:p>8.57995</text:p>
          </table:table-cell>
          <table:table-cell office:value-type="float" office:value="8.6794799999999999" table:style-name="ce1">
            <text:p>8.67948</text:p>
          </table:table-cell>
          <table:table-cell office:value-type="float" office:value="9.6057100000000002" table:style-name="ce1">
            <text:p>9.60571</text:p>
          </table:table-cell>
          <table:table-cell office:value-type="float" office:value="8.9007900000000006" table:style-name="ce1">
            <text:p>8.90079</text:p>
          </table:table-cell>
          <table:table-cell office:value-type="float" office:value="8.3477999999999994" table:style-name="ce1">
            <text:p>8.3478</text:p>
          </table:table-cell>
          <table:table-cell office:value-type="float" office:value="9.0574100000000008" table:style-name="ce1">
            <text:p>9.05741</text:p>
          </table:table-cell>
          <table:table-cell office:value-type="float" office:value="8.2927700000000009" table:style-name="ce1">
            <text:p>8.29277</text:p>
          </table:table-cell>
          <table:table-cell office:value-type="float" office:value="8.2172400000000003" table:style-name="ce1">
            <text:p>8.21724</text:p>
          </table:table-cell>
          <table:table-cell office:value-type="float" office:value="10.6526" table:style-name="ce1">
            <text:p>10.6526</text:p>
          </table:table-cell>
          <table:table-cell office:value-type="float" office:value="8.4789499999999993" table:style-name="ce1">
            <text:p>8.47895</text:p>
          </table:table-cell>
          <table:table-cell office:value-type="float" office:value="9.9423700000000004" table:style-name="ce1">
            <text:p>9.94237</text:p>
          </table:table-cell>
          <table:table-cell office:value-type="float" office:value="9.3685899999999993" table:style-name="ce1">
            <text:p>9.36859</text:p>
          </table:table-cell>
          <table:table-cell office:value-type="float" office:value="8.9201099999999993" table:style-name="ce1">
            <text:p>8.92011</text:p>
          </table:table-cell>
          <table:table-cell office:value-type="float" office:value="9.6343999999999994" table:style-name="ce1">
            <text:p>9.6344</text:p>
          </table:table-cell>
          <table:table-cell office:value-type="float" office:value="8.9807100000000002" table:style-name="ce1">
            <text:p>8.98071</text:p>
          </table:table-cell>
          <table:table-cell office:value-type="float" office:value="8.9982799999999994" table:style-name="ce1">
            <text:p>8.99828</text:p>
          </table:table-cell>
          <table:table-cell office:value-type="float" office:value="8.6083400000000001" table:style-name="ce1">
            <text:p>8.60834</text:p>
          </table:table-cell>
          <table:table-cell table:style-name="ce1"/>
          <table:table-cell office:value-type="float" office:value="8.6148055172413791" table:formula="of:=AVERAGE([.C6:.AE6])" table:style-name="ce1">
            <text:p>8.61480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7.132999999999999" table:style-name="ce1">
            <text:p>17.133</text:p>
          </table:table-cell>
          <table:table-cell office:value-type="float" office:value="13.525499999999999" table:style-name="ce1">
            <text:p>13.5255</text:p>
          </table:table-cell>
          <table:table-cell office:value-type="float" office:value="13.5703" table:style-name="ce1">
            <text:p>13.5703</text:p>
          </table:table-cell>
          <table:table-cell office:value-type="float" office:value="14.945600000000001" table:style-name="ce1">
            <text:p>14.9456</text:p>
          </table:table-cell>
          <table:table-cell office:value-type="float" office:value="13.3642" table:style-name="ce1">
            <text:p>13.3642</text:p>
          </table:table-cell>
          <table:table-cell office:value-type="float" office:value="12.9787" table:style-name="ce1">
            <text:p>12.9787</text:p>
          </table:table-cell>
          <table:table-cell office:value-type="float" office:value="13.1692" table:style-name="ce1">
            <text:p>13.1692</text:p>
          </table:table-cell>
          <table:table-cell office:value-type="float" office:value="14.087" table:style-name="ce1">
            <text:p>14.087</text:p>
          </table:table-cell>
          <table:table-cell office:value-type="float" office:value="14.953799999999999" table:style-name="ce1">
            <text:p>14.9538</text:p>
          </table:table-cell>
          <table:table-cell office:value-type="float" office:value="15.0402" table:style-name="ce1">
            <text:p>15.0402</text:p>
          </table:table-cell>
          <table:table-cell office:value-type="float" office:value="15.2263" table:style-name="ce1">
            <text:p>15.2263</text:p>
          </table:table-cell>
          <table:table-cell office:value-type="float" office:value="17.424499999999998" table:style-name="ce1">
            <text:p>17.4245</text:p>
          </table:table-cell>
          <table:table-cell office:value-type="float" office:value="17.2378" table:style-name="ce1">
            <text:p>17.2378</text:p>
          </table:table-cell>
          <table:table-cell office:value-type="float" office:value="16.044799999999999" table:style-name="ce1">
            <text:p>16.0448</text:p>
          </table:table-cell>
          <table:table-cell office:value-type="float" office:value="16.7179" table:style-name="ce1">
            <text:p>16.7179</text:p>
          </table:table-cell>
          <table:table-cell office:value-type="float" office:value="16.607800000000001" table:style-name="ce1">
            <text:p>16.6078</text:p>
          </table:table-cell>
          <table:table-cell office:value-type="float" office:value="16.453800000000001" table:style-name="ce1">
            <text:p>16.4538</text:p>
          </table:table-cell>
          <table:table-cell office:value-type="float" office:value="16.7697" table:style-name="ce1">
            <text:p>16.7697</text:p>
          </table:table-cell>
          <table:table-cell office:value-type="float" office:value="16.147300000000001" table:style-name="ce1">
            <text:p>16.1473</text:p>
          </table:table-cell>
          <table:table-cell office:value-type="float" office:value="16.540700000000001" table:style-name="ce1">
            <text:p>16.5407</text:p>
          </table:table-cell>
          <table:table-cell office:value-type="float" office:value="17.060400000000001" table:style-name="ce1">
            <text:p>17.0604</text:p>
          </table:table-cell>
          <table:table-cell office:value-type="float" office:value="16.619199999999999" table:style-name="ce1">
            <text:p>16.6192</text:p>
          </table:table-cell>
          <table:table-cell office:value-type="float" office:value="16.265599999999999" table:style-name="ce1">
            <text:p>16.2656</text:p>
          </table:table-cell>
          <table:table-cell office:value-type="float" office:value="16.6098" table:style-name="ce1">
            <text:p>16.6098</text:p>
          </table:table-cell>
          <table:table-cell office:value-type="float" office:value="16.5946" table:style-name="ce1">
            <text:p>16.5946</text:p>
          </table:table-cell>
          <table:table-cell office:value-type="float" office:value="16.049499999999998" table:style-name="ce1">
            <text:p>16.0495</text:p>
          </table:table-cell>
          <table:table-cell office:value-type="float" office:value="17.4117" table:style-name="ce1">
            <text:p>17.4117</text:p>
          </table:table-cell>
          <table:table-cell office:value-type="float" office:value="16.1663" table:style-name="ce1">
            <text:p>16.1663</text:p>
          </table:table-cell>
          <table:table-cell office:value-type="float" office:value="16.765599999999999" table:style-name="ce1">
            <text:p>16.7656</text:p>
          </table:table-cell>
          <table:table-cell office:value-type="float" office:value="17.7928" table:style-name="ce1">
            <text:p>17.7928</text:p>
          </table:table-cell>
          <table:table-cell table:style-name="ce1"/>
          <table:table-cell office:value-type="float" office:value="15.797951724137933" table:formula="of:=AVERAGE([.C7:.AE7])" table:style-name="ce1">
            <text:p>15.7979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5.193000000000001" table:style-name="ce1">
            <text:p>25.193</text:p>
          </table:table-cell>
          <table:table-cell office:value-type="float" office:value="21.5794" table:style-name="ce1">
            <text:p>21.5794</text:p>
          </table:table-cell>
          <table:table-cell office:value-type="float" office:value="23.077999999999999" table:style-name="ce1">
            <text:p>23.078</text:p>
          </table:table-cell>
          <table:table-cell office:value-type="float" office:value="21.6617" table:style-name="ce1">
            <text:p>21.6617</text:p>
          </table:table-cell>
          <table:table-cell office:value-type="float" office:value="23.520299999999999" table:style-name="ce1">
            <text:p>23.5203</text:p>
          </table:table-cell>
          <table:table-cell office:value-type="float" office:value="22.712900000000001" table:style-name="ce1">
            <text:p>22.7129</text:p>
          </table:table-cell>
          <table:table-cell office:value-type="float" office:value="23.639700000000001" table:style-name="ce1">
            <text:p>23.6397</text:p>
          </table:table-cell>
          <table:table-cell office:value-type="float" office:value="22.702100000000002" table:style-name="ce1">
            <text:p>22.7021</text:p>
          </table:table-cell>
          <table:table-cell office:value-type="float" office:value="25.1236" table:style-name="ce1">
            <text:p>25.1236</text:p>
          </table:table-cell>
          <table:table-cell office:value-type="float" office:value="23.5092" table:style-name="ce1">
            <text:p>23.5092</text:p>
          </table:table-cell>
          <table:table-cell office:value-type="float" office:value="26.6447" table:style-name="ce1">
            <text:p>26.6447</text:p>
          </table:table-cell>
          <table:table-cell office:value-type="float" office:value="26.1157" table:style-name="ce1">
            <text:p>26.1157</text:p>
          </table:table-cell>
          <table:table-cell office:value-type="float" office:value="25.7545" table:style-name="ce1">
            <text:p>25.7545</text:p>
          </table:table-cell>
          <table:table-cell office:value-type="float" office:value="26.1143" table:style-name="ce1">
            <text:p>26.1143</text:p>
          </table:table-cell>
          <table:table-cell office:value-type="float" office:value="26.480799999999999" table:style-name="ce1">
            <text:p>26.4808</text:p>
          </table:table-cell>
          <table:table-cell office:value-type="float" office:value="27.102599999999999" table:style-name="ce1">
            <text:p>27.1026</text:p>
          </table:table-cell>
          <table:table-cell office:value-type="float" office:value="26.0715" table:style-name="ce1">
            <text:p>26.0715</text:p>
          </table:table-cell>
          <table:table-cell office:value-type="float" office:value="25.906099999999999" table:style-name="ce1">
            <text:p>25.9061</text:p>
          </table:table-cell>
          <table:table-cell office:value-type="float" office:value="22.456199999999999" table:style-name="ce1">
            <text:p>22.4562</text:p>
          </table:table-cell>
          <table:table-cell office:value-type="float" office:value="21.931000000000001" table:style-name="ce1">
            <text:p>21.931</text:p>
          </table:table-cell>
          <table:table-cell office:value-type="float" office:value="23.5548" table:style-name="ce1">
            <text:p>23.5548</text:p>
          </table:table-cell>
          <table:table-cell office:value-type="float" office:value="21.463200000000001" table:style-name="ce1">
            <text:p>21.4632</text:p>
          </table:table-cell>
          <table:table-cell office:value-type="float" office:value="21.9802" table:style-name="ce1">
            <text:p>21.9802</text:p>
          </table:table-cell>
          <table:table-cell office:value-type="float" office:value="21.815899999999999" table:style-name="ce1">
            <text:p>21.8159</text:p>
          </table:table-cell>
          <table:table-cell office:value-type="float" office:value="21.541899999999998" table:style-name="ce1">
            <text:p>21.5419</text:p>
          </table:table-cell>
          <table:table-cell office:value-type="float" office:value="23.7577" table:style-name="ce1">
            <text:p>23.7577</text:p>
          </table:table-cell>
          <table:table-cell office:value-type="float" office:value="22.727" table:style-name="ce1">
            <text:p>22.727</text:p>
          </table:table-cell>
          <table:table-cell office:value-type="float" office:value="21.889099999999999" table:style-name="ce1">
            <text:p>21.8891</text:p>
          </table:table-cell>
          <table:table-cell office:value-type="float" office:value="22.8508" table:style-name="ce1">
            <text:p>22.8508</text:p>
          </table:table-cell>
          <table:table-cell office:value-type="float" office:value="21.767299999999999" table:style-name="ce1">
            <text:p>21.7673</text:p>
          </table:table-cell>
          <table:table-cell table:style-name="ce1"/>
          <table:table-cell office:value-type="float" office:value="23.636282758620688" table:formula="of:=AVERAGE([.C8:.AE8])" table:style-name="ce1">
            <text:p>23.6362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8.693600000000004" table:style-name="ce1">
            <text:p>38.6936</text:p>
          </table:table-cell>
          <table:table-cell office:value-type="float" office:value="34.842599999999997" table:style-name="ce1">
            <text:p>34.8426</text:p>
          </table:table-cell>
          <table:table-cell office:value-type="float" office:value="31.523499999999999" table:style-name="ce1">
            <text:p>31.5235</text:p>
          </table:table-cell>
          <table:table-cell office:value-type="float" office:value="31.692699999999999" table:style-name="ce1">
            <text:p>31.6927</text:p>
          </table:table-cell>
          <table:table-cell office:value-type="float" office:value="32.657299999999999" table:style-name="ce1">
            <text:p>32.6573</text:p>
          </table:table-cell>
          <table:table-cell office:value-type="float" office:value="31.46" table:style-name="ce1">
            <text:p>31.46</text:p>
          </table:table-cell>
          <table:table-cell office:value-type="float" office:value="34.577399999999997" table:style-name="ce1">
            <text:p>34.5774</text:p>
          </table:table-cell>
          <table:table-cell office:value-type="float" office:value="34.707099999999997" table:style-name="ce1">
            <text:p>34.7071</text:p>
          </table:table-cell>
          <table:table-cell office:value-type="float" office:value="32.986899999999999" table:style-name="ce1">
            <text:p>32.9869</text:p>
          </table:table-cell>
          <table:table-cell office:value-type="float" office:value="33.101700000000001" table:style-name="ce1">
            <text:p>33.1017</text:p>
          </table:table-cell>
          <table:table-cell office:value-type="float" office:value="34.052799999999998" table:style-name="ce1">
            <text:p>34.0528</text:p>
          </table:table-cell>
          <table:table-cell office:value-type="float" office:value="31.2135" table:style-name="ce1">
            <text:p>31.2135</text:p>
          </table:table-cell>
          <table:table-cell office:value-type="float" office:value="33.8748" table:style-name="ce1">
            <text:p>33.8748</text:p>
          </table:table-cell>
          <table:table-cell office:value-type="float" office:value="35.438899999999997" table:style-name="ce1">
            <text:p>35.4389</text:p>
          </table:table-cell>
          <table:table-cell office:value-type="float" office:value="31.544599999999999" table:style-name="ce1">
            <text:p>31.5446</text:p>
          </table:table-cell>
          <table:table-cell office:value-type="float" office:value="34.724400000000003" table:style-name="ce1">
            <text:p>34.7244</text:p>
          </table:table-cell>
          <table:table-cell office:value-type="float" office:value="37.498399999999997" table:style-name="ce1">
            <text:p>37.4984</text:p>
          </table:table-cell>
          <table:table-cell office:value-type="float" office:value="34.729900000000001" table:style-name="ce1">
            <text:p>34.7299</text:p>
          </table:table-cell>
          <table:table-cell office:value-type="float" office:value="37.427500000000002" table:style-name="ce1">
            <text:p>37.4275</text:p>
          </table:table-cell>
          <table:table-cell office:value-type="float" office:value="34.017699999999998" table:style-name="ce1">
            <text:p>34.0177</text:p>
          </table:table-cell>
          <table:table-cell office:value-type="float" office:value="37.065100000000001" table:style-name="ce1">
            <text:p>37.0651</text:p>
          </table:table-cell>
          <table:table-cell office:value-type="float" office:value="40.647100000000002" table:style-name="ce1">
            <text:p>40.6471</text:p>
          </table:table-cell>
          <table:table-cell office:value-type="float" office:value="39.270899999999997" table:style-name="ce1">
            <text:p>39.2709</text:p>
          </table:table-cell>
          <table:table-cell office:value-type="float" office:value="49.043799999999997" table:style-name="ce1">
            <text:p>49.0438</text:p>
          </table:table-cell>
          <table:table-cell office:value-type="float" office:value="39.907899999999998" table:style-name="ce1">
            <text:p>39.9079</text:p>
          </table:table-cell>
          <table:table-cell office:value-type="float" office:value="40.756300000000003" table:style-name="ce1">
            <text:p>40.7563</text:p>
          </table:table-cell>
          <table:table-cell office:value-type="float" office:value="37.863999999999997" table:style-name="ce1">
            <text:p>37.864</text:p>
          </table:table-cell>
          <table:table-cell office:value-type="float" office:value="38.835599999999999" table:style-name="ce1">
            <text:p>38.8356</text:p>
          </table:table-cell>
          <table:table-cell office:value-type="float" office:value="39.789700000000003" table:style-name="ce1">
            <text:p>39.7897</text:p>
          </table:table-cell>
          <table:table-cell office:value-type="float" office:value="41.2074" table:style-name="ce1">
            <text:p>41.2074</text:p>
          </table:table-cell>
          <table:table-cell table:style-name="ce1"/>
          <table:table-cell office:value-type="float" office:value="36.084810344827595" table:formula="of:=AVERAGE([.C9:.AE9])" table:style-name="ce1">
            <text:p>36.0848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8.988799999999998" table:style-name="ce1">
            <text:p>48.9888</text:p>
          </table:table-cell>
          <table:table-cell office:value-type="float" office:value="45.679900000000004" table:style-name="ce1">
            <text:p>45.6799</text:p>
          </table:table-cell>
          <table:table-cell office:value-type="float" office:value="49.260399999999997" table:style-name="ce1">
            <text:p>49.2604</text:p>
          </table:table-cell>
          <table:table-cell office:value-type="float" office:value="48.166200000000003" table:style-name="ce1">
            <text:p>48.1662</text:p>
          </table:table-cell>
          <table:table-cell office:value-type="float" office:value="48.552300000000002" table:style-name="ce1">
            <text:p>48.5523</text:p>
          </table:table-cell>
          <table:table-cell office:value-type="float" office:value="50.721499999999999" table:style-name="ce1">
            <text:p>50.7215</text:p>
          </table:table-cell>
          <table:table-cell office:value-type="float" office:value="49.981400000000001" table:style-name="ce1">
            <text:p>49.9814</text:p>
          </table:table-cell>
          <table:table-cell office:value-type="float" office:value="52.104999999999997" table:style-name="ce1">
            <text:p>52.105</text:p>
          </table:table-cell>
          <table:table-cell office:value-type="float" office:value="52.948700000000002" table:style-name="ce1">
            <text:p>52.9487</text:p>
          </table:table-cell>
          <table:table-cell office:value-type="float" office:value="51.4086" table:style-name="ce1">
            <text:p>51.4086</text:p>
          </table:table-cell>
          <table:table-cell office:value-type="float" office:value="58.249000000000002" table:style-name="ce1">
            <text:p>58.249</text:p>
          </table:table-cell>
          <table:table-cell office:value-type="float" office:value="59.264299999999999" table:style-name="ce1">
            <text:p>59.2643</text:p>
          </table:table-cell>
          <table:table-cell office:value-type="float" office:value="56.400399999999998" table:style-name="ce1">
            <text:p>56.4004</text:p>
          </table:table-cell>
          <table:table-cell office:value-type="float" office:value="60.383400000000002" table:style-name="ce1">
            <text:p>60.3834</text:p>
          </table:table-cell>
          <table:table-cell office:value-type="float" office:value="54.322800000000001" table:style-name="ce1">
            <text:p>54.3228</text:p>
          </table:table-cell>
          <table:table-cell office:value-type="float" office:value="56.805500000000002" table:style-name="ce1">
            <text:p>56.8055</text:p>
          </table:table-cell>
          <table:table-cell office:value-type="float" office:value="62.0304" table:style-name="ce1">
            <text:p>62.0304</text:p>
          </table:table-cell>
          <table:table-cell office:value-type="float" office:value="58.2224" table:style-name="ce1">
            <text:p>58.2224</text:p>
          </table:table-cell>
          <table:table-cell office:value-type="float" office:value="57.363199999999999" table:style-name="ce1">
            <text:p>57.3632</text:p>
          </table:table-cell>
          <table:table-cell office:value-type="float" office:value="57.356200000000001" table:style-name="ce1">
            <text:p>57.3562</text:p>
          </table:table-cell>
          <table:table-cell office:value-type="float" office:value="57.686999999999998" table:style-name="ce1">
            <text:p>57.687</text:p>
          </table:table-cell>
          <table:table-cell office:value-type="float" office:value="56.5122" table:style-name="ce1">
            <text:p>56.5122</text:p>
          </table:table-cell>
          <table:table-cell office:value-type="float" office:value="56.349699999999999" table:style-name="ce1">
            <text:p>56.3497</text:p>
          </table:table-cell>
          <table:table-cell office:value-type="float" office:value="57.921199999999999" table:style-name="ce1">
            <text:p>57.9212</text:p>
          </table:table-cell>
          <table:table-cell office:value-type="float" office:value="56.839799999999997" table:style-name="ce1">
            <text:p>56.8398</text:p>
          </table:table-cell>
          <table:table-cell office:value-type="float" office:value="53.901200000000003" table:style-name="ce1">
            <text:p>53.9012</text:p>
          </table:table-cell>
          <table:table-cell office:value-type="float" office:value="58.451900000000002" table:style-name="ce1">
            <text:p>58.4519</text:p>
          </table:table-cell>
          <table:table-cell office:value-type="float" office:value="54.8307" table:style-name="ce1">
            <text:p>54.8307</text:p>
          </table:table-cell>
          <table:table-cell office:value-type="float" office:value="57.984099999999998" table:style-name="ce1">
            <text:p>57.9841</text:p>
          </table:table-cell>
          <table:table-cell office:value-type="float" office:value="61.4788" table:style-name="ce1">
            <text:p>61.4788</text:p>
          </table:table-cell>
          <table:table-cell table:style-name="ce1"/>
          <table:table-cell office:value-type="float" office:value="55.21304137931034" table:formula="of:=AVERAGE([.C10:.AE10])" table:style-name="ce1">
            <text:p>55.2130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3.367099999999994" table:style-name="ce1">
            <text:p>73.3671</text:p>
          </table:table-cell>
          <table:table-cell office:value-type="float" office:value="64.1905" table:style-name="ce1">
            <text:p>64.1905</text:p>
          </table:table-cell>
          <table:table-cell office:value-type="float" office:value="68.637200000000007" table:style-name="ce1">
            <text:p>68.6372</text:p>
          </table:table-cell>
          <table:table-cell office:value-type="float" office:value="68.634900000000002" table:style-name="ce1">
            <text:p>68.6349</text:p>
          </table:table-cell>
          <table:table-cell office:value-type="float" office:value="67.319299999999998" table:style-name="ce1">
            <text:p>67.3193</text:p>
          </table:table-cell>
          <table:table-cell office:value-type="float" office:value="69.256100000000004" table:style-name="ce1">
            <text:p>69.2561</text:p>
          </table:table-cell>
          <table:table-cell office:value-type="float" office:value="66.079300000000003" table:style-name="ce1">
            <text:p>66.0793</text:p>
          </table:table-cell>
          <table:table-cell office:value-type="float" office:value="70.108000000000004" table:style-name="ce1">
            <text:p>70.108</text:p>
          </table:table-cell>
          <table:table-cell office:value-type="float" office:value="72.594200000000001" table:style-name="ce1">
            <text:p>72.5942</text:p>
          </table:table-cell>
          <table:table-cell office:value-type="float" office:value="71.842799999999997" table:style-name="ce1">
            <text:p>71.8428</text:p>
          </table:table-cell>
          <table:table-cell office:value-type="float" office:value="81.050899999999999" table:style-name="ce1">
            <text:p>81.0509</text:p>
          </table:table-cell>
          <table:table-cell office:value-type="float" office:value="79.372900000000001" table:style-name="ce1">
            <text:p>79.3729</text:p>
          </table:table-cell>
          <table:table-cell office:value-type="float" office:value="78.841899999999995" table:style-name="ce1">
            <text:p>78.8419</text:p>
          </table:table-cell>
          <table:table-cell office:value-type="float" office:value="74.379400000000004" table:style-name="ce1">
            <text:p>74.3794</text:p>
          </table:table-cell>
          <table:table-cell office:value-type="float" office:value="74.911000000000001" table:style-name="ce1">
            <text:p>74.911</text:p>
          </table:table-cell>
          <table:table-cell office:value-type="float" office:value="76.289199999999994" table:style-name="ce1">
            <text:p>76.2892</text:p>
          </table:table-cell>
          <table:table-cell office:value-type="float" office:value="74.703699999999998" table:style-name="ce1">
            <text:p>74.7037</text:p>
          </table:table-cell>
          <table:table-cell office:value-type="float" office:value="78.491799999999998" table:style-name="ce1">
            <text:p>78.4918</text:p>
          </table:table-cell>
          <table:table-cell office:value-type="float" office:value="80.066100000000006" table:style-name="ce1">
            <text:p>80.0661</text:p>
          </table:table-cell>
          <table:table-cell office:value-type="float" office:value="78.8279" table:style-name="ce1">
            <text:p>78.8279</text:p>
          </table:table-cell>
          <table:table-cell office:value-type="float" office:value="81.488" table:style-name="ce1">
            <text:p>81.488</text:p>
          </table:table-cell>
          <table:table-cell office:value-type="float" office:value="76.203999999999994" table:style-name="ce1">
            <text:p>76.204</text:p>
          </table:table-cell>
          <table:table-cell office:value-type="float" office:value="74.4499" table:style-name="ce1">
            <text:p>74.4499</text:p>
          </table:table-cell>
          <table:table-cell office:value-type="float" office:value="74.463700000000003" table:style-name="ce1">
            <text:p>74.4637</text:p>
          </table:table-cell>
          <table:table-cell office:value-type="float" office:value="78.2149" table:style-name="ce1">
            <text:p>78.2149</text:p>
          </table:table-cell>
          <table:table-cell office:value-type="float" office:value="77.416799999999995" table:style-name="ce1">
            <text:p>77.4168</text:p>
          </table:table-cell>
          <table:table-cell office:value-type="float" office:value="78.723600000000005" table:style-name="ce1">
            <text:p>78.7236</text:p>
          </table:table-cell>
          <table:table-cell office:value-type="float" office:value="78.721900000000005" table:style-name="ce1">
            <text:p>78.7219</text:p>
          </table:table-cell>
          <table:table-cell office:value-type="float" office:value="74.762900000000002" table:style-name="ce1">
            <text:p>74.7629</text:p>
          </table:table-cell>
          <table:table-cell office:value-type="float" office:value="76.954899999999995" table:style-name="ce1">
            <text:p>76.9549</text:p>
          </table:table-cell>
          <table:table-cell table:style-name="ce1"/>
          <table:table-cell office:value-type="float" office:value="74.724058620689661" table:formula="of:=AVERAGE([.C11:.AE11])" table:style-name="ce1">
            <text:p>74.72405862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4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74385500000000004" table:style-name="ce1">
            <text:p>0.743855</text:p>
          </table:table-cell>
          <table:table-cell office:value-type="float" office:value="0.49824499999999999" table:style-name="ce1">
            <text:p>0.498245</text:p>
          </table:table-cell>
          <table:table-cell office:value-type="float" office:value="0.54479100000000003" table:style-name="ce1">
            <text:p>0.544791</text:p>
          </table:table-cell>
          <table:table-cell office:value-type="float" office:value="0.48712100000000003" table:style-name="ce1">
            <text:p>0.487121</text:p>
          </table:table-cell>
          <table:table-cell office:value-type="float" office:value="0.48097400000000001" table:style-name="ce1">
            <text:p>0.480974</text:p>
          </table:table-cell>
          <table:table-cell office:value-type="float" office:value="0.48009499999999999" table:style-name="ce1">
            <text:p>0.480095</text:p>
          </table:table-cell>
          <table:table-cell office:value-type="float" office:value="0.48536499999999999" table:style-name="ce1">
            <text:p>0.485365</text:p>
          </table:table-cell>
          <table:table-cell office:value-type="float" office:value="0.50117299999999998" table:style-name="ce1">
            <text:p>0.501173</text:p>
          </table:table-cell>
          <table:table-cell office:value-type="float" office:value="0.709897" table:style-name="ce1">
            <text:p>0.709897</text:p>
          </table:table-cell>
          <table:table-cell office:value-type="float" office:value="0.50527100000000003" table:style-name="ce1">
            <text:p>0.505271</text:p>
          </table:table-cell>
          <table:table-cell office:value-type="float" office:value="0.56908899999999996" table:style-name="ce1">
            <text:p>0.569089</text:p>
          </table:table-cell>
          <table:table-cell office:value-type="float" office:value="0.64725100000000002" table:style-name="ce1">
            <text:p>0.647251</text:p>
          </table:table-cell>
          <table:table-cell office:value-type="float" office:value="0.62822199999999995" table:style-name="ce1">
            <text:p>0.628222</text:p>
          </table:table-cell>
          <table:table-cell office:value-type="float" office:value="0.67418299999999998" table:style-name="ce1">
            <text:p>0.674183</text:p>
          </table:table-cell>
          <table:table-cell office:value-type="float" office:value="0.646957" table:style-name="ce1">
            <text:p>0.646957</text:p>
          </table:table-cell>
          <table:table-cell office:value-type="float" office:value="0.65369100000000002" table:style-name="ce1">
            <text:p>0.653691</text:p>
          </table:table-cell>
          <table:table-cell office:value-type="float" office:value="0.66247299999999998" table:style-name="ce1">
            <text:p>0.662473</text:p>
          </table:table-cell>
          <table:table-cell office:value-type="float" office:value="0.67066999999999999" table:style-name="ce1">
            <text:p>0.67067</text:p>
          </table:table-cell>
          <table:table-cell office:value-type="float" office:value="0.67330400000000001" table:style-name="ce1">
            <text:p>0.673304</text:p>
          </table:table-cell>
          <table:table-cell office:value-type="float" office:value="0.67710999999999999" table:style-name="ce1">
            <text:p>0.67711</text:p>
          </table:table-cell>
          <table:table-cell office:value-type="float" office:value="0.637297" table:style-name="ce1">
            <text:p>0.637297</text:p>
          </table:table-cell>
          <table:table-cell office:value-type="float" office:value="0.82289500000000004" table:style-name="ce1">
            <text:p>0.822895</text:p>
          </table:table-cell>
          <table:table-cell office:value-type="float" office:value="0.64549400000000001" table:style-name="ce1">
            <text:p>0.645494</text:p>
          </table:table-cell>
          <table:table-cell office:value-type="float" office:value="0.62383100000000002" table:style-name="ce1">
            <text:p>0.623831</text:p>
          </table:table-cell>
          <table:table-cell office:value-type="float" office:value="0.54391299999999998" table:style-name="ce1">
            <text:p>0.543913</text:p>
          </table:table-cell>
          <table:table-cell office:value-type="float" office:value="0.68764899999999995" table:style-name="ce1">
            <text:p>0.687649</text:p>
          </table:table-cell>
          <table:table-cell office:value-type="float" office:value="0.652227" table:style-name="ce1">
            <text:p>0.652227</text:p>
          </table:table-cell>
          <table:table-cell office:value-type="float" office:value="0.646957" table:style-name="ce1">
            <text:p>0.646957</text:p>
          </table:table-cell>
          <table:table-cell office:value-type="float" office:value="0.63671199999999994" table:style-name="ce1">
            <text:p>0.636712</text:p>
          </table:table-cell>
          <table:table-cell office:value-type="float" office:value="0.61358500000000005" table:style-name="ce1">
            <text:p>0.613585</text:p>
          </table:table-cell>
          <table:table-cell table:style-name="ce1"/>
          <table:table-cell office:value-type="float" office:value="0.61056696551724132" table:formula="of:=AVERAGE([.C2:.AE2])" table:style-name="ce1">
            <text:p>0.610566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71428899999999995" table:style-name="ce1">
            <text:p>0.714289</text:p>
          </table:table-cell>
          <table:table-cell office:value-type="float" office:value="0.686477" table:style-name="ce1">
            <text:p>0.686477</text:p>
          </table:table-cell>
          <table:table-cell office:value-type="float" office:value="0.67271899999999996" table:style-name="ce1">
            <text:p>0.672719</text:p>
          </table:table-cell>
          <table:table-cell office:value-type="float" office:value="0.66627800000000004" table:style-name="ce1">
            <text:p>0.666278</text:p>
          </table:table-cell>
          <table:table-cell office:value-type="float" office:value="0.66774199999999995" table:style-name="ce1">
            <text:p>0.667742</text:p>
          </table:table-cell>
          <table:table-cell office:value-type="float" office:value="0.67066999999999999" table:style-name="ce1">
            <text:p>0.67067</text:p>
          </table:table-cell>
          <table:table-cell office:value-type="float" office:value="0.65544800000000003" table:style-name="ce1">
            <text:p>0.655448</text:p>
          </table:table-cell>
          <table:table-cell office:value-type="float" office:value="0.67945199999999994" table:style-name="ce1">
            <text:p>0.679452</text:p>
          </table:table-cell>
          <table:table-cell office:value-type="float" office:value="0.72951100000000002" table:style-name="ce1">
            <text:p>0.729511</text:p>
          </table:table-cell>
          <table:table-cell office:value-type="float" office:value="0.70228599999999997" table:style-name="ce1">
            <text:p>0.702286</text:p>
          </table:table-cell>
          <table:table-cell office:value-type="float" office:value="0.70199299999999998" table:style-name="ce1">
            <text:p>0.701993</text:p>
          </table:table-cell>
          <table:table-cell office:value-type="float" office:value="0.72189999999999999" table:style-name="ce1">
            <text:p>0.7219</text:p>
          </table:table-cell>
          <table:table-cell office:value-type="float" office:value="0.779277" table:style-name="ce1">
            <text:p>0.779277</text:p>
          </table:table-cell>
          <table:table-cell office:value-type="float" office:value="0.91715800000000003" table:style-name="ce1">
            <text:p>0.917158</text:p>
          </table:table-cell>
          <table:table-cell office:value-type="float" office:value="0.980097" table:style-name="ce1">
            <text:p>0.980097</text:p>
          </table:table-cell>
          <table:table-cell office:value-type="float" office:value="0.99122200000000005" table:style-name="ce1">
            <text:p>0.991222</text:p>
          </table:table-cell>
          <table:table-cell office:value-type="float" office:value="0.92740400000000001" table:style-name="ce1">
            <text:p>0.927404</text:p>
          </table:table-cell>
          <table:table-cell office:value-type="float" office:value="0.91920599999999997" table:style-name="ce1">
            <text:p>0.919206</text:p>
          </table:table-cell>
          <table:table-cell office:value-type="float" office:value="0.99590500000000004" table:style-name="ce1">
            <text:p>0.995905</text:p>
          </table:table-cell>
          <table:table-cell office:value-type="float" office:value="0.97014400000000001" table:style-name="ce1">
            <text:p>0.970144</text:p>
          </table:table-cell>
          <table:table-cell office:value-type="float" office:value="0.94145500000000004" table:style-name="ce1">
            <text:p>0.941455</text:p>
          </table:table-cell>
          <table:table-cell office:value-type="float" office:value="1.0184500000000001" table:style-name="ce1">
            <text:p>1.01845</text:p>
          </table:table-cell>
          <table:table-cell office:value-type="float" office:value="0.98682999999999998" table:style-name="ce1">
            <text:p>0.98683</text:p>
          </table:table-cell>
          <table:table-cell office:value-type="float" office:value="0.94408999999999998" table:style-name="ce1">
            <text:p>0.94409</text:p>
          </table:table-cell>
          <table:table-cell office:value-type="float" office:value="0.94613999999999998" table:style-name="ce1">
            <text:p>0.94614</text:p>
          </table:table-cell>
          <table:table-cell office:value-type="float" office:value="0.99092899999999995" table:style-name="ce1">
            <text:p>0.990929</text:p>
          </table:table-cell>
          <table:table-cell office:value-type="float" office:value="0.90544800000000003" table:style-name="ce1">
            <text:p>0.905448</text:p>
          </table:table-cell>
          <table:table-cell office:value-type="float" office:value="0.93091699999999999" table:style-name="ce1">
            <text:p>0.930917</text:p>
          </table:table-cell>
          <table:table-cell office:value-type="float" office:value="1.00966" table:style-name="ce1">
            <text:p>1.00966</text:p>
          </table:table-cell>
          <table:table-cell office:value-type="float" office:value="0.98975800000000003" table:style-name="ce1">
            <text:p>0.989758</text:p>
          </table:table-cell>
          <table:table-cell table:style-name="ce1"/>
          <table:table-cell office:value-type="float" office:value="0.85167468965517257" table:formula="of:=AVERAGE([.C3:.AE3])" table:style-name="ce1">
            <text:p>0.851674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9200900000000001" table:style-name="ce1">
            <text:p>1.92009</text:p>
          </table:table-cell>
          <table:table-cell office:value-type="float" office:value="1.7669900000000001" table:style-name="ce1">
            <text:p>1.76699</text:p>
          </table:table-cell>
          <table:table-cell office:value-type="float" office:value="1.6633500000000001" table:style-name="ce1">
            <text:p>1.66335</text:p>
          </table:table-cell>
          <table:table-cell office:value-type="float" office:value="1.7546900000000001" table:style-name="ce1">
            <text:p>1.75469</text:p>
          </table:table-cell>
          <table:table-cell office:value-type="float" office:value="1.71868" table:style-name="ce1">
            <text:p>1.71868</text:p>
          </table:table-cell>
          <table:table-cell office:value-type="float" office:value="1.70434" table:style-name="ce1">
            <text:p>1.70434</text:p>
          </table:table-cell>
          <table:table-cell office:value-type="float" office:value="1.63262" table:style-name="ce1">
            <text:p>1.63262</text:p>
          </table:table-cell>
          <table:table-cell office:value-type="float" office:value="1.63584" table:style-name="ce1">
            <text:p>1.63584</text:p>
          </table:table-cell>
          <table:table-cell office:value-type="float" office:value="1.9827300000000001" table:style-name="ce1">
            <text:p>1.98273</text:p>
          </table:table-cell>
          <table:table-cell office:value-type="float" office:value="1.79304" table:style-name="ce1">
            <text:p>1.79304</text:p>
          </table:table-cell>
          <table:table-cell office:value-type="float" office:value="2.1185700000000001" table:style-name="ce1">
            <text:p>2.11857</text:p>
          </table:table-cell>
          <table:table-cell office:value-type="float" office:value="2.2634699999999999" table:style-name="ce1">
            <text:p>2.26347</text:p>
          </table:table-cell>
          <table:table-cell office:value-type="float" office:value="2.4795199999999999" table:style-name="ce1">
            <text:p>2.47952</text:p>
          </table:table-cell>
          <table:table-cell office:value-type="float" office:value="2.1384699999999999" table:style-name="ce1">
            <text:p>2.13847</text:p>
          </table:table-cell>
          <table:table-cell office:value-type="float" office:value="2.1987800000000002" table:style-name="ce1">
            <text:p>2.19878</text:p>
          </table:table-cell>
          <table:table-cell office:value-type="float" office:value="2.2784" table:style-name="ce1">
            <text:p>2.2784</text:p>
          </table:table-cell>
          <table:table-cell office:value-type="float" office:value="2.99152" table:style-name="ce1">
            <text:p>2.99152</text:p>
          </table:table-cell>
          <table:table-cell office:value-type="float" office:value="3.3788200000000002" table:style-name="ce1">
            <text:p>3.37882</text:p>
          </table:table-cell>
          <table:table-cell office:value-type="float" office:value="2.3735499999999998" table:style-name="ce1">
            <text:p>2.37355</text:p>
          </table:table-cell>
          <table:table-cell office:value-type="float" office:value="2.2918699999999999" table:style-name="ce1">
            <text:p>2.29187</text:p>
          </table:table-cell>
          <table:table-cell office:value-type="float" office:value="2.3032900000000001" table:style-name="ce1">
            <text:p>2.30329</text:p>
          </table:table-cell>
          <table:table-cell office:value-type="float" office:value="2.1633599999999999" table:style-name="ce1">
            <text:p>2.16336</text:p>
          </table:table-cell>
          <table:table-cell office:value-type="float" office:value="2.3404699999999998" table:style-name="ce1">
            <text:p>2.34047</text:p>
          </table:table-cell>
          <table:table-cell office:value-type="float" office:value="2.3624200000000002" table:style-name="ce1">
            <text:p>2.36242</text:p>
          </table:table-cell>
          <table:table-cell office:value-type="float" office:value="2.1449099999999999" table:style-name="ce1">
            <text:p>2.14491</text:p>
          </table:table-cell>
          <table:table-cell office:value-type="float" office:value="2.5345499999999999" table:style-name="ce1">
            <text:p>2.53455</text:p>
          </table:table-cell>
          <table:table-cell office:value-type="float" office:value="2.5802200000000002" table:style-name="ce1">
            <text:p>2.58022</text:p>
          </table:table-cell>
          <table:table-cell office:value-type="float" office:value="2.2467899999999998" table:style-name="ce1">
            <text:p>2.24679</text:p>
          </table:table-cell>
          <table:table-cell office:value-type="float" office:value="2.2459099999999999" table:style-name="ce1">
            <text:p>2.24591</text:p>
          </table:table-cell>
          <table:table-cell office:value-type="float" office:value="2.3319700000000001" table:style-name="ce1">
            <text:p>2.33197</text:p>
          </table:table-cell>
          <table:table-cell table:style-name="ce1"/>
          <table:table-cell office:value-type="float" office:value="2.1868668965517242" table:formula="of:=AVERAGE([.C4:.AE4])" table:style-name="ce1">
            <text:p>2.18686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.4499599999999999" table:style-name="ce1">
            <text:p>5.44996</text:p>
          </table:table-cell>
          <table:table-cell office:value-type="float" office:value="3.6501899999999998" table:style-name="ce1">
            <text:p>3.65019</text:p>
          </table:table-cell>
          <table:table-cell office:value-type="float" office:value="4.1902999999999997" table:style-name="ce1">
            <text:p>4.1903</text:p>
          </table:table-cell>
          <table:table-cell office:value-type="float" office:value="4.3185200000000004" table:style-name="ce1">
            <text:p>4.31852</text:p>
          </table:table-cell>
          <table:table-cell office:value-type="float" office:value="3.8627199999999999" table:style-name="ce1">
            <text:p>3.86272</text:p>
          </table:table-cell>
          <table:table-cell office:value-type="float" office:value="4.1981999999999999" table:style-name="ce1">
            <text:p>4.1982</text:p>
          </table:table-cell>
          <table:table-cell office:value-type="float" office:value="4.5020600000000002" table:style-name="ce1">
            <text:p>4.50206</text:p>
          </table:table-cell>
          <table:table-cell office:value-type="float" office:value="4.1010099999999996" table:style-name="ce1">
            <text:p>4.10101</text:p>
          </table:table-cell>
          <table:table-cell office:value-type="float" office:value="4.4476100000000001" table:style-name="ce1">
            <text:p>4.44761</text:p>
          </table:table-cell>
          <table:table-cell office:value-type="float" office:value="4.1935200000000004" table:style-name="ce1">
            <text:p>4.19352</text:p>
          </table:table-cell>
          <table:table-cell office:value-type="float" office:value="5.07437" table:style-name="ce1">
            <text:p>5.07437</text:p>
          </table:table-cell>
          <table:table-cell office:value-type="float" office:value="4.8264199999999997" table:style-name="ce1">
            <text:p>4.82642</text:p>
          </table:table-cell>
          <table:table-cell office:value-type="float" office:value="4.8170500000000001" table:style-name="ce1">
            <text:p>4.81705</text:p>
          </table:table-cell>
          <table:table-cell office:value-type="float" office:value="5.7766599999999997" table:style-name="ce1">
            <text:p>5.77666</text:p>
          </table:table-cell>
          <table:table-cell office:value-type="float" office:value="6.0550600000000001" table:style-name="ce1">
            <text:p>6.05506</text:p>
          </table:table-cell>
          <table:table-cell office:value-type="float" office:value="4.8062199999999997" table:style-name="ce1">
            <text:p>4.80622</text:p>
          </table:table-cell>
          <table:table-cell office:value-type="float" office:value="5.3700400000000004" table:style-name="ce1">
            <text:p>5.37004</text:p>
          </table:table-cell>
          <table:table-cell office:value-type="float" office:value="5.6065800000000001" table:style-name="ce1">
            <text:p>5.60658</text:p>
          </table:table-cell>
          <table:table-cell office:value-type="float" office:value="5.0137799999999997" table:style-name="ce1">
            <text:p>5.01378</text:p>
          </table:table-cell>
          <table:table-cell office:value-type="float" office:value="6.0693999999999999" table:style-name="ce1">
            <text:p>6.0694</text:p>
          </table:table-cell>
          <table:table-cell office:value-type="float" office:value="5.0989599999999999" table:style-name="ce1">
            <text:p>5.09896</text:p>
          </table:table-cell>
          <table:table-cell office:value-type="float" office:value="4.8554000000000004" table:style-name="ce1">
            <text:p>4.8554</text:p>
          </table:table-cell>
          <table:table-cell office:value-type="float" office:value="5.0711500000000003" table:style-name="ce1">
            <text:p>5.07115</text:p>
          </table:table-cell>
          <table:table-cell office:value-type="float" office:value="5.0857900000000003" table:style-name="ce1">
            <text:p>5.08579</text:p>
          </table:table-cell>
          <table:table-cell office:value-type="float" office:value="4.9736700000000003" table:style-name="ce1">
            <text:p>4.97367</text:p>
          </table:table-cell>
          <table:table-cell office:value-type="float" office:value="4.7058099999999996" table:style-name="ce1">
            <text:p>4.70581</text:p>
          </table:table-cell>
          <table:table-cell office:value-type="float" office:value="5.9007800000000001" table:style-name="ce1">
            <text:p>5.90078</text:p>
          </table:table-cell>
          <table:table-cell office:value-type="float" office:value="6.20113" table:style-name="ce1">
            <text:p>6.20113</text:p>
          </table:table-cell>
          <table:table-cell office:value-type="float" office:value="5.4973799999999997" table:style-name="ce1">
            <text:p>5.49738</text:p>
          </table:table-cell>
          <table:table-cell office:value-type="float" office:value="5.0740800000000004" table:style-name="ce1">
            <text:p>5.07408</text:p>
          </table:table-cell>
          <table:table-cell table:style-name="ce1"/>
          <table:table-cell office:value-type="float" office:value="4.9428917241379313" table:formula="of:=AVERAGE([.C5:.AE5])" table:style-name="ce1">
            <text:p>4.94289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.6701099999999993" table:style-name="ce1">
            <text:p>8.67011</text:p>
          </table:table-cell>
          <table:table-cell office:value-type="float" office:value="6.84253" table:style-name="ce1">
            <text:p>6.84253</text:p>
          </table:table-cell>
          <table:table-cell office:value-type="float" office:value="8.4236199999999997" table:style-name="ce1">
            <text:p>8.42362</text:p>
          </table:table-cell>
          <table:table-cell office:value-type="float" office:value="8.6671800000000001" table:style-name="ce1">
            <text:p>8.66718</text:p>
          </table:table-cell>
          <table:table-cell office:value-type="float" office:value="7.62913" table:style-name="ce1">
            <text:p>7.62913</text:p>
          </table:table-cell>
          <table:table-cell office:value-type="float" office:value="7.4771900000000002" table:style-name="ce1">
            <text:p>7.47719</text:p>
          </table:table-cell>
          <table:table-cell office:value-type="float" office:value="8.7146100000000004" table:style-name="ce1">
            <text:p>8.71461</text:p>
          </table:table-cell>
          <table:table-cell office:value-type="float" office:value="8.3358000000000008" table:style-name="ce1">
            <text:p>8.3358</text:p>
          </table:table-cell>
          <table:table-cell office:value-type="float" office:value="7.5085199999999999" table:style-name="ce1">
            <text:p>7.50852</text:p>
          </table:table-cell>
          <table:table-cell office:value-type="float" office:value="9.3621499999999997" table:style-name="ce1">
            <text:p>9.36215</text:p>
          </table:table-cell>
          <table:table-cell office:value-type="float" office:value="9.5609199999999994" table:style-name="ce1">
            <text:p>9.56092</text:p>
          </table:table-cell>
          <table:table-cell office:value-type="float" office:value="9.7392000000000003" table:style-name="ce1">
            <text:p>9.7392</text:p>
          </table:table-cell>
          <table:table-cell office:value-type="float" office:value="8.9060600000000001" table:style-name="ce1">
            <text:p>8.90606</text:p>
          </table:table-cell>
          <table:table-cell office:value-type="float" office:value="9.0175999999999998" table:style-name="ce1">
            <text:p>9.0176</text:p>
          </table:table-cell>
          <table:table-cell office:value-type="float" office:value="11.329700000000001" table:style-name="ce1">
            <text:p>11.3297</text:p>
          </table:table-cell>
          <table:table-cell office:value-type="float" office:value="10.8133" table:style-name="ce1">
            <text:p>10.8133</text:p>
          </table:table-cell>
          <table:table-cell office:value-type="float" office:value="9.7225199999999994" table:style-name="ce1">
            <text:p>9.72252</text:p>
          </table:table-cell>
          <table:table-cell office:value-type="float" office:value="9.8349299999999999" table:style-name="ce1">
            <text:p>9.83493</text:p>
          </table:table-cell>
          <table:table-cell office:value-type="float" office:value="9.7582299999999993" table:style-name="ce1">
            <text:p>9.75823</text:p>
          </table:table-cell>
          <table:table-cell office:value-type="float" office:value="9.3156099999999995" table:style-name="ce1">
            <text:p>9.31561</text:p>
          </table:table-cell>
          <table:table-cell office:value-type="float" office:value="8.6862100000000009" table:style-name="ce1">
            <text:p>8.68621</text:p>
          </table:table-cell>
          <table:table-cell office:value-type="float" office:value="10.772" table:style-name="ce1">
            <text:p>10.772</text:p>
          </table:table-cell>
          <table:table-cell office:value-type="float" office:value="8.1501999999999999" table:style-name="ce1">
            <text:p>8.1502</text:p>
          </table:table-cell>
          <table:table-cell office:value-type="float" office:value="6.6288299999999998" table:style-name="ce1">
            <text:p>6.62883</text:p>
          </table:table-cell>
          <table:table-cell office:value-type="float" office:value="7.4183500000000002" table:style-name="ce1">
            <text:p>7.41835</text:p>
          </table:table-cell>
          <table:table-cell office:value-type="float" office:value="6.7482699999999998" table:style-name="ce1">
            <text:p>6.74827</text:p>
          </table:table-cell>
          <table:table-cell office:value-type="float" office:value="7.03369" table:style-name="ce1">
            <text:p>7.03369</text:p>
          </table:table-cell>
          <table:table-cell office:value-type="float" office:value="7.8378500000000004" table:style-name="ce1">
            <text:p>7.83785</text:p>
          </table:table-cell>
          <table:table-cell office:value-type="float" office:value="6.4247899999999998" table:style-name="ce1">
            <text:p>6.42479</text:p>
          </table:table-cell>
          <table:table-cell office:value-type="float" office:value="6.9315199999999999" table:style-name="ce1">
            <text:p>6.93152</text:p>
          </table:table-cell>
          <table:table-cell table:style-name="ce1"/>
          <table:table-cell office:value-type="float" office:value="8.5376037931034467" table:formula="of:=AVERAGE([.C6:.AE6])" table:style-name="ce1">
            <text:p>8.53760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6.610099999999999" table:style-name="ce1">
            <text:p>16.6101</text:p>
          </table:table-cell>
          <table:table-cell office:value-type="float" office:value="13.513199999999999" table:style-name="ce1">
            <text:p>13.5132</text:p>
          </table:table-cell>
          <table:table-cell office:value-type="float" office:value="14.592599999999999" table:style-name="ce1">
            <text:p>14.5926</text:p>
          </table:table-cell>
          <table:table-cell office:value-type="float" office:value="14.7881" table:style-name="ce1">
            <text:p>14.7881</text:p>
          </table:table-cell>
          <table:table-cell office:value-type="float" office:value="13.9198" table:style-name="ce1">
            <text:p>13.9198</text:p>
          </table:table-cell>
          <table:table-cell office:value-type="float" office:value="12.6652" table:style-name="ce1">
            <text:p>12.6652</text:p>
          </table:table-cell>
          <table:table-cell office:value-type="float" office:value="12.854799999999999" table:style-name="ce1">
            <text:p>12.8548</text:p>
          </table:table-cell>
          <table:table-cell office:value-type="float" office:value="13.639099999999999" table:style-name="ce1">
            <text:p>13.6391</text:p>
          </table:table-cell>
          <table:table-cell office:value-type="float" office:value="14.0779" table:style-name="ce1">
            <text:p>14.0779</text:p>
          </table:table-cell>
          <table:table-cell office:value-type="float" office:value="13.5053" table:style-name="ce1">
            <text:p>13.5053</text:p>
          </table:table-cell>
          <table:table-cell office:value-type="float" office:value="13.895200000000001" table:style-name="ce1">
            <text:p>13.8952</text:p>
          </table:table-cell>
          <table:table-cell office:value-type="float" office:value="14.4679" table:style-name="ce1">
            <text:p>14.4679</text:p>
          </table:table-cell>
          <table:table-cell office:value-type="float" office:value="12.6502" table:style-name="ce1">
            <text:p>12.6502</text:p>
          </table:table-cell>
          <table:table-cell office:value-type="float" office:value="14.765000000000001" table:style-name="ce1">
            <text:p>14.765</text:p>
          </table:table-cell>
          <table:table-cell office:value-type="float" office:value="14.1271" table:style-name="ce1">
            <text:p>14.1271</text:p>
          </table:table-cell>
          <table:table-cell office:value-type="float" office:value="14.0024" table:style-name="ce1">
            <text:p>14.0024</text:p>
          </table:table-cell>
          <table:table-cell office:value-type="float" office:value="14.4778" table:style-name="ce1">
            <text:p>14.4778</text:p>
          </table:table-cell>
          <table:table-cell office:value-type="float" office:value="12.655200000000001" table:style-name="ce1">
            <text:p>12.6552</text:p>
          </table:table-cell>
          <table:table-cell office:value-type="float" office:value="13.023199999999999" table:style-name="ce1">
            <text:p>13.0232</text:p>
          </table:table-cell>
          <table:table-cell office:value-type="float" office:value="13.9359" table:style-name="ce1">
            <text:p>13.9359</text:p>
          </table:table-cell>
          <table:table-cell office:value-type="float" office:value="14.073499999999999" table:style-name="ce1">
            <text:p>14.0735</text:p>
          </table:table-cell>
          <table:table-cell office:value-type="float" office:value="12.8993" table:style-name="ce1">
            <text:p>12.8993</text:p>
          </table:table-cell>
          <table:table-cell office:value-type="float" office:value="13.289" table:style-name="ce1">
            <text:p>13.289</text:p>
          </table:table-cell>
          <table:table-cell office:value-type="float" office:value="14.5867" table:style-name="ce1">
            <text:p>14.5867</text:p>
          </table:table-cell>
          <table:table-cell office:value-type="float" office:value="14.723100000000001" table:style-name="ce1">
            <text:p>14.7231</text:p>
          </table:table-cell>
          <table:table-cell office:value-type="float" office:value="14.100199999999999" table:style-name="ce1">
            <text:p>14.1002</text:p>
          </table:table-cell>
          <table:table-cell office:value-type="float" office:value="14.38" table:style-name="ce1">
            <text:p>14.38</text:p>
          </table:table-cell>
          <table:table-cell office:value-type="float" office:value="15.0943" table:style-name="ce1">
            <text:p>15.0943</text:p>
          </table:table-cell>
          <table:table-cell office:value-type="float" office:value="14.9869" table:style-name="ce1">
            <text:p>14.9869</text:p>
          </table:table-cell>
          <table:table-cell office:value-type="float" office:value="16.5044" table:style-name="ce1">
            <text:p>16.5044</text:p>
          </table:table-cell>
          <table:table-cell table:style-name="ce1"/>
          <table:table-cell office:value-type="float" office:value="14.006665517241379" table:formula="of:=AVERAGE([.C7:.AE7])" table:style-name="ce1">
            <text:p>14.0066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6.561900000000001" table:style-name="ce1">
            <text:p>26.5619</text:p>
          </table:table-cell>
          <table:table-cell office:value-type="float" office:value="21.741900000000001" table:style-name="ce1">
            <text:p>21.7419</text:p>
          </table:table-cell>
          <table:table-cell office:value-type="float" office:value="25.188600000000001" table:style-name="ce1">
            <text:p>25.1886</text:p>
          </table:table-cell>
          <table:table-cell office:value-type="float" office:value="24.3628" table:style-name="ce1">
            <text:p>24.3628</text:p>
          </table:table-cell>
          <table:table-cell office:value-type="float" office:value="24.087900000000001" table:style-name="ce1">
            <text:p>24.0879</text:p>
          </table:table-cell>
          <table:table-cell office:value-type="float" office:value="24.7791" table:style-name="ce1">
            <text:p>24.7791</text:p>
          </table:table-cell>
          <table:table-cell office:value-type="float" office:value="24.782900000000001" table:style-name="ce1">
            <text:p>24.7829</text:p>
          </table:table-cell>
          <table:table-cell office:value-type="float" office:value="22.522600000000001" table:style-name="ce1">
            <text:p>22.5226</text:p>
          </table:table-cell>
          <table:table-cell office:value-type="float" office:value="24.480799999999999" table:style-name="ce1">
            <text:p>24.4808</text:p>
          </table:table-cell>
          <table:table-cell office:value-type="float" office:value="25.255600000000001" table:style-name="ce1">
            <text:p>25.2556</text:p>
          </table:table-cell>
          <table:table-cell office:value-type="float" office:value="26.903500000000001" table:style-name="ce1">
            <text:p>26.9035</text:p>
          </table:table-cell>
          <table:table-cell office:value-type="float" office:value="28.174900000000001" table:style-name="ce1">
            <text:p>28.1749</text:p>
          </table:table-cell>
          <table:table-cell office:value-type="float" office:value="27.503900000000002" table:style-name="ce1">
            <text:p>27.5039</text:p>
          </table:table-cell>
          <table:table-cell office:value-type="float" office:value="27.022600000000001" table:style-name="ce1">
            <text:p>27.0226</text:p>
          </table:table-cell>
          <table:table-cell office:value-type="float" office:value="27.52" table:style-name="ce1">
            <text:p>27.52</text:p>
          </table:table-cell>
          <table:table-cell office:value-type="float" office:value="27.2925" table:style-name="ce1">
            <text:p>27.2925</text:p>
          </table:table-cell>
          <table:table-cell office:value-type="float" office:value="26.267099999999999" table:style-name="ce1">
            <text:p>26.2671</text:p>
          </table:table-cell>
          <table:table-cell office:value-type="float" office:value="26.392099999999999" table:style-name="ce1">
            <text:p>26.3921</text:p>
          </table:table-cell>
          <table:table-cell office:value-type="float" office:value="27.574999999999999" table:style-name="ce1">
            <text:p>27.575</text:p>
          </table:table-cell>
          <table:table-cell office:value-type="float" office:value="26.930399999999999" table:style-name="ce1">
            <text:p>26.9304</text:p>
          </table:table-cell>
          <table:table-cell office:value-type="float" office:value="26.872499999999999" table:style-name="ce1">
            <text:p>26.8725</text:p>
          </table:table-cell>
          <table:table-cell office:value-type="float" office:value="25.9512" table:style-name="ce1">
            <text:p>25.9512</text:p>
          </table:table-cell>
          <table:table-cell office:value-type="float" office:value="27.1251" table:style-name="ce1">
            <text:p>27.1251</text:p>
          </table:table-cell>
          <table:table-cell office:value-type="float" office:value="26.9588" table:style-name="ce1">
            <text:p>26.9588</text:p>
          </table:table-cell>
          <table:table-cell office:value-type="float" office:value="27.189800000000002" table:style-name="ce1">
            <text:p>27.1898</text:p>
          </table:table-cell>
          <table:table-cell office:value-type="float" office:value="27.293399999999998" table:style-name="ce1">
            <text:p>27.2934</text:p>
          </table:table-cell>
          <table:table-cell office:value-type="float" office:value="28.267099999999999" table:style-name="ce1">
            <text:p>28.2671</text:p>
          </table:table-cell>
          <table:table-cell office:value-type="float" office:value="27.607500000000002" table:style-name="ce1">
            <text:p>27.6075</text:p>
          </table:table-cell>
          <table:table-cell office:value-type="float" office:value="28.3324" table:style-name="ce1">
            <text:p>28.3324</text:p>
          </table:table-cell>
          <table:table-cell office:value-type="float" office:value="25.491599999999998" table:style-name="ce1">
            <text:p>25.4916</text:p>
          </table:table-cell>
          <table:table-cell table:style-name="ce1"/>
          <table:table-cell office:value-type="float" office:value="26.202537931034477" table:formula="of:=AVERAGE([.C8:.AE8])" table:style-name="ce1">
            <text:p>26.2025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6.677799999999998" table:style-name="ce1">
            <text:p>36.6778</text:p>
          </table:table-cell>
          <table:table-cell office:value-type="float" office:value="35.196599999999997" table:style-name="ce1">
            <text:p>35.1966</text:p>
          </table:table-cell>
          <table:table-cell office:value-type="float" office:value="34.0426" table:style-name="ce1">
            <text:p>34.0426</text:p>
          </table:table-cell>
          <table:table-cell office:value-type="float" office:value="34.541400000000003" table:style-name="ce1">
            <text:p>34.5414</text:p>
          </table:table-cell>
          <table:table-cell office:value-type="float" office:value="34.314500000000002" table:style-name="ce1">
            <text:p>34.3145</text:p>
          </table:table-cell>
          <table:table-cell office:value-type="float" office:value="35.210900000000002" table:style-name="ce1">
            <text:p>35.2109</text:p>
          </table:table-cell>
          <table:table-cell office:value-type="float" office:value="37.227899999999998" table:style-name="ce1">
            <text:p>37.2279</text:p>
          </table:table-cell>
          <table:table-cell office:value-type="float" office:value="34.0929" table:style-name="ce1">
            <text:p>34.0929</text:p>
          </table:table-cell>
          <table:table-cell office:value-type="float" office:value="36.204999999999998" table:style-name="ce1">
            <text:p>36.205</text:p>
          </table:table-cell>
          <table:table-cell office:value-type="float" office:value="37.974699999999999" table:style-name="ce1">
            <text:p>37.9747</text:p>
          </table:table-cell>
          <table:table-cell office:value-type="float" office:value="38.624499999999998" table:style-name="ce1">
            <text:p>38.6245</text:p>
          </table:table-cell>
          <table:table-cell office:value-type="float" office:value="41.478499999999997" table:style-name="ce1">
            <text:p>41.4785</text:p>
          </table:table-cell>
          <table:table-cell office:value-type="float" office:value="40.253399999999999" table:style-name="ce1">
            <text:p>40.2534</text:p>
          </table:table-cell>
          <table:table-cell office:value-type="float" office:value="40.314" table:style-name="ce1">
            <text:p>40.314</text:p>
          </table:table-cell>
          <table:table-cell office:value-type="float" office:value="39.768300000000004" table:style-name="ce1">
            <text:p>39.7683</text:p>
          </table:table-cell>
          <table:table-cell office:value-type="float" office:value="38.568600000000004" table:style-name="ce1">
            <text:p>38.5686</text:p>
          </table:table-cell>
          <table:table-cell office:value-type="float" office:value="38.325400000000002" table:style-name="ce1">
            <text:p>38.3254</text:p>
          </table:table-cell>
          <table:table-cell office:value-type="float" office:value="40.338299999999997" table:style-name="ce1">
            <text:p>40.3383</text:p>
          </table:table-cell>
          <table:table-cell office:value-type="float" office:value="41.496299999999998" table:style-name="ce1">
            <text:p>41.4963</text:p>
          </table:table-cell>
          <table:table-cell office:value-type="float" office:value="38.553699999999999" table:style-name="ce1">
            <text:p>38.5537</text:p>
          </table:table-cell>
          <table:table-cell office:value-type="float" office:value="39.850299999999997" table:style-name="ce1">
            <text:p>39.8503</text:p>
          </table:table-cell>
          <table:table-cell office:value-type="float" office:value="39.835900000000002" table:style-name="ce1">
            <text:p>39.8359</text:p>
          </table:table-cell>
          <table:table-cell office:value-type="float" office:value="41.8977" table:style-name="ce1">
            <text:p>41.8977</text:p>
          </table:table-cell>
          <table:table-cell office:value-type="float" office:value="40.8245" table:style-name="ce1">
            <text:p>40.8245</text:p>
          </table:table-cell>
          <table:table-cell office:value-type="float" office:value="38.479599999999998" table:style-name="ce1">
            <text:p>38.4796</text:p>
          </table:table-cell>
          <table:table-cell office:value-type="float" office:value="40.893900000000002" table:style-name="ce1">
            <text:p>40.8939</text:p>
          </table:table-cell>
          <table:table-cell office:value-type="float" office:value="38.070099999999996" table:style-name="ce1">
            <text:p>38.0701</text:p>
          </table:table-cell>
          <table:table-cell office:value-type="float" office:value="38.526499999999999" table:style-name="ce1">
            <text:p>38.5265</text:p>
          </table:table-cell>
          <table:table-cell office:value-type="float" office:value="41.210900000000002" table:style-name="ce1">
            <text:p>41.2109</text:p>
          </table:table-cell>
          <table:table-cell office:value-type="float" office:value="38.436" table:style-name="ce1">
            <text:p>38.436</text:p>
          </table:table-cell>
          <table:table-cell table:style-name="ce1"/>
          <table:table-cell office:value-type="float" office:value="38.43285862068965" table:formula="of:=AVERAGE([.C9:.AE9])" table:style-name="ce1">
            <text:p>38.4328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1.637799999999999" table:style-name="ce1">
            <text:p>51.6378</text:p>
          </table:table-cell>
          <table:table-cell office:value-type="float" office:value="45.758899999999997" table:style-name="ce1">
            <text:p>45.7589</text:p>
          </table:table-cell>
          <table:table-cell office:value-type="float" office:value="47.384500000000003" table:style-name="ce1">
            <text:p>47.3845</text:p>
          </table:table-cell>
          <table:table-cell office:value-type="float" office:value="47.6738" table:style-name="ce1">
            <text:p>47.6738</text:p>
          </table:table-cell>
          <table:table-cell office:value-type="float" office:value="48.838299999999997" table:style-name="ce1">
            <text:p>48.8383</text:p>
          </table:table-cell>
          <table:table-cell office:value-type="float" office:value="51.244900000000001" table:style-name="ce1">
            <text:p>51.2449</text:p>
          </table:table-cell>
          <table:table-cell office:value-type="float" office:value="48.396799999999999" table:style-name="ce1">
            <text:p>48.3968</text:p>
          </table:table-cell>
          <table:table-cell office:value-type="float" office:value="50.873399999999997" table:style-name="ce1">
            <text:p>50.8734</text:p>
          </table:table-cell>
          <table:table-cell office:value-type="float" office:value="49.488999999999997" table:style-name="ce1">
            <text:p>49.489</text:p>
          </table:table-cell>
          <table:table-cell office:value-type="float" office:value="52.017200000000003" table:style-name="ce1">
            <text:p>52.0172</text:p>
          </table:table-cell>
          <table:table-cell office:value-type="float" office:value="54.316600000000001" table:style-name="ce1">
            <text:p>54.3166</text:p>
          </table:table-cell>
          <table:table-cell office:value-type="float" office:value="54.679299999999998" table:style-name="ce1">
            <text:p>54.6793</text:p>
          </table:table-cell>
          <table:table-cell office:value-type="float" office:value="54.3491" table:style-name="ce1">
            <text:p>54.3491</text:p>
          </table:table-cell>
          <table:table-cell office:value-type="float" office:value="56.002499999999998" table:style-name="ce1">
            <text:p>56.0025</text:p>
          </table:table-cell>
          <table:table-cell office:value-type="float" office:value="57.713299999999997" table:style-name="ce1">
            <text:p>57.7133</text:p>
          </table:table-cell>
          <table:table-cell office:value-type="float" office:value="57.11" table:style-name="ce1">
            <text:p>57.11</text:p>
          </table:table-cell>
          <table:table-cell office:value-type="float" office:value="53.398000000000003" table:style-name="ce1">
            <text:p>53.398</text:p>
          </table:table-cell>
          <table:table-cell office:value-type="float" office:value="54.013399999999997" table:style-name="ce1">
            <text:p>54.0134</text:p>
          </table:table-cell>
          <table:table-cell office:value-type="float" office:value="53.920299999999997" table:style-name="ce1">
            <text:p>53.9203</text:p>
          </table:table-cell>
          <table:table-cell office:value-type="float" office:value="61.815199999999997" table:style-name="ce1">
            <text:p>61.8152</text:p>
          </table:table-cell>
          <table:table-cell office:value-type="float" office:value="47.809600000000003" table:style-name="ce1">
            <text:p>47.8096</text:p>
          </table:table-cell>
          <table:table-cell office:value-type="float" office:value="45.996400000000001" table:style-name="ce1">
            <text:p>45.9964</text:p>
          </table:table-cell>
          <table:table-cell office:value-type="float" office:value="47.146799999999999" table:style-name="ce1">
            <text:p>47.1468</text:p>
          </table:table-cell>
          <table:table-cell office:value-type="float" office:value="49.549399999999999" table:style-name="ce1">
            <text:p>49.5494</text:p>
          </table:table-cell>
          <table:table-cell office:value-type="float" office:value="49.5974" table:style-name="ce1">
            <text:p>49.5974</text:p>
          </table:table-cell>
          <table:table-cell office:value-type="float" office:value="46.228200000000001" table:style-name="ce1">
            <text:p>46.2282</text:p>
          </table:table-cell>
          <table:table-cell office:value-type="float" office:value="46.371099999999998" table:style-name="ce1">
            <text:p>46.3711</text:p>
          </table:table-cell>
          <table:table-cell office:value-type="float" office:value="47.881599999999999" table:style-name="ce1">
            <text:p>47.8816</text:p>
          </table:table-cell>
          <table:table-cell office:value-type="float" office:value="47.018300000000004" table:style-name="ce1">
            <text:p>47.0183</text:p>
          </table:table-cell>
          <table:table-cell office:value-type="float" office:value="46.389499999999998" table:style-name="ce1">
            <text:p>46.3895</text:p>
          </table:table-cell>
          <table:table-cell table:style-name="ce1"/>
          <table:table-cell office:value-type="float" office:value="50.792510344827591" table:formula="of:=AVERAGE([.C10:.AE10])" table:style-name="ce1">
            <text:p>50.7925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3.316699999999997" table:style-name="ce1">
            <text:p>73.3167</text:p>
          </table:table-cell>
          <table:table-cell office:value-type="float" office:value="64.634600000000006" table:style-name="ce1">
            <text:p>64.6346</text:p>
          </table:table-cell>
          <table:table-cell office:value-type="float" office:value="64.352099999999993" table:style-name="ce1">
            <text:p>64.3521</text:p>
          </table:table-cell>
          <table:table-cell office:value-type="float" office:value="64.421499999999995" table:style-name="ce1">
            <text:p>64.4215</text:p>
          </table:table-cell>
          <table:table-cell office:value-type="float" office:value="64.757300000000001" table:style-name="ce1">
            <text:p>64.7573</text:p>
          </table:table-cell>
          <table:table-cell office:value-type="float" office:value="66.503699999999995" table:style-name="ce1">
            <text:p>66.5037</text:p>
          </table:table-cell>
          <table:table-cell office:value-type="float" office:value="65.387200000000007" table:style-name="ce1">
            <text:p>65.3872</text:p>
          </table:table-cell>
          <table:table-cell office:value-type="float" office:value="72.020200000000003" table:style-name="ce1">
            <text:p>72.0202</text:p>
          </table:table-cell>
          <table:table-cell office:value-type="float" office:value="64.429699999999997" table:style-name="ce1">
            <text:p>64.4297</text:p>
          </table:table-cell>
          <table:table-cell office:value-type="float" office:value="66.048500000000004" table:style-name="ce1">
            <text:p>66.0485</text:p>
          </table:table-cell>
          <table:table-cell office:value-type="float" office:value="65.591300000000004" table:style-name="ce1">
            <text:p>65.5913</text:p>
          </table:table-cell>
          <table:table-cell office:value-type="float" office:value="67.254599999999996" table:style-name="ce1">
            <text:p>67.2546</text:p>
          </table:table-cell>
          <table:table-cell office:value-type="float" office:value="65.020099999999999" table:style-name="ce1">
            <text:p>65.0201</text:p>
          </table:table-cell>
          <table:table-cell office:value-type="float" office:value="66.620500000000007" table:style-name="ce1">
            <text:p>66.6205</text:p>
          </table:table-cell>
          <table:table-cell office:value-type="float" office:value="69.559700000000007" table:style-name="ce1">
            <text:p>69.5597</text:p>
          </table:table-cell>
          <table:table-cell office:value-type="float" office:value="65.670299999999997" table:style-name="ce1">
            <text:p>65.6703</text:p>
          </table:table-cell>
          <table:table-cell office:value-type="float" office:value="64.660899999999998" table:style-name="ce1">
            <text:p>64.6609</text:p>
          </table:table-cell>
          <table:table-cell office:value-type="float" office:value="67.2453" table:style-name="ce1">
            <text:p>67.2453</text:p>
          </table:table-cell>
          <table:table-cell office:value-type="float" office:value="67.283299999999997" table:style-name="ce1">
            <text:p>67.2833</text:p>
          </table:table-cell>
          <table:table-cell office:value-type="float" office:value="71.989999999999995" table:style-name="ce1">
            <text:p>71.99</text:p>
          </table:table-cell>
          <table:table-cell office:value-type="float" office:value="71.191999999999993" table:style-name="ce1">
            <text:p>71.192</text:p>
          </table:table-cell>
          <table:table-cell office:value-type="float" office:value="71.739400000000003" table:style-name="ce1">
            <text:p>71.7394</text:p>
          </table:table-cell>
          <table:table-cell office:value-type="float" office:value="73.313500000000005" table:style-name="ce1">
            <text:p>73.3135</text:p>
          </table:table-cell>
          <table:table-cell office:value-type="float" office:value="82.949399999999997" table:style-name="ce1">
            <text:p>82.9494</text:p>
          </table:table-cell>
          <table:table-cell office:value-type="float" office:value="77.050600000000003" table:style-name="ce1">
            <text:p>77.0506</text:p>
          </table:table-cell>
          <table:table-cell office:value-type="float" office:value="76.695499999999996" table:style-name="ce1">
            <text:p>76.6955</text:p>
          </table:table-cell>
          <table:table-cell office:value-type="float" office:value="82.387" table:style-name="ce1">
            <text:p>82.387</text:p>
          </table:table-cell>
          <table:table-cell office:value-type="float" office:value="75.754099999999994" table:style-name="ce1">
            <text:p>75.7541</text:p>
          </table:table-cell>
          <table:table-cell office:value-type="float" office:value="81.701999999999998" table:style-name="ce1">
            <text:p>81.702</text:p>
          </table:table-cell>
          <table:table-cell office:value-type="float" office:value="74.391900000000007" table:style-name="ce1">
            <text:p>74.3919</text:p>
          </table:table-cell>
          <table:table-cell table:style-name="ce1"/>
          <table:table-cell office:value-type="float" office:value="70.021593103448268" table:formula="of:=AVERAGE([.C11:.AE11])" table:style-name="ce1">
            <text:p>70.0215931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3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41598499999999999" table:style-name="ce1">
            <text:p>0.415985</text:p>
          </table:table-cell>
          <table:table-cell office:value-type="float" office:value="0.43208600000000003" table:style-name="ce1">
            <text:p>0.432086</text:p>
          </table:table-cell>
          <table:table-cell office:value-type="float" office:value="0.38290600000000002" table:style-name="ce1">
            <text:p>0.382906</text:p>
          </table:table-cell>
          <table:table-cell office:value-type="float" office:value="0.46721499999999999" table:style-name="ce1">
            <text:p>0.467215</text:p>
          </table:table-cell>
          <table:table-cell office:value-type="float" office:value="0.41012999999999999" table:style-name="ce1">
            <text:p>0.41013</text:p>
          </table:table-cell>
          <table:table-cell office:value-type="float" office:value="0.43794" table:style-name="ce1">
            <text:p>0.43794</text:p>
          </table:table-cell>
          <table:table-cell office:value-type="float" office:value="0.40134799999999998" table:style-name="ce1">
            <text:p>0.401348</text:p>
          </table:table-cell>
          <table:table-cell office:value-type="float" office:value="0.39754200000000001" table:style-name="ce1">
            <text:p>0.397542</text:p>
          </table:table-cell>
          <table:table-cell office:value-type="float" office:value="0.51815199999999995" table:style-name="ce1">
            <text:p>0.518152</text:p>
          </table:table-cell>
          <table:table-cell office:value-type="float" office:value="0.53542299999999998" table:style-name="ce1">
            <text:p>0.535423</text:p>
          </table:table-cell>
          <table:table-cell office:value-type="float" office:value="0.48858499999999999" table:style-name="ce1">
            <text:p>0.488585</text:p>
          </table:table-cell>
          <table:table-cell office:value-type="float" office:value="0.51346800000000004" table:style-name="ce1">
            <text:p>0.513468</text:p>
          </table:table-cell>
          <table:table-cell office:value-type="float" office:value="1.3873" table:style-name="ce1">
            <text:p>1.3873</text:p>
          </table:table-cell>
          <table:table-cell office:value-type="float" office:value="1.35598" table:style-name="ce1">
            <text:p>1.35598</text:p>
          </table:table-cell>
          <table:table-cell office:value-type="float" office:value="0.475997" table:style-name="ce1">
            <text:p>0.475997</text:p>
          </table:table-cell>
          <table:table-cell office:value-type="float" office:value="0.48038799999999998" table:style-name="ce1">
            <text:p>0.480388</text:p>
          </table:table-cell>
          <table:table-cell office:value-type="float" office:value="0.63378500000000004" table:style-name="ce1">
            <text:p>0.633785</text:p>
          </table:table-cell>
          <table:table-cell office:value-type="float" office:value="0.49824499999999999" table:style-name="ce1">
            <text:p>0.498245</text:p>
          </table:table-cell>
          <table:table-cell office:value-type="float" office:value="0.58196899999999996" table:style-name="ce1">
            <text:p>0.581969</text:p>
          </table:table-cell>
          <table:table-cell office:value-type="float" office:value="0.47482600000000003" table:style-name="ce1">
            <text:p>0.474826</text:p>
          </table:table-cell>
          <table:table-cell office:value-type="float" office:value="0.49268400000000001" table:style-name="ce1">
            <text:p>0.492684</text:p>
          </table:table-cell>
          <table:table-cell office:value-type="float" office:value="0.55035299999999998" table:style-name="ce1">
            <text:p>0.550353</text:p>
          </table:table-cell>
          <table:table-cell office:value-type="float" office:value="0.53308199999999994" table:style-name="ce1">
            <text:p>0.533082</text:p>
          </table:table-cell>
          <table:table-cell office:value-type="float" office:value="0.48331600000000002" table:style-name="ce1">
            <text:p>0.483316</text:p>
          </table:table-cell>
          <table:table-cell office:value-type="float" office:value="0.48214499999999999" table:style-name="ce1">
            <text:p>0.482145</text:p>
          </table:table-cell>
          <table:table-cell office:value-type="float" office:value="0.48917100000000002" table:style-name="ce1">
            <text:p>0.489171</text:p>
          </table:table-cell>
          <table:table-cell office:value-type="float" office:value="0.47746" table:style-name="ce1">
            <text:p>0.47746</text:p>
          </table:table-cell>
          <table:table-cell office:value-type="float" office:value="0.48916999999999999" table:style-name="ce1">
            <text:p>0.48917</text:p>
          </table:table-cell>
          <table:table-cell office:value-type="float" office:value="0.51756599999999997" table:style-name="ce1">
            <text:p>0.517566</text:p>
          </table:table-cell>
          <table:table-cell office:value-type="float" office:value="0.48624299999999998" table:style-name="ce1">
            <text:p>0.486243</text:p>
          </table:table-cell>
          <table:table-cell table:style-name="ce1"/>
          <table:table-cell office:value-type="float" office:value="0.54739568965517238" table:formula="of:=AVERAGE([.C2:.AE2])" table:style-name="ce1">
            <text:p>0.547395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70931200000000005" table:style-name="ce1">
            <text:p>0.709312</text:p>
          </table:table-cell>
          <table:table-cell office:value-type="float" office:value="0.66481500000000004" table:style-name="ce1">
            <text:p>0.664815</text:p>
          </table:table-cell>
          <table:table-cell office:value-type="float" office:value="0.70901899999999995" table:style-name="ce1">
            <text:p>0.709019</text:p>
          </table:table-cell>
          <table:table-cell office:value-type="float" office:value="0.742977" table:style-name="ce1">
            <text:p>0.742977</text:p>
          </table:table-cell>
          <table:table-cell office:value-type="float" office:value="0.79127899999999995" table:style-name="ce1">
            <text:p>0.791279</text:p>
          </table:table-cell>
          <table:table-cell office:value-type="float" office:value="0.74502699999999999" table:style-name="ce1">
            <text:p>0.745027</text:p>
          </table:table-cell>
          <table:table-cell office:value-type="float" office:value="1.0527" table:style-name="ce1">
            <text:p>1.0527</text:p>
          </table:table-cell>
          <table:table-cell office:value-type="float" office:value="0.76610299999999998" table:style-name="ce1">
            <text:p>0.766103</text:p>
          </table:table-cell>
          <table:table-cell office:value-type="float" office:value="1.2482500000000001" table:style-name="ce1">
            <text:p>1.24825</text:p>
          </table:table-cell>
          <table:table-cell office:value-type="float" office:value="1.3199700000000001" table:style-name="ce1">
            <text:p>1.31997</text:p>
          </table:table-cell>
          <table:table-cell office:value-type="float" office:value="2.02196" table:style-name="ce1">
            <text:p>2.02196</text:p>
          </table:table-cell>
          <table:table-cell office:value-type="float" office:value="0.76463899999999996" table:style-name="ce1">
            <text:p>0.764639</text:p>
          </table:table-cell>
          <table:table-cell office:value-type="float" office:value="0.74122100000000002" table:style-name="ce1">
            <text:p>0.741221</text:p>
          </table:table-cell>
          <table:table-cell office:value-type="float" office:value="1.0216700000000001" table:style-name="ce1">
            <text:p>1.02167</text:p>
          </table:table-cell>
          <table:table-cell office:value-type="float" office:value="0.94643200000000005" table:style-name="ce1">
            <text:p>0.946432</text:p>
          </table:table-cell>
          <table:table-cell office:value-type="float" office:value="1.0272300000000001" table:style-name="ce1">
            <text:p>1.02723</text:p>
          </table:table-cell>
          <table:table-cell office:value-type="float" office:value="1.0327900000000001" table:style-name="ce1">
            <text:p>1.03279</text:p>
          </table:table-cell>
          <table:table-cell office:value-type="float" office:value="0.92681899999999995" table:style-name="ce1">
            <text:p>0.926819</text:p>
          </table:table-cell>
          <table:table-cell office:value-type="float" office:value="1.06294" table:style-name="ce1">
            <text:p>1.06294</text:p>
          </table:table-cell>
          <table:table-cell office:value-type="float" office:value="1.1689099999999999" table:style-name="ce1">
            <text:p>1.16891</text:p>
          </table:table-cell>
          <table:table-cell office:value-type="float" office:value="0.91423100000000002" table:style-name="ce1">
            <text:p>0.914231</text:p>
          </table:table-cell>
          <table:table-cell office:value-type="float" office:value="1.0603100000000001" table:style-name="ce1">
            <text:p>1.06031</text:p>
          </table:table-cell>
          <table:table-cell office:value-type="float" office:value="1.05972" table:style-name="ce1">
            <text:p>1.05972</text:p>
          </table:table-cell>
          <table:table-cell office:value-type="float" office:value="0.94613899999999995" table:style-name="ce1">
            <text:p>0.946139</text:p>
          </table:table-cell>
          <table:table-cell office:value-type="float" office:value="1.00176" table:style-name="ce1">
            <text:p>1.00176</text:p>
          </table:table-cell>
          <table:table-cell office:value-type="float" office:value="1.02928" table:style-name="ce1">
            <text:p>1.02928</text:p>
          </table:table-cell>
          <table:table-cell office:value-type="float" office:value="0.94145500000000004" table:style-name="ce1">
            <text:p>0.941455</text:p>
          </table:table-cell>
          <table:table-cell office:value-type="float" office:value="0.92271999999999998" table:style-name="ce1">
            <text:p>0.92272</text:p>
          </table:table-cell>
          <table:table-cell office:value-type="float" office:value="1.04684" table:style-name="ce1">
            <text:p>1.04684</text:p>
          </table:table-cell>
          <table:table-cell office:value-type="float" office:value="1.00264" table:style-name="ce1">
            <text:p>1.00264</text:p>
          </table:table-cell>
          <table:table-cell table:style-name="ce1"/>
          <table:table-cell office:value-type="float" office:value="0.98896020689655173" table:formula="of:=AVERAGE([.C3:.AE3])" table:style-name="ce1">
            <text:p>0.988960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.18648" table:style-name="ce1">
            <text:p>2.18648</text:p>
          </table:table-cell>
          <table:table-cell office:value-type="float" office:value="2.1463800000000002" table:style-name="ce1">
            <text:p>2.14638</text:p>
          </table:table-cell>
          <table:table-cell office:value-type="float" office:value="1.94058" table:style-name="ce1">
            <text:p>1.94058</text:p>
          </table:table-cell>
          <table:table-cell office:value-type="float" office:value="1.6616" table:style-name="ce1">
            <text:p>1.6616</text:p>
          </table:table-cell>
          <table:table-cell office:value-type="float" office:value="1.8120700000000001" table:style-name="ce1">
            <text:p>1.81207</text:p>
          </table:table-cell>
          <table:table-cell office:value-type="float" office:value="1.7804500000000001" table:style-name="ce1">
            <text:p>1.78045</text:p>
          </table:table-cell>
          <table:table-cell office:value-type="float" office:value="1.6870700000000001" table:style-name="ce1">
            <text:p>1.68707</text:p>
          </table:table-cell>
          <table:table-cell office:value-type="float" office:value="1.6990700000000001" table:style-name="ce1">
            <text:p>1.69907</text:p>
          </table:table-cell>
          <table:table-cell office:value-type="float" office:value="2.3779400000000002" table:style-name="ce1">
            <text:p>2.37794</text:p>
          </table:table-cell>
          <table:table-cell office:value-type="float" office:value="2.0295700000000001" table:style-name="ce1">
            <text:p>2.02957</text:p>
          </table:table-cell>
          <table:table-cell office:value-type="float" office:value="2.1867800000000002" table:style-name="ce1">
            <text:p>2.18678</text:p>
          </table:table-cell>
          <table:table-cell office:value-type="float" office:value="2.1856" table:style-name="ce1">
            <text:p>2.1856</text:p>
          </table:table-cell>
          <table:table-cell office:value-type="float" office:value="2.1806299999999998" table:style-name="ce1">
            <text:p>2.18063</text:p>
          </table:table-cell>
          <table:table-cell office:value-type="float" office:value="2.3761800000000002" table:style-name="ce1">
            <text:p>2.37618</text:p>
          </table:table-cell>
          <table:table-cell office:value-type="float" office:value="2.2116600000000002" table:style-name="ce1">
            <text:p>2.21166</text:p>
          </table:table-cell>
          <table:table-cell office:value-type="float" office:value="2.1999499999999999" table:style-name="ce1">
            <text:p>2.19995</text:p>
          </table:table-cell>
          <table:table-cell office:value-type="float" office:value="2.3354900000000001" table:style-name="ce1">
            <text:p>2.33549</text:p>
          </table:table-cell>
          <table:table-cell office:value-type="float" office:value="2.7532299999999998" table:style-name="ce1">
            <text:p>2.75323</text:p>
          </table:table-cell>
          <table:table-cell office:value-type="float" office:value="2.7321499999999999" table:style-name="ce1">
            <text:p>2.73215</text:p>
          </table:table-cell>
          <table:table-cell office:value-type="float" office:value="2.5480200000000002" table:style-name="ce1">
            <text:p>2.54802</text:p>
          </table:table-cell>
          <table:table-cell office:value-type="float" office:value="2.3624200000000002" table:style-name="ce1">
            <text:p>2.36242</text:p>
          </table:table-cell>
          <table:table-cell office:value-type="float" office:value="2.3161700000000001" table:style-name="ce1">
            <text:p>2.31617</text:p>
          </table:table-cell>
          <table:table-cell office:value-type="float" office:value="2.3392900000000001" table:style-name="ce1">
            <text:p>2.33929</text:p>
          </table:table-cell>
          <table:table-cell office:value-type="float" office:value="2.3217300000000001" table:style-name="ce1">
            <text:p>2.32173</text:p>
          </table:table-cell>
          <table:table-cell office:value-type="float" office:value="2.3457300000000001" table:style-name="ce1">
            <text:p>2.34573</text:p>
          </table:table-cell>
          <table:table-cell office:value-type="float" office:value="8.2716899999999995" table:style-name="ce1">
            <text:p>8.27169</text:p>
          </table:table-cell>
          <table:table-cell office:value-type="float" office:value="1.57846" table:style-name="ce1">
            <text:p>1.57846</text:p>
          </table:table-cell>
          <table:table-cell office:value-type="float" office:value="1.73478" table:style-name="ce1">
            <text:p>1.73478</text:p>
          </table:table-cell>
          <table:table-cell office:value-type="float" office:value="1.63584" table:style-name="ce1">
            <text:p>1.63584</text:p>
          </table:table-cell>
          <table:table-cell office:value-type="float" office:value="1.5404" table:style-name="ce1">
            <text:p>1.5404</text:p>
          </table:table-cell>
          <table:table-cell table:style-name="ce1"/>
          <table:table-cell office:value-type="float" office:value="2.3203768965517249" table:formula="of:=AVERAGE([.C4:.AE4])" table:style-name="ce1">
            <text:p>2.32037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.8193999999999999" table:style-name="ce1">
            <text:p>4.8194</text:p>
          </table:table-cell>
          <table:table-cell office:value-type="float" office:value="3.5409999999999999" table:style-name="ce1">
            <text:p>3.541</text:p>
          </table:table-cell>
          <table:table-cell office:value-type="float" office:value="3.4247800000000002" table:style-name="ce1">
            <text:p>3.42478</text:p>
          </table:table-cell>
          <table:table-cell office:value-type="float" office:value="3.7901199999999999" table:style-name="ce1">
            <text:p>3.79012</text:p>
          </table:table-cell>
          <table:table-cell office:value-type="float" office:value="3.4821599999999999" table:style-name="ce1">
            <text:p>3.48216</text:p>
          </table:table-cell>
          <table:table-cell office:value-type="float" office:value="3.7751899999999998" table:style-name="ce1">
            <text:p>3.77519</text:p>
          </table:table-cell>
          <table:table-cell office:value-type="float" office:value="3.7631899999999998" table:style-name="ce1">
            <text:p>3.76319</text:p>
          </table:table-cell>
          <table:table-cell office:value-type="float" office:value="3.36389" table:style-name="ce1">
            <text:p>3.36389</text:p>
          </table:table-cell>
          <table:table-cell office:value-type="float" office:value="3.8231999999999999" table:style-name="ce1">
            <text:p>3.8232</text:p>
          </table:table-cell>
          <table:table-cell office:value-type="float" office:value="3.9215599999999999" table:style-name="ce1">
            <text:p>3.92156</text:p>
          </table:table-cell>
          <table:table-cell office:value-type="float" office:value="4.2172299999999998" table:style-name="ce1">
            <text:p>4.21723</text:p>
          </table:table-cell>
          <table:table-cell office:value-type="float" office:value="3.7023000000000001" table:style-name="ce1">
            <text:p>3.7023</text:p>
          </table:table-cell>
          <table:table-cell office:value-type="float" office:value="4.4602000000000004" table:style-name="ce1">
            <text:p>4.4602</text:p>
          </table:table-cell>
          <table:table-cell office:value-type="float" office:value="4.49533" table:style-name="ce1">
            <text:p>4.49533</text:p>
          </table:table-cell>
          <table:table-cell office:value-type="float" office:value="4.0931100000000002" table:style-name="ce1">
            <text:p>4.09311</text:p>
          </table:table-cell>
          <table:table-cell office:value-type="float" office:value="4.4555199999999999" table:style-name="ce1">
            <text:p>4.45552</text:p>
          </table:table-cell>
          <table:table-cell office:value-type="float" office:value="5.1783000000000001" table:style-name="ce1">
            <text:p>5.1783</text:p>
          </table:table-cell>
          <table:table-cell office:value-type="float" office:value="5.1156499999999996" table:style-name="ce1">
            <text:p>5.11565</text:p>
          </table:table-cell>
          <table:table-cell office:value-type="float" office:value="4.9742600000000001" table:style-name="ce1">
            <text:p>4.97426</text:p>
          </table:table-cell>
          <table:table-cell office:value-type="float" office:value="4.5588600000000001" table:style-name="ce1">
            <text:p>4.55886</text:p>
          </table:table-cell>
          <table:table-cell office:value-type="float" office:value="4.8955099999999998" table:style-name="ce1">
            <text:p>4.89551</text:p>
          </table:table-cell>
          <table:table-cell office:value-type="float" office:value="5.3398899999999996" table:style-name="ce1">
            <text:p>5.33989</text:p>
          </table:table-cell>
          <table:table-cell office:value-type="float" office:value="5.3079799999999997" table:style-name="ce1">
            <text:p>5.30798</text:p>
          </table:table-cell>
          <table:table-cell office:value-type="float" office:value="5.1941100000000002" table:style-name="ce1">
            <text:p>5.19411</text:p>
          </table:table-cell>
          <table:table-cell office:value-type="float" office:value="5.00997" table:style-name="ce1">
            <text:p>5.00997</text:p>
          </table:table-cell>
          <table:table-cell office:value-type="float" office:value="4.6291099999999998" table:style-name="ce1">
            <text:p>4.62911</text:p>
          </table:table-cell>
          <table:table-cell office:value-type="float" office:value="4.55593" table:style-name="ce1">
            <text:p>4.55593</text:p>
          </table:table-cell>
          <table:table-cell office:value-type="float" office:value="5.9663599999999999" table:style-name="ce1">
            <text:p>5.96636</text:p>
          </table:table-cell>
          <table:table-cell office:value-type="float" office:value="5.2839799999999997" table:style-name="ce1">
            <text:p>5.28398</text:p>
          </table:table-cell>
          <table:table-cell office:value-type="float" office:value="5.1124299999999998" table:style-name="ce1">
            <text:p>5.11243</text:p>
          </table:table-cell>
          <table:table-cell table:style-name="ce1"/>
          <table:table-cell office:value-type="float" office:value="4.4631420689655172" table:formula="of:=AVERAGE([.C5:.AE5])" table:style-name="ce1">
            <text:p>4.46314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8.8990399999999994" table:style-name="ce1">
            <text:p>8.89904</text:p>
          </table:table-cell>
          <table:table-cell office:value-type="float" office:value="7.7195799999999997" table:style-name="ce1">
            <text:p>7.71958</text:p>
          </table:table-cell>
          <table:table-cell office:value-type="float" office:value="8.7023100000000007" table:style-name="ce1">
            <text:p>8.70231</text:p>
          </table:table-cell>
          <table:table-cell office:value-type="float" office:value="8.3559999999999999" table:style-name="ce1">
            <text:p>8.356</text:p>
          </table:table-cell>
          <table:table-cell office:value-type="float" office:value="9.2845800000000001" table:style-name="ce1">
            <text:p>9.28458</text:p>
          </table:table-cell>
          <table:table-cell office:value-type="float" office:value="7.9930000000000003" table:style-name="ce1">
            <text:p>7.993</text:p>
          </table:table-cell>
          <table:table-cell office:value-type="float" office:value="7.7511999999999999" table:style-name="ce1">
            <text:p>7.7512</text:p>
          </table:table-cell>
          <table:table-cell office:value-type="float" office:value="8.35717" table:style-name="ce1">
            <text:p>8.35717</text:p>
          </table:table-cell>
          <table:table-cell office:value-type="float" office:value="8.7784300000000002" table:style-name="ce1">
            <text:p>8.77843</text:p>
          </table:table-cell>
          <table:table-cell office:value-type="float" office:value="8.8621499999999997" table:style-name="ce1">
            <text:p>8.86215</text:p>
          </table:table-cell>
          <table:table-cell office:value-type="float" office:value="9.8765000000000001" table:style-name="ce1">
            <text:p>9.8765</text:p>
          </table:table-cell>
          <table:table-cell office:value-type="float" office:value="8.6355699999999995" table:style-name="ce1">
            <text:p>8.63557</text:p>
          </table:table-cell>
          <table:table-cell office:value-type="float" office:value="9.8416599999999992" table:style-name="ce1">
            <text:p>9.84166</text:p>
          </table:table-cell>
          <table:table-cell office:value-type="float" office:value="9.95261" table:style-name="ce1">
            <text:p>9.95261</text:p>
          </table:table-cell>
          <table:table-cell office:value-type="float" office:value="8.8972800000000003" table:style-name="ce1">
            <text:p>8.89728</text:p>
          </table:table-cell>
          <table:table-cell office:value-type="float" office:value="8.5831700000000009" table:style-name="ce1">
            <text:p>8.58317</text:p>
          </table:table-cell>
          <table:table-cell office:value-type="float" office:value="9.6285500000000006" table:style-name="ce1">
            <text:p>9.62855</text:p>
          </table:table-cell>
          <table:table-cell office:value-type="float" office:value="9.1142000000000003" table:style-name="ce1">
            <text:p>9.1142</text:p>
          </table:table-cell>
          <table:table-cell office:value-type="float" office:value="9.4608100000000004" table:style-name="ce1">
            <text:p>9.46081</text:p>
          </table:table-cell>
          <table:table-cell office:value-type="float" office:value="9.1961700000000004" table:style-name="ce1">
            <text:p>9.19617</text:p>
          </table:table-cell>
          <table:table-cell office:value-type="float" office:value="9.8103400000000001" table:style-name="ce1">
            <text:p>9.81034</text:p>
          </table:table-cell>
          <table:table-cell office:value-type="float" office:value="8.9285999999999994" table:style-name="ce1">
            <text:p>8.9286</text:p>
          </table:table-cell>
          <table:table-cell office:value-type="float" office:value="11.1271" table:style-name="ce1">
            <text:p>11.1271</text:p>
          </table:table-cell>
          <table:table-cell office:value-type="float" office:value="9.2257400000000001" table:style-name="ce1">
            <text:p>9.22574</text:p>
          </table:table-cell>
          <table:table-cell office:value-type="float" office:value="9.5773200000000003" table:style-name="ce1">
            <text:p>9.57732</text:p>
          </table:table-cell>
          <table:table-cell office:value-type="float" office:value="9.0740999999999996" table:style-name="ce1">
            <text:p>9.0741</text:p>
          </table:table-cell>
          <table:table-cell office:value-type="float" office:value="10.2705" table:style-name="ce1">
            <text:p>10.2705</text:p>
          </table:table-cell>
          <table:table-cell office:value-type="float" office:value="8.9294799999999999" table:style-name="ce1">
            <text:p>8.92948</text:p>
          </table:table-cell>
          <table:table-cell office:value-type="float" office:value="9.6010299999999997" table:style-name="ce1">
            <text:p>9.60103</text:p>
          </table:table-cell>
          <table:table-cell office:value-type="float" office:value="11.1013" table:style-name="ce1">
            <text:p>11.1013</text:p>
          </table:table-cell>
          <table:table-cell table:style-name="ce1"/>
          <table:table-cell office:value-type="float" office:value="9.1943603448275848" table:formula="of:=AVERAGE([.C6:.AE6])" table:style-name="ce1">
            <text:p>9.19436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7.1555" table:style-name="ce1">
            <text:p>17.1555</text:p>
          </table:table-cell>
          <table:table-cell office:value-type="float" office:value="13.878299999999999" table:style-name="ce1">
            <text:p>13.8783</text:p>
          </table:table-cell>
          <table:table-cell office:value-type="float" office:value="15.890599999999999" table:style-name="ce1">
            <text:p>15.8906</text:p>
          </table:table-cell>
          <table:table-cell office:value-type="float" office:value="14.801" table:style-name="ce1">
            <text:p>14.801</text:p>
          </table:table-cell>
          <table:table-cell office:value-type="float" office:value="14.956099999999999" table:style-name="ce1">
            <text:p>14.9561</text:p>
          </table:table-cell>
          <table:table-cell office:value-type="float" office:value="15.5686" table:style-name="ce1">
            <text:p>15.5686</text:p>
          </table:table-cell>
          <table:table-cell office:value-type="float" office:value="15.655799999999999" table:style-name="ce1">
            <text:p>15.6558</text:p>
          </table:table-cell>
          <table:table-cell office:value-type="float" office:value="16.011199999999999" table:style-name="ce1">
            <text:p>16.0112</text:p>
          </table:table-cell>
          <table:table-cell office:value-type="float" office:value="16.065899999999999" table:style-name="ce1">
            <text:p>16.0659</text:p>
          </table:table-cell>
          <table:table-cell office:value-type="float" office:value="15.8118" table:style-name="ce1">
            <text:p>15.8118</text:p>
          </table:table-cell>
          <table:table-cell office:value-type="float" office:value="17.903199999999998" table:style-name="ce1">
            <text:p>17.9032</text:p>
          </table:table-cell>
          <table:table-cell office:value-type="float" office:value="15.844900000000001" table:style-name="ce1">
            <text:p>15.8449</text:p>
          </table:table-cell>
          <table:table-cell office:value-type="float" office:value="15.3888" table:style-name="ce1">
            <text:p>15.3888</text:p>
          </table:table-cell>
          <table:table-cell office:value-type="float" office:value="15.272600000000001" table:style-name="ce1">
            <text:p>15.2726</text:p>
          </table:table-cell>
          <table:table-cell office:value-type="float" office:value="15.635300000000001" table:style-name="ce1">
            <text:p>15.6353</text:p>
          </table:table-cell>
          <table:table-cell office:value-type="float" office:value="15.7073" table:style-name="ce1">
            <text:p>15.7073</text:p>
          </table:table-cell>
          <table:table-cell office:value-type="float" office:value="16.6008" table:style-name="ce1">
            <text:p>16.6008</text:p>
          </table:table-cell>
          <table:table-cell office:value-type="float" office:value="15.704700000000001" table:style-name="ce1">
            <text:p>15.7047</text:p>
          </table:table-cell>
          <table:table-cell office:value-type="float" office:value="15.770300000000001" table:style-name="ce1">
            <text:p>15.7703</text:p>
          </table:table-cell>
          <table:table-cell office:value-type="float" office:value="15.6991" table:style-name="ce1">
            <text:p>15.6991</text:p>
          </table:table-cell>
          <table:table-cell office:value-type="float" office:value="15.549799999999999" table:style-name="ce1">
            <text:p>15.5498</text:p>
          </table:table-cell>
          <table:table-cell office:value-type="float" office:value="15.365399999999999" table:style-name="ce1">
            <text:p>15.3654</text:p>
          </table:table-cell>
          <table:table-cell office:value-type="float" office:value="14.941800000000001" table:style-name="ce1">
            <text:p>14.9418</text:p>
          </table:table-cell>
          <table:table-cell office:value-type="float" office:value="15.3095" table:style-name="ce1">
            <text:p>15.3095</text:p>
          </table:table-cell>
          <table:table-cell office:value-type="float" office:value="16.1968" table:style-name="ce1">
            <text:p>16.1968</text:p>
          </table:table-cell>
          <table:table-cell office:value-type="float" office:value="15.077" table:style-name="ce1">
            <text:p>15.077</text:p>
          </table:table-cell>
          <table:table-cell office:value-type="float" office:value="15.407500000000001" table:style-name="ce1">
            <text:p>15.4075</text:p>
          </table:table-cell>
          <table:table-cell office:value-type="float" office:value="15.857799999999999" table:style-name="ce1">
            <text:p>15.8578</text:p>
          </table:table-cell>
          <table:table-cell office:value-type="float" office:value="15.2568" table:style-name="ce1">
            <text:p>15.2568</text:p>
          </table:table-cell>
          <table:table-cell office:value-type="float" office:value="15.8209" table:style-name="ce1">
            <text:p>15.8209</text:p>
          </table:table-cell>
          <table:table-cell table:style-name="ce1"/>
          <table:table-cell office:value-type="float" office:value="15.618951724137933" table:formula="of:=AVERAGE([.C7:.AE7])" table:style-name="ce1">
            <text:p>15.6189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5.648800000000001" table:style-name="ce1">
            <text:p>25.6488</text:p>
          </table:table-cell>
          <table:table-cell office:value-type="float" office:value="21.447099999999999" table:style-name="ce1">
            <text:p>21.4471</text:p>
          </table:table-cell>
          <table:table-cell office:value-type="float" office:value="23.202999999999999" table:style-name="ce1">
            <text:p>23.203</text:p>
          </table:table-cell>
          <table:table-cell office:value-type="float" office:value="22.9328" table:style-name="ce1">
            <text:p>22.9328</text:p>
          </table:table-cell>
          <table:table-cell office:value-type="float" office:value="22.165199999999999" table:style-name="ce1">
            <text:p>22.1652</text:p>
          </table:table-cell>
          <table:table-cell office:value-type="float" office:value="23.428699999999999" table:style-name="ce1">
            <text:p>23.4287</text:p>
          </table:table-cell>
          <table:table-cell office:value-type="float" office:value="23.482199999999999" table:style-name="ce1">
            <text:p>23.4822</text:p>
          </table:table-cell>
          <table:table-cell office:value-type="float" office:value="24.363399999999999" table:style-name="ce1">
            <text:p>24.3634</text:p>
          </table:table-cell>
          <table:table-cell office:value-type="float" office:value="22.517099999999999" table:style-name="ce1">
            <text:p>22.5171</text:p>
          </table:table-cell>
          <table:table-cell office:value-type="float" office:value="23.1828" table:style-name="ce1">
            <text:p>23.1828</text:p>
          </table:table-cell>
          <table:table-cell office:value-type="float" office:value="23.991599999999998" table:style-name="ce1">
            <text:p>23.9916</text:p>
          </table:table-cell>
          <table:table-cell office:value-type="float" office:value="22.9404" table:style-name="ce1">
            <text:p>22.9404</text:p>
          </table:table-cell>
          <table:table-cell office:value-type="float" office:value="24.405799999999999" table:style-name="ce1">
            <text:p>24.4058</text:p>
          </table:table-cell>
          <table:table-cell office:value-type="float" office:value="24.103100000000001" table:style-name="ce1">
            <text:p>24.1031</text:p>
          </table:table-cell>
          <table:table-cell office:value-type="float" office:value="24.3186" table:style-name="ce1">
            <text:p>24.3186</text:p>
          </table:table-cell>
          <table:table-cell office:value-type="float" office:value="25.044" table:style-name="ce1">
            <text:p>25.044</text:p>
          </table:table-cell>
          <table:table-cell office:value-type="float" office:value="28.1236" table:style-name="ce1">
            <text:p>28.1236</text:p>
          </table:table-cell>
          <table:table-cell office:value-type="float" office:value="27.470500000000001" table:style-name="ce1">
            <text:p>27.4705</text:p>
          </table:table-cell>
          <table:table-cell office:value-type="float" office:value="27.132999999999999" table:style-name="ce1">
            <text:p>27.133</text:p>
          </table:table-cell>
          <table:table-cell office:value-type="float" office:value="27.845800000000001" table:style-name="ce1">
            <text:p>27.8458</text:p>
          </table:table-cell>
          <table:table-cell office:value-type="float" office:value="26.445399999999999" table:style-name="ce1">
            <text:p>26.4454</text:p>
          </table:table-cell>
          <table:table-cell office:value-type="float" office:value="25.758600000000001" table:style-name="ce1">
            <text:p>25.7586</text:p>
          </table:table-cell>
          <table:table-cell office:value-type="float" office:value="26.874199999999998" table:style-name="ce1">
            <text:p>26.8742</text:p>
          </table:table-cell>
          <table:table-cell office:value-type="float" office:value="27.6128" table:style-name="ce1">
            <text:p>27.6128</text:p>
          </table:table-cell>
          <table:table-cell office:value-type="float" office:value="25.8903" table:style-name="ce1">
            <text:p>25.8903</text:p>
          </table:table-cell>
          <table:table-cell office:value-type="float" office:value="47.919400000000003" table:style-name="ce1">
            <text:p>47.9194</text:p>
          </table:table-cell>
          <table:table-cell office:value-type="float" office:value="24.8081" table:style-name="ce1">
            <text:p>24.8081</text:p>
          </table:table-cell>
          <table:table-cell office:value-type="float" office:value="23.140599999999999" table:style-name="ce1">
            <text:p>23.1406</text:p>
          </table:table-cell>
          <table:table-cell office:value-type="float" office:value="23.017099999999999" table:style-name="ce1">
            <text:p>23.0171</text:p>
          </table:table-cell>
          <table:table-cell office:value-type="float" office:value="23.0715" table:style-name="ce1">
            <text:p>23.0715</text:p>
          </table:table-cell>
          <table:table-cell table:style-name="ce1"/>
          <table:table-cell office:value-type="float" office:value="25.401265517241377" table:formula="of:=AVERAGE([.C8:.AE8])" table:style-name="ce1">
            <text:p>25.4012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9.179299999999998" table:style-name="ce1">
            <text:p>39.1793</text:p>
          </table:table-cell>
          <table:table-cell office:value-type="float" office:value="35.446800000000003" table:style-name="ce1">
            <text:p>35.4468</text:p>
          </table:table-cell>
          <table:table-cell office:value-type="float" office:value="36.277900000000002" table:style-name="ce1">
            <text:p>36.2779</text:p>
          </table:table-cell>
          <table:table-cell office:value-type="float" office:value="35.311300000000003" table:style-name="ce1">
            <text:p>35.3113</text:p>
          </table:table-cell>
          <table:table-cell office:value-type="float" office:value="35.3172" table:style-name="ce1">
            <text:p>35.3172</text:p>
          </table:table-cell>
          <table:table-cell office:value-type="float" office:value="35.386800000000001" table:style-name="ce1">
            <text:p>35.3868</text:p>
          </table:table-cell>
          <table:table-cell office:value-type="float" office:value="36.453000000000003" table:style-name="ce1">
            <text:p>36.453</text:p>
          </table:table-cell>
          <table:table-cell office:value-type="float" office:value="35.145000000000003" table:style-name="ce1">
            <text:p>35.145</text:p>
          </table:table-cell>
          <table:table-cell office:value-type="float" office:value="35.208599999999997" table:style-name="ce1">
            <text:p>35.2086</text:p>
          </table:table-cell>
          <table:table-cell office:value-type="float" office:value="33.039900000000003" table:style-name="ce1">
            <text:p>33.0399</text:p>
          </table:table-cell>
          <table:table-cell office:value-type="float" office:value="35.715299999999999" table:style-name="ce1">
            <text:p>35.7153</text:p>
          </table:table-cell>
          <table:table-cell office:value-type="float" office:value="35.928100000000001" table:style-name="ce1">
            <text:p>35.9281</text:p>
          </table:table-cell>
          <table:table-cell office:value-type="float" office:value="35.460900000000002" table:style-name="ce1">
            <text:p>35.4609</text:p>
          </table:table-cell>
          <table:table-cell office:value-type="float" office:value="35.563899999999997" table:style-name="ce1">
            <text:p>35.5639</text:p>
          </table:table-cell>
          <table:table-cell office:value-type="float" office:value="35.793999999999997" table:style-name="ce1">
            <text:p>35.794</text:p>
          </table:table-cell>
          <table:table-cell office:value-type="float" office:value="35.476399999999998" table:style-name="ce1">
            <text:p>35.4764</text:p>
          </table:table-cell>
          <table:table-cell office:value-type="float" office:value="35.6447" table:style-name="ce1">
            <text:p>35.6447</text:p>
          </table:table-cell>
          <table:table-cell office:value-type="float" office:value="33.758299999999998" table:style-name="ce1">
            <text:p>33.7583</text:p>
          </table:table-cell>
          <table:table-cell office:value-type="float" office:value="33.247500000000002" table:style-name="ce1">
            <text:p>33.2475</text:p>
          </table:table-cell>
          <table:table-cell office:value-type="float" office:value="35.163499999999999" table:style-name="ce1">
            <text:p>35.1635</text:p>
          </table:table-cell>
          <table:table-cell office:value-type="float" office:value="35.480499999999999" table:style-name="ce1">
            <text:p>35.4805</text:p>
          </table:table-cell>
          <table:table-cell office:value-type="float" office:value="34.741" table:style-name="ce1">
            <text:p>34.741</text:p>
          </table:table-cell>
          <table:table-cell office:value-type="float" office:value="35.707700000000003" table:style-name="ce1">
            <text:p>35.7077</text:p>
          </table:table-cell>
          <table:table-cell office:value-type="float" office:value="37.0745" table:style-name="ce1">
            <text:p>37.0745</text:p>
          </table:table-cell>
          <table:table-cell office:value-type="float" office:value="37.326000000000001" table:style-name="ce1">
            <text:p>37.326</text:p>
          </table:table-cell>
          <table:table-cell office:value-type="float" office:value="37.311900000000001" table:style-name="ce1">
            <text:p>37.3119</text:p>
          </table:table-cell>
          <table:table-cell office:value-type="float" office:value="38.041699999999999" table:style-name="ce1">
            <text:p>38.0417</text:p>
          </table:table-cell>
          <table:table-cell office:value-type="float" office:value="38.931899999999999" table:style-name="ce1">
            <text:p>38.9319</text:p>
          </table:table-cell>
          <table:table-cell office:value-type="float" office:value="42.097000000000001" table:style-name="ce1">
            <text:p>42.097</text:p>
          </table:table-cell>
          <table:table-cell office:value-type="float" office:value="41.450699999999998" table:style-name="ce1">
            <text:p>41.4507</text:p>
          </table:table-cell>
          <table:table-cell table:style-name="ce1"/>
          <table:table-cell office:value-type="float" office:value="36.120758620689656" table:formula="of:=AVERAGE([.C9:.AE9])" table:style-name="ce1">
            <text:p>36.1207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54.152700000000003" table:style-name="ce1">
            <text:p>54.1527</text:p>
          </table:table-cell>
          <table:table-cell office:value-type="float" office:value="45.911999999999999" table:style-name="ce1">
            <text:p>45.912</text:p>
          </table:table-cell>
          <table:table-cell office:value-type="float" office:value="48.1492" table:style-name="ce1">
            <text:p>48.1492</text:p>
          </table:table-cell>
          <table:table-cell office:value-type="float" office:value="48.254600000000003" table:style-name="ce1">
            <text:p>48.2546</text:p>
          </table:table-cell>
          <table:table-cell office:value-type="float" office:value="48.616100000000003" table:style-name="ce1">
            <text:p>48.6161</text:p>
          </table:table-cell>
          <table:table-cell office:value-type="float" office:value="48.647100000000002" table:style-name="ce1">
            <text:p>48.6471</text:p>
          </table:table-cell>
          <table:table-cell office:value-type="float" office:value="51.545299999999997" table:style-name="ce1">
            <text:p>51.5453</text:p>
          </table:table-cell>
          <table:table-cell office:value-type="float" office:value="50.066600000000001" table:style-name="ce1">
            <text:p>50.0666</text:p>
          </table:table-cell>
          <table:table-cell office:value-type="float" office:value="51.4343" table:style-name="ce1">
            <text:p>51.4343</text:p>
          </table:table-cell>
          <table:table-cell office:value-type="float" office:value="53.740200000000002" table:style-name="ce1">
            <text:p>53.7402</text:p>
          </table:table-cell>
          <table:table-cell office:value-type="float" office:value="53.975000000000001" table:style-name="ce1">
            <text:p>53.975</text:p>
          </table:table-cell>
          <table:table-cell office:value-type="float" office:value="59.529800000000002" table:style-name="ce1">
            <text:p>59.5298</text:p>
          </table:table-cell>
          <table:table-cell office:value-type="float" office:value="54.414400000000001" table:style-name="ce1">
            <text:p>54.4144</text:p>
          </table:table-cell>
          <table:table-cell office:value-type="float" office:value="55.1" table:style-name="ce1">
            <text:p>55.1</text:p>
          </table:table-cell>
          <table:table-cell office:value-type="float" office:value="57.739400000000003" table:style-name="ce1">
            <text:p>57.7394</text:p>
          </table:table-cell>
          <table:table-cell office:value-type="float" office:value="53.651800000000001" table:style-name="ce1">
            <text:p>53.6518</text:p>
          </table:table-cell>
          <table:table-cell office:value-type="float" office:value="59.895400000000002" table:style-name="ce1">
            <text:p>59.8954</text:p>
          </table:table-cell>
          <table:table-cell office:value-type="float" office:value="57.712699999999998" table:style-name="ce1">
            <text:p>57.7127</text:p>
          </table:table-cell>
          <table:table-cell office:value-type="float" office:value="57.462699999999998" table:style-name="ce1">
            <text:p>57.4627</text:p>
          </table:table-cell>
          <table:table-cell office:value-type="float" office:value="54.089199999999998" table:style-name="ce1">
            <text:p>54.0892</text:p>
          </table:table-cell>
          <table:table-cell office:value-type="float" office:value="58.1706" table:style-name="ce1">
            <text:p>58.1706</text:p>
          </table:table-cell>
          <table:table-cell office:value-type="float" office:value="57.467100000000002" table:style-name="ce1">
            <text:p>57.4671</text:p>
          </table:table-cell>
          <table:table-cell office:value-type="float" office:value="53.8521" table:style-name="ce1">
            <text:p>53.8521</text:p>
          </table:table-cell>
          <table:table-cell office:value-type="float" office:value="57.901000000000003" table:style-name="ce1">
            <text:p>57.901</text:p>
          </table:table-cell>
          <table:table-cell office:value-type="float" office:value="54.050800000000002" table:style-name="ce1">
            <text:p>54.0508</text:p>
          </table:table-cell>
          <table:table-cell office:value-type="float" office:value="54.177" table:style-name="ce1">
            <text:p>54.177</text:p>
          </table:table-cell>
          <table:table-cell office:value-type="float" office:value="57.213000000000001" table:style-name="ce1">
            <text:p>57.213</text:p>
          </table:table-cell>
          <table:table-cell office:value-type="float" office:value="53.984699999999997" table:style-name="ce1">
            <text:p>53.9847</text:p>
          </table:table-cell>
          <table:table-cell office:value-type="float" office:value="58.364400000000003" table:style-name="ce1">
            <text:p>58.3644</text:p>
          </table:table-cell>
          <table:table-cell office:value-type="float" office:value="58.220300000000002" table:style-name="ce1">
            <text:p>58.2203</text:p>
          </table:table-cell>
          <table:table-cell table:style-name="ce1"/>
          <table:table-cell office:value-type="float" office:value="54.252993103448276" table:formula="of:=AVERAGE([.C10:.AE10])" table:style-name="ce1">
            <text:p>54.2529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2.780100000000004" table:style-name="ce1">
            <text:p>72.7801</text:p>
          </table:table-cell>
          <table:table-cell office:value-type="float" office:value="66.910399999999996" table:style-name="ce1">
            <text:p>66.9104</text:p>
          </table:table-cell>
          <table:table-cell office:value-type="float" office:value="71.471599999999995" table:style-name="ce1">
            <text:p>71.4716</text:p>
          </table:table-cell>
          <table:table-cell office:value-type="float" office:value="70.970699999999994" table:style-name="ce1">
            <text:p>70.9707</text:p>
          </table:table-cell>
          <table:table-cell office:value-type="float" office:value="67.599500000000006" table:style-name="ce1">
            <text:p>67.5995</text:p>
          </table:table-cell>
          <table:table-cell office:value-type="float" office:value="69.905699999999996" table:style-name="ce1">
            <text:p>69.9057</text:p>
          </table:table-cell>
          <table:table-cell office:value-type="float" office:value="67.427300000000002" table:style-name="ce1">
            <text:p>67.4273</text:p>
          </table:table-cell>
          <table:table-cell office:value-type="float" office:value="75.397800000000004" table:style-name="ce1">
            <text:p>75.3978</text:p>
          </table:table-cell>
          <table:table-cell office:value-type="float" office:value="71.817899999999995" table:style-name="ce1">
            <text:p>71.8179</text:p>
          </table:table-cell>
          <table:table-cell office:value-type="float" office:value="69.779200000000003" table:style-name="ce1">
            <text:p>69.7792</text:p>
          </table:table-cell>
          <table:table-cell office:value-type="float" office:value="72.296800000000005" table:style-name="ce1">
            <text:p>72.2968</text:p>
          </table:table-cell>
          <table:table-cell office:value-type="float" office:value="78.888999999999996" table:style-name="ce1">
            <text:p>78.889</text:p>
          </table:table-cell>
          <table:table-cell office:value-type="float" office:value="80.305599999999998" table:style-name="ce1">
            <text:p>80.3056</text:p>
          </table:table-cell>
          <table:table-cell office:value-type="float" office:value="79.5565" table:style-name="ce1">
            <text:p>79.5565</text:p>
          </table:table-cell>
          <table:table-cell office:value-type="float" office:value="76.401600000000002" table:style-name="ce1">
            <text:p>76.4016</text:p>
          </table:table-cell>
          <table:table-cell office:value-type="float" office:value="82.226900000000001" table:style-name="ce1">
            <text:p>82.2269</text:p>
          </table:table-cell>
          <table:table-cell office:value-type="float" office:value="79.115600000000001" table:style-name="ce1">
            <text:p>79.1156</text:p>
          </table:table-cell>
          <table:table-cell office:value-type="float" office:value="79.315899999999999" table:style-name="ce1">
            <text:p>79.3159</text:p>
          </table:table-cell>
          <table:table-cell office:value-type="float" office:value="79.144599999999997" table:style-name="ce1">
            <text:p>79.1446</text:p>
          </table:table-cell>
          <table:table-cell office:value-type="float" office:value="77.671800000000005" table:style-name="ce1">
            <text:p>77.6718</text:p>
          </table:table-cell>
          <table:table-cell office:value-type="float" office:value="81.8018" table:style-name="ce1">
            <text:p>81.8018</text:p>
          </table:table-cell>
          <table:table-cell office:value-type="float" office:value="81.3249" table:style-name="ce1">
            <text:p>81.3249</text:p>
          </table:table-cell>
          <table:table-cell office:value-type="float" office:value="76.071100000000001" table:style-name="ce1">
            <text:p>76.0711</text:p>
          </table:table-cell>
          <table:table-cell office:value-type="float" office:value="78.762900000000002" table:style-name="ce1">
            <text:p>78.7629</text:p>
          </table:table-cell>
          <table:table-cell office:value-type="float" office:value="75.165400000000005" table:style-name="ce1">
            <text:p>75.1654</text:p>
          </table:table-cell>
          <table:table-cell office:value-type="float" office:value="76.140500000000003" table:style-name="ce1">
            <text:p>76.1405</text:p>
          </table:table-cell>
          <table:table-cell office:value-type="float" office:value="82.007599999999996" table:style-name="ce1">
            <text:p>82.0076</text:p>
          </table:table-cell>
          <table:table-cell office:value-type="float" office:value="75.901300000000006" table:style-name="ce1">
            <text:p>75.9013</text:p>
          </table:table-cell>
          <table:table-cell office:value-type="float" office:value="81.017799999999994" table:style-name="ce1">
            <text:p>81.0178</text:p>
          </table:table-cell>
          <table:table-cell office:value-type="float" office:value="74.819400000000002" table:style-name="ce1">
            <text:p>74.8194</text:p>
          </table:table-cell>
          <table:table-cell table:style-name="ce1"/>
          <table:table-cell office:value-type="float" office:value="75.835072413793114" table:formula="of:=AVERAGE([.C11:.AE11])" table:style-name="ce1">
            <text:p>75.83507241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2" table:style-name="ta1">
        <table:table-column table:style-name="co1" table:number-columns-repeated="9" table:default-cell-style-name="ce1"/>
        <table:table-column table:style-name="co2" table:number-columns-repeated="22" table:default-cell-style-name="ce1"/>
        <table:table-column table:style-name="co3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48360799999999998" table:style-name="ce1">
            <text:p>0.483608</text:p>
          </table:table-cell>
          <table:table-cell office:value-type="float" office:value="0.34543400000000002" table:style-name="ce1">
            <text:p>0.345434</text:p>
          </table:table-cell>
          <table:table-cell office:value-type="float" office:value="0.36446299999999998" table:style-name="ce1">
            <text:p>0.364463</text:p>
          </table:table-cell>
          <table:table-cell office:value-type="float" office:value="0.356265" table:style-name="ce1">
            <text:p>0.356265</text:p>
          </table:table-cell>
          <table:table-cell office:value-type="float" office:value="0.35743599999999998" table:style-name="ce1">
            <text:p>0.357436</text:p>
          </table:table-cell>
          <table:table-cell office:value-type="float" office:value="0.400177" table:style-name="ce1">
            <text:p>0.400177</text:p>
          </table:table-cell>
          <table:table-cell office:value-type="float" office:value="0.35333799999999999" table:style-name="ce1">
            <text:p>0.353338</text:p>
          </table:table-cell>
          <table:table-cell office:value-type="float" office:value="0.350997" table:style-name="ce1">
            <text:p>0.350997</text:p>
          </table:table-cell>
          <table:table-cell office:value-type="float" office:value="0.34894700000000001" table:style-name="ce1">
            <text:p>0.348947</text:p>
          </table:table-cell>
          <table:table-cell office:value-type="float" office:value="0.36182799999999998" table:style-name="ce1">
            <text:p>0.361828</text:p>
          </table:table-cell>
          <table:table-cell office:value-type="float" office:value="0.36270599999999997" table:style-name="ce1">
            <text:p>0.362706</text:p>
          </table:table-cell>
          <table:table-cell office:value-type="float" office:value="0.346605" table:style-name="ce1">
            <text:p>0.346605</text:p>
          </table:table-cell>
          <table:table-cell office:value-type="float" office:value="0.34221400000000002" table:style-name="ce1">
            <text:p>0.342214</text:p>
          </table:table-cell>
          <table:table-cell office:value-type="float" office:value="0.354217" table:style-name="ce1">
            <text:p>0.354217</text:p>
          </table:table-cell>
          <table:table-cell office:value-type="float" office:value="0.40486100000000003" table:style-name="ce1">
            <text:p>0.404861</text:p>
          </table:table-cell>
          <table:table-cell office:value-type="float" office:value="0.35041099999999997" table:style-name="ce1">
            <text:p>0.350411</text:p>
          </table:table-cell>
          <table:table-cell office:value-type="float" office:value="0.35011799999999998" table:style-name="ce1">
            <text:p>0.350118</text:p>
          </table:table-cell>
          <table:table-cell office:value-type="float" office:value="0.38905299999999998" table:style-name="ce1">
            <text:p>0.389053</text:p>
          </table:table-cell>
          <table:table-cell office:value-type="float" office:value="0.37412299999999998" table:style-name="ce1">
            <text:p>0.374123</text:p>
          </table:table-cell>
          <table:table-cell office:value-type="float" office:value="0.36563299999999999" table:style-name="ce1">
            <text:p>0.365633</text:p>
          </table:table-cell>
          <table:table-cell office:value-type="float" office:value="0.436477" table:style-name="ce1">
            <text:p>0.436477</text:p>
          </table:table-cell>
          <table:table-cell office:value-type="float" office:value="0.37617200000000001" table:style-name="ce1">
            <text:p>0.376172</text:p>
          </table:table-cell>
          <table:table-cell office:value-type="float" office:value="0.36446299999999998" table:style-name="ce1">
            <text:p>0.364463</text:p>
          </table:table-cell>
          <table:table-cell office:value-type="float" office:value="0.38173400000000002" table:style-name="ce1">
            <text:p>0.381734</text:p>
          </table:table-cell>
          <table:table-cell office:value-type="float" office:value="0.39344400000000002" table:style-name="ce1">
            <text:p>0.393444</text:p>
          </table:table-cell>
          <table:table-cell office:value-type="float" office:value="0.38700400000000001" table:style-name="ce1">
            <text:p>0.387004</text:p>
          </table:table-cell>
          <table:table-cell office:value-type="float" office:value="0.40515400000000001" table:style-name="ce1">
            <text:p>0.405154</text:p>
          </table:table-cell>
          <table:table-cell office:value-type="float" office:value="0.41715600000000003" table:style-name="ce1">
            <text:p>0.417156</text:p>
          </table:table-cell>
          <table:table-cell office:value-type="float" office:value="0.56586899999999996" table:style-name="ce1">
            <text:p>0.565869</text:p>
          </table:table-cell>
          <table:table-cell office:value-type="float" office:value="0.48858499999999999" table:style-name="ce1">
            <text:p>0.488585</text:p>
          </table:table-cell>
          <table:table-cell table:style-name="ce1"/>
          <table:table-cell office:value-type="float" office:value="0.38258220689655176" table:formula="of:=AVERAGE([.C2:.AE2])" table:style-name="ce1">
            <text:p>0.382582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0.68501500000000004" table:style-name="ce1">
            <text:p>0.685015</text:p>
          </table:table-cell>
          <table:table-cell office:value-type="float" office:value="13.9567" table:style-name="ce1">
            <text:p>13.9567</text:p>
          </table:table-cell>
          <table:table-cell office:value-type="float" office:value="0.78220400000000001" table:style-name="ce1">
            <text:p>0.782204</text:p>
          </table:table-cell>
          <table:table-cell office:value-type="float" office:value="0.72014299999999998" table:style-name="ce1">
            <text:p>0.720143</text:p>
          </table:table-cell>
          <table:table-cell office:value-type="float" office:value="0.730097" table:style-name="ce1">
            <text:p>0.730097</text:p>
          </table:table-cell>
          <table:table-cell office:value-type="float" office:value="0.77459299999999998" table:style-name="ce1">
            <text:p>0.774593</text:p>
          </table:table-cell>
          <table:table-cell office:value-type="float" office:value="1.0374699999999999" table:style-name="ce1">
            <text:p>1.03747</text:p>
          </table:table-cell>
          <table:table-cell office:value-type="float" office:value="1.2810299999999999" table:style-name="ce1">
            <text:p>1.28103</text:p>
          </table:table-cell>
          <table:table-cell office:value-type="float" office:value="0.72102100000000002" table:style-name="ce1">
            <text:p>0.721021</text:p>
          </table:table-cell>
          <table:table-cell office:value-type="float" office:value="0.71955800000000003" table:style-name="ce1">
            <text:p>0.719558</text:p>
          </table:table-cell>
          <table:table-cell office:value-type="float" office:value="0.70111500000000004" table:style-name="ce1">
            <text:p>0.701115</text:p>
          </table:table-cell>
          <table:table-cell office:value-type="float" office:value="0.75205100000000003" table:style-name="ce1">
            <text:p>0.752051</text:p>
          </table:table-cell>
          <table:table-cell office:value-type="float" office:value="0.71633800000000003" table:style-name="ce1">
            <text:p>0.716338</text:p>
          </table:table-cell>
          <table:table-cell office:value-type="float" office:value="0.88495599999999996" table:style-name="ce1">
            <text:p>0.884956</text:p>
          </table:table-cell>
          <table:table-cell office:value-type="float" office:value="0.73448800000000003" table:style-name="ce1">
            <text:p>0.734488</text:p>
          </table:table-cell>
          <table:table-cell office:value-type="float" office:value="0.69350400000000001" table:style-name="ce1">
            <text:p>0.693504</text:p>
          </table:table-cell>
          <table:table-cell office:value-type="float" office:value="0.79332800000000003" table:style-name="ce1">
            <text:p>0.793328</text:p>
          </table:table-cell>
          <table:table-cell office:value-type="float" office:value="1.00586" table:style-name="ce1">
            <text:p>1.00586</text:p>
          </table:table-cell>
          <table:table-cell office:value-type="float" office:value="0.88729800000000003" table:style-name="ce1">
            <text:p>0.887298</text:p>
          </table:table-cell>
          <table:table-cell office:value-type="float" office:value="0.92857500000000004" table:style-name="ce1">
            <text:p>0.928575</text:p>
          </table:table-cell>
          <table:table-cell office:value-type="float" office:value="0.69906500000000005" table:style-name="ce1">
            <text:p>0.699065</text:p>
          </table:table-cell>
          <table:table-cell office:value-type="float" office:value="0.77459299999999998" table:style-name="ce1">
            <text:p>0.774593</text:p>
          </table:table-cell>
          <table:table-cell office:value-type="float" office:value="0.72365599999999997" table:style-name="ce1">
            <text:p>0.723656</text:p>
          </table:table-cell>
          <table:table-cell office:value-type="float" office:value="0.71253100000000003" table:style-name="ce1">
            <text:p>0.712531</text:p>
          </table:table-cell>
          <table:table-cell office:value-type="float" office:value="0.73419400000000001" table:style-name="ce1">
            <text:p>0.734194</text:p>
          </table:table-cell>
          <table:table-cell office:value-type="float" office:value="0.703457" table:style-name="ce1">
            <text:p>0.703457</text:p>
          </table:table-cell>
          <table:table-cell office:value-type="float" office:value="0.80181800000000003" table:style-name="ce1">
            <text:p>0.801818</text:p>
          </table:table-cell>
          <table:table-cell office:value-type="float" office:value="0.77751999999999999" table:style-name="ce1">
            <text:p>0.77752</text:p>
          </table:table-cell>
          <table:table-cell office:value-type="float" office:value="0.77137299999999998" table:style-name="ce1">
            <text:p>0.771373</text:p>
          </table:table-cell>
          <table:table-cell office:value-type="float" office:value="0.69994299999999998" table:style-name="ce1">
            <text:p>0.699943</text:p>
          </table:table-cell>
          <table:table-cell table:style-name="ce1"/>
          <table:table-cell office:value-type="float" office:value="1.2489130689655168" table:formula="of:=AVERAGE([.C3:.AE3])" table:style-name="ce1">
            <text:p>1.248913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.7271700000000001" table:style-name="ce1">
            <text:p>1.72717</text:p>
          </table:table-cell>
          <table:table-cell office:value-type="float" office:value="1.7467900000000001" table:style-name="ce1">
            <text:p>1.74679</text:p>
          </table:table-cell>
          <table:table-cell office:value-type="float" office:value="1.6829700000000001" table:style-name="ce1">
            <text:p>1.68297</text:p>
          </table:table-cell>
          <table:table-cell office:value-type="float" office:value="1.5123" table:style-name="ce1">
            <text:p>1.5123</text:p>
          </table:table-cell>
          <table:table-cell office:value-type="float" office:value="1.47922" table:style-name="ce1">
            <text:p>1.47922</text:p>
          </table:table-cell>
          <table:table-cell office:value-type="float" office:value="1.55358" table:style-name="ce1">
            <text:p>1.55358</text:p>
          </table:table-cell>
          <table:table-cell office:value-type="float" office:value="1.50498" table:style-name="ce1">
            <text:p>1.50498</text:p>
          </table:table-cell>
          <table:table-cell office:value-type="float" office:value="1.5286900000000001" table:style-name="ce1">
            <text:p>1.52869</text:p>
          </table:table-cell>
          <table:table-cell office:value-type="float" office:value="1.5272300000000001" table:style-name="ce1">
            <text:p>1.52723</text:p>
          </table:table-cell>
          <table:table-cell office:value-type="float" office:value="1.5295700000000001" table:style-name="ce1">
            <text:p>1.52957</text:p>
          </table:table-cell>
          <table:table-cell office:value-type="float" office:value="1.7321500000000001" table:style-name="ce1">
            <text:p>1.73215</text:p>
          </table:table-cell>
          <table:table-cell office:value-type="float" office:value="1.4197900000000001" table:style-name="ce1">
            <text:p>1.41979</text:p>
          </table:table-cell>
          <table:table-cell office:value-type="float" office:value="1.4438" table:style-name="ce1">
            <text:p>1.4438</text:p>
          </table:table-cell>
          <table:table-cell office:value-type="float" office:value="1.8384100000000001" table:style-name="ce1">
            <text:p>1.83841</text:p>
          </table:table-cell>
          <table:table-cell office:value-type="float" office:value="1.9347300000000001" table:style-name="ce1">
            <text:p>1.93473</text:p>
          </table:table-cell>
          <table:table-cell office:value-type="float" office:value="2.0003000000000002" table:style-name="ce1">
            <text:p>2.0003</text:p>
          </table:table-cell>
          <table:table-cell office:value-type="float" office:value="2.23976" table:style-name="ce1">
            <text:p>2.23976</text:p>
          </table:table-cell>
          <table:table-cell office:value-type="float" office:value="1.9186300000000001" table:style-name="ce1">
            <text:p>1.91863</text:p>
          </table:table-cell>
          <table:table-cell office:value-type="float" office:value="2.9165800000000002" table:style-name="ce1">
            <text:p>2.91658</text:p>
          </table:table-cell>
          <table:table-cell office:value-type="float" office:value="2.1373000000000002" table:style-name="ce1">
            <text:p>2.1373</text:p>
          </table:table-cell>
          <table:table-cell office:value-type="float" office:value="2.31148" table:style-name="ce1">
            <text:p>2.31148</text:p>
          </table:table-cell>
          <table:table-cell office:value-type="float" office:value="2.1897000000000002" table:style-name="ce1">
            <text:p>2.1897</text:p>
          </table:table-cell>
          <table:table-cell office:value-type="float" office:value="2.3635899999999999" table:style-name="ce1">
            <text:p>2.36359</text:p>
          </table:table-cell>
          <table:table-cell office:value-type="float" office:value="2.3685700000000001" table:style-name="ce1">
            <text:p>2.36857</text:p>
          </table:table-cell>
          <table:table-cell office:value-type="float" office:value="2.0746600000000002" table:style-name="ce1">
            <text:p>2.07466</text:p>
          </table:table-cell>
          <table:table-cell office:value-type="float" office:value="2.3299300000000001" table:style-name="ce1">
            <text:p>2.32993</text:p>
          </table:table-cell>
          <table:table-cell office:value-type="float" office:value="2.3659300000000001" table:style-name="ce1">
            <text:p>2.36593</text:p>
          </table:table-cell>
          <table:table-cell office:value-type="float" office:value="2.2945000000000002" table:style-name="ce1">
            <text:p>2.2945</text:p>
          </table:table-cell>
          <table:table-cell office:value-type="float" office:value="2.4859599999999999" table:style-name="ce1">
            <text:p>2.48596</text:p>
          </table:table-cell>
          <table:table-cell office:value-type="float" office:value="2.1326200000000002" table:style-name="ce1">
            <text:p>2.13262</text:p>
          </table:table-cell>
          <table:table-cell table:style-name="ce1"/>
          <table:table-cell office:value-type="float" office:value="1.9504731034482761" table:formula="of:=AVERAGE([.C4:.AE4])" table:style-name="ce1">
            <text:p>1.95047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.9660600000000001" table:style-name="ce1">
            <text:p>3.96606</text:p>
          </table:table-cell>
          <table:table-cell office:value-type="float" office:value="3.5969099999999998" table:style-name="ce1">
            <text:p>3.59691</text:p>
          </table:table-cell>
          <table:table-cell office:value-type="float" office:value="3.9725000000000001" table:style-name="ce1">
            <text:p>3.9725</text:p>
          </table:table-cell>
          <table:table-cell office:value-type="float" office:value="3.7965599999999999" table:style-name="ce1">
            <text:p>3.79656</text:p>
          </table:table-cell>
          <table:table-cell office:value-type="float" office:value="3.9880100000000001" table:style-name="ce1">
            <text:p>3.98801</text:p>
          </table:table-cell>
          <table:table-cell office:value-type="float" office:value="4.03749" table:style-name="ce1">
            <text:p>4.03749</text:p>
          </table:table-cell>
          <table:table-cell office:value-type="float" office:value="3.97045" table:style-name="ce1">
            <text:p>3.97045</text:p>
          </table:table-cell>
          <table:table-cell office:value-type="float" office:value="4.6010099999999996" table:style-name="ce1">
            <text:p>4.60101</text:p>
          </table:table-cell>
          <table:table-cell office:value-type="float" office:value="4.3571600000000004" table:style-name="ce1">
            <text:p>4.35716</text:p>
          </table:table-cell>
          <table:table-cell office:value-type="float" office:value="5.2078600000000002" table:style-name="ce1">
            <text:p>5.20786</text:p>
          </table:table-cell>
          <table:table-cell office:value-type="float" office:value="4.6083299999999996" table:style-name="ce1">
            <text:p>4.60833</text:p>
          </table:table-cell>
          <table:table-cell office:value-type="float" office:value="4.5076299999999998" table:style-name="ce1">
            <text:p>4.50763</text:p>
          </table:table-cell>
          <table:table-cell office:value-type="float" office:value="6.09633" table:style-name="ce1">
            <text:p>6.09633</text:p>
          </table:table-cell>
          <table:table-cell office:value-type="float" office:value="5.2263099999999998" table:style-name="ce1">
            <text:p>5.22631</text:p>
          </table:table-cell>
          <table:table-cell office:value-type="float" office:value="4.7567500000000003" table:style-name="ce1">
            <text:p>4.75675</text:p>
          </table:table-cell>
          <table:table-cell office:value-type="float" office:value="4.6375999999999999" table:style-name="ce1">
            <text:p>4.6376</text:p>
          </table:table-cell>
          <table:table-cell office:value-type="float" office:value="4.5819799999999997" table:style-name="ce1">
            <text:p>4.58198</text:p>
          </table:table-cell>
          <table:table-cell office:value-type="float" office:value="5.0266599999999997" table:style-name="ce1">
            <text:p>5.02666</text:p>
          </table:table-cell>
          <table:table-cell office:value-type="float" office:value="5.0415900000000002" table:style-name="ce1">
            <text:p>5.04159</text:p>
          </table:table-cell>
          <table:table-cell office:value-type="float" office:value="5.16073" table:style-name="ce1">
            <text:p>5.16073</text:p>
          </table:table-cell>
          <table:table-cell office:value-type="float" office:value="5.3275899999999998" table:style-name="ce1">
            <text:p>5.32759</text:p>
          </table:table-cell>
          <table:table-cell office:value-type="float" office:value="4.7277699999999996" table:style-name="ce1">
            <text:p>4.72777</text:p>
          </table:table-cell>
          <table:table-cell office:value-type="float" office:value="4.7699199999999999" table:style-name="ce1">
            <text:p>4.76992</text:p>
          </table:table-cell>
          <table:table-cell office:value-type="float" office:value="4.6730200000000002" table:style-name="ce1">
            <text:p>4.67302</text:p>
          </table:table-cell>
          <table:table-cell office:value-type="float" office:value="4.7394800000000004" table:style-name="ce1">
            <text:p>4.73948</text:p>
          </table:table-cell>
          <table:table-cell office:value-type="float" office:value="5.5922299999999998" table:style-name="ce1">
            <text:p>5.59223</text:p>
          </table:table-cell>
          <table:table-cell office:value-type="float" office:value="5.6712699999999998" table:style-name="ce1">
            <text:p>5.67127</text:p>
          </table:table-cell>
          <table:table-cell office:value-type="float" office:value="5.0383699999999996" table:style-name="ce1">
            <text:p>5.03837</text:p>
          </table:table-cell>
          <table:table-cell office:value-type="float" office:value="4.6627799999999997" table:style-name="ce1">
            <text:p>4.66278</text:p>
          </table:table-cell>
          <table:table-cell office:value-type="float" office:value="5.0219699999999996" table:style-name="ce1">
            <text:p>5.02197</text:p>
          </table:table-cell>
          <table:table-cell table:style-name="ce1"/>
          <table:table-cell office:value-type="float" office:value="4.737802068965518" table:formula="of:=AVERAGE([.C5:.AE5])" table:style-name="ce1">
            <text:p>4.73780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7.7005499999999998" table:style-name="ce1">
            <text:p>7.70055</text:p>
          </table:table-cell>
          <table:table-cell office:value-type="float" office:value="8.0840399999999999" table:style-name="ce1">
            <text:p>8.08404</text:p>
          </table:table-cell>
          <table:table-cell office:value-type="float" office:value="7.0679400000000001" table:style-name="ce1">
            <text:p>7.06794</text:p>
          </table:table-cell>
          <table:table-cell office:value-type="float" office:value="7.11273" table:style-name="ce1">
            <text:p>7.11273</text:p>
          </table:table-cell>
          <table:table-cell office:value-type="float" office:value="7.3597999999999999" table:style-name="ce1">
            <text:p>7.3598</text:p>
          </table:table-cell>
          <table:table-cell office:value-type="float" office:value="8.2743300000000009" table:style-name="ce1">
            <text:p>8.27433</text:p>
          </table:table-cell>
          <table:table-cell office:value-type="float" office:value="7.3753200000000003" table:style-name="ce1">
            <text:p>7.37532</text:p>
          </table:table-cell>
          <table:table-cell office:value-type="float" office:value="8.6440599999999996" table:style-name="ce1">
            <text:p>8.64406</text:p>
          </table:table-cell>
          <table:table-cell office:value-type="float" office:value="8.9976900000000004" table:style-name="ce1">
            <text:p>8.99769</text:p>
          </table:table-cell>
          <table:table-cell office:value-type="float" office:value="8.1264900000000004" table:style-name="ce1">
            <text:p>8.12649</text:p>
          </table:table-cell>
          <table:table-cell office:value-type="float" office:value="8.8885000000000005" table:style-name="ce1">
            <text:p>8.8885</text:p>
          </table:table-cell>
          <table:table-cell office:value-type="float" office:value="9.4025499999999997" table:style-name="ce1">
            <text:p>9.40255</text:p>
          </table:table-cell>
          <table:table-cell office:value-type="float" office:value="8.5761400000000005" table:style-name="ce1">
            <text:p>8.57614</text:p>
          </table:table-cell>
          <table:table-cell office:value-type="float" office:value="9.1314700000000002" table:style-name="ce1">
            <text:p>9.13147</text:p>
          </table:table-cell>
          <table:table-cell office:value-type="float" office:value="8.9227500000000006" table:style-name="ce1">
            <text:p>8.92275</text:p>
          </table:table-cell>
          <table:table-cell office:value-type="float" office:value="9.6215200000000003" table:style-name="ce1">
            <text:p>9.62152</text:p>
          </table:table-cell>
          <table:table-cell office:value-type="float" office:value="6.7365599999999999" table:style-name="ce1">
            <text:p>6.73656</text:p>
          </table:table-cell>
          <table:table-cell office:value-type="float" office:value="7.2529500000000002" table:style-name="ce1">
            <text:p>7.25295</text:p>
          </table:table-cell>
          <table:table-cell office:value-type="float" office:value="6.9774799999999999" table:style-name="ce1">
            <text:p>6.97748</text:p>
          </table:table-cell>
          <table:table-cell office:value-type="float" office:value="8.3173600000000008" table:style-name="ce1">
            <text:p>8.31736</text:p>
          </table:table-cell>
          <table:table-cell office:value-type="float" office:value="7.53925" table:style-name="ce1">
            <text:p>7.53925</text:p>
          </table:table-cell>
          <table:table-cell office:value-type="float" office:value="7.6534199999999997" table:style-name="ce1">
            <text:p>7.65342</text:p>
          </table:table-cell>
          <table:table-cell office:value-type="float" office:value="7.1463999999999999" table:style-name="ce1">
            <text:p>7.1464</text:p>
          </table:table-cell>
          <table:table-cell office:value-type="float" office:value="7.6024900000000004" table:style-name="ce1">
            <text:p>7.60249</text:p>
          </table:table-cell>
          <table:table-cell office:value-type="float" office:value="7.3305300000000004" table:style-name="ce1">
            <text:p>7.33053</text:p>
          </table:table-cell>
          <table:table-cell office:value-type="float" office:value="8.2532499999999995" table:style-name="ce1">
            <text:p>8.25325</text:p>
          </table:table-cell>
          <table:table-cell office:value-type="float" office:value="8.2664200000000001" table:style-name="ce1">
            <text:p>8.26642</text:p>
          </table:table-cell>
          <table:table-cell office:value-type="float" office:value="8.5017899999999997" table:style-name="ce1">
            <text:p>8.50179</text:p>
          </table:table-cell>
          <table:table-cell office:value-type="float" office:value="7.0761399999999997" table:style-name="ce1">
            <text:p>7.07614</text:p>
          </table:table-cell>
          <table:table-cell office:value-type="float" office:value="7.5492100000000004" table:style-name="ce1">
            <text:p>7.54921</text:p>
          </table:table-cell>
          <table:table-cell table:style-name="ce1"/>
          <table:table-cell office:value-type="float" office:value="7.9927096551724155" table:formula="of:=AVERAGE([.C6:.AE6])" table:style-name="ce1">
            <text:p>7.99270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14.738" table:style-name="ce1">
            <text:p>14.738</text:p>
          </table:table-cell>
          <table:table-cell office:value-type="float" office:value="16.078199999999999" table:style-name="ce1">
            <text:p>16.0782</text:p>
          </table:table-cell>
          <table:table-cell office:value-type="float" office:value="13.7164" table:style-name="ce1">
            <text:p>13.7164</text:p>
          </table:table-cell>
          <table:table-cell office:value-type="float" office:value="14.500299999999999" table:style-name="ce1">
            <text:p>14.5003</text:p>
          </table:table-cell>
          <table:table-cell office:value-type="float" office:value="13.7012" table:style-name="ce1">
            <text:p>13.7012</text:p>
          </table:table-cell>
          <table:table-cell office:value-type="float" office:value="13.9558" table:style-name="ce1">
            <text:p>13.9558</text:p>
          </table:table-cell>
          <table:table-cell office:value-type="float" office:value="13.6868" table:style-name="ce1">
            <text:p>13.6868</text:p>
          </table:table-cell>
          <table:table-cell office:value-type="float" office:value="15.3812" table:style-name="ce1">
            <text:p>15.3812</text:p>
          </table:table-cell>
          <table:table-cell office:value-type="float" office:value="13.7524" table:style-name="ce1">
            <text:p>13.7524</text:p>
          </table:table-cell>
          <table:table-cell office:value-type="float" office:value="14.9474" table:style-name="ce1">
            <text:p>14.9474</text:p>
          </table:table-cell>
          <table:table-cell office:value-type="float" office:value="13.827299999999999" table:style-name="ce1">
            <text:p>13.8273</text:p>
          </table:table-cell>
          <table:table-cell office:value-type="float" office:value="14.7173" table:style-name="ce1">
            <text:p>14.7173</text:p>
          </table:table-cell>
          <table:table-cell office:value-type="float" office:value="13.753" table:style-name="ce1">
            <text:p>13.753</text:p>
          </table:table-cell>
          <table:table-cell office:value-type="float" office:value="14.795999999999999" table:style-name="ce1">
            <text:p>14.796</text:p>
          </table:table-cell>
          <table:table-cell office:value-type="float" office:value="14.074400000000001" table:style-name="ce1">
            <text:p>14.0744</text:p>
          </table:table-cell>
          <table:table-cell office:value-type="float" office:value="14.7424" table:style-name="ce1">
            <text:p>14.7424</text:p>
          </table:table-cell>
          <table:table-cell office:value-type="float" office:value="14.3109" table:style-name="ce1">
            <text:p>14.3109</text:p>
          </table:table-cell>
          <table:table-cell office:value-type="float" office:value="13.991899999999999" table:style-name="ce1">
            <text:p>13.9919</text:p>
          </table:table-cell>
          <table:table-cell office:value-type="float" office:value="15.751200000000001" table:style-name="ce1">
            <text:p>15.7512</text:p>
          </table:table-cell>
          <table:table-cell office:value-type="float" office:value="15.460800000000001" table:style-name="ce1">
            <text:p>15.4608</text:p>
          </table:table-cell>
          <table:table-cell office:value-type="float" office:value="13.6868" table:style-name="ce1">
            <text:p>13.6868</text:p>
          </table:table-cell>
          <table:table-cell office:value-type="float" office:value="14.732799999999999" table:style-name="ce1">
            <text:p>14.7328</text:p>
          </table:table-cell>
          <table:table-cell office:value-type="float" office:value="13.883800000000001" table:style-name="ce1">
            <text:p>13.8838</text:p>
          </table:table-cell>
          <table:table-cell office:value-type="float" office:value="14.6599" table:style-name="ce1">
            <text:p>14.6599</text:p>
          </table:table-cell>
          <table:table-cell office:value-type="float" office:value="14.0053" table:style-name="ce1">
            <text:p>14.0053</text:p>
          </table:table-cell>
          <table:table-cell office:value-type="float" office:value="15.5396" table:style-name="ce1">
            <text:p>15.5396</text:p>
          </table:table-cell>
          <table:table-cell office:value-type="float" office:value="14.959899999999999" table:style-name="ce1">
            <text:p>14.9599</text:p>
          </table:table-cell>
          <table:table-cell office:value-type="float" office:value="13.7035" table:style-name="ce1">
            <text:p>13.7035</text:p>
          </table:table-cell>
          <table:table-cell office:value-type="float" office:value="13.7126" table:style-name="ce1">
            <text:p>13.7126</text:p>
          </table:table-cell>
          <table:table-cell office:value-type="float" office:value="13.920400000000001" table:style-name="ce1">
            <text:p>13.9204</text:p>
          </table:table-cell>
          <table:table-cell table:style-name="ce1"/>
          <table:table-cell office:value-type="float" office:value="14.412051724137928" table:formula="of:=AVERAGE([.C7:.AE7])" table:style-name="ce1">
            <text:p>14.4120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23.7211" table:style-name="ce1">
            <text:p>23.7211</text:p>
          </table:table-cell>
          <table:table-cell office:value-type="float" office:value="24.112200000000001" table:style-name="ce1">
            <text:p>24.1122</text:p>
          </table:table-cell>
          <table:table-cell office:value-type="float" office:value="24.245100000000001" table:style-name="ce1">
            <text:p>24.2451</text:p>
          </table:table-cell>
          <table:table-cell office:value-type="float" office:value="24.741900000000001" table:style-name="ce1">
            <text:p>24.7419</text:p>
          </table:table-cell>
          <table:table-cell office:value-type="float" office:value="24.3689" table:style-name="ce1">
            <text:p>24.3689</text:p>
          </table:table-cell>
          <table:table-cell office:value-type="float" office:value="24.4085" table:style-name="ce1">
            <text:p>24.4085</text:p>
          </table:table-cell>
          <table:table-cell office:value-type="float" office:value="25.021799999999999" table:style-name="ce1">
            <text:p>25.0218</text:p>
          </table:table-cell>
          <table:table-cell office:value-type="float" office:value="26.339099999999998" table:style-name="ce1">
            <text:p>26.3391</text:p>
          </table:table-cell>
          <table:table-cell office:value-type="float" office:value="24.183599999999998" table:style-name="ce1">
            <text:p>24.1836</text:p>
          </table:table-cell>
          <table:table-cell office:value-type="float" office:value="24.9986" table:style-name="ce1">
            <text:p>24.9986</text:p>
          </table:table-cell>
          <table:table-cell office:value-type="float" office:value="27.154399999999999" table:style-name="ce1">
            <text:p>27.1544</text:p>
          </table:table-cell>
          <table:table-cell office:value-type="float" office:value="30.327400000000001" table:style-name="ce1">
            <text:p>30.3274</text:p>
          </table:table-cell>
          <table:table-cell office:value-type="float" office:value="26.796299999999999" table:style-name="ce1">
            <text:p>26.7963</text:p>
          </table:table-cell>
          <table:table-cell office:value-type="float" office:value="25.222899999999999" table:style-name="ce1">
            <text:p>25.2229</text:p>
          </table:table-cell>
          <table:table-cell office:value-type="float" office:value="31.177499999999998" table:style-name="ce1">
            <text:p>31.1775</text:p>
          </table:table-cell>
          <table:table-cell office:value-type="float" office:value="22.166399999999999" table:style-name="ce1">
            <text:p>22.1664</text:p>
          </table:table-cell>
          <table:table-cell office:value-type="float" office:value="21.8432" table:style-name="ce1">
            <text:p>21.8432</text:p>
          </table:table-cell>
          <table:table-cell office:value-type="float" office:value="22.883900000000001" table:style-name="ce1">
            <text:p>22.8839</text:p>
          </table:table-cell>
          <table:table-cell office:value-type="float" office:value="21.548400000000001" table:style-name="ce1">
            <text:p>21.5484</text:p>
          </table:table-cell>
          <table:table-cell office:value-type="float" office:value="21.544599999999999" table:style-name="ce1">
            <text:p>21.5446</text:p>
          </table:table-cell>
          <table:table-cell office:value-type="float" office:value="23.372399999999999" table:style-name="ce1">
            <text:p>23.3724</text:p>
          </table:table-cell>
          <table:table-cell office:value-type="float" office:value="23.3918" table:style-name="ce1">
            <text:p>23.3918</text:p>
          </table:table-cell>
          <table:table-cell office:value-type="float" office:value="22.5214" table:style-name="ce1">
            <text:p>22.5214</text:p>
          </table:table-cell>
          <table:table-cell office:value-type="float" office:value="22.0352" table:style-name="ce1">
            <text:p>22.0352</text:p>
          </table:table-cell>
          <table:table-cell office:value-type="float" office:value="21.552499999999998" table:style-name="ce1">
            <text:p>21.5525</text:p>
          </table:table-cell>
          <table:table-cell office:value-type="float" office:value="38.699800000000003" table:style-name="ce1">
            <text:p>38.6998</text:p>
          </table:table-cell>
          <table:table-cell office:value-type="float" office:value="22.819500000000001" table:style-name="ce1">
            <text:p>22.8195</text:p>
          </table:table-cell>
          <table:table-cell office:value-type="float" office:value="22.5809" table:style-name="ce1">
            <text:p>22.5809</text:p>
          </table:table-cell>
          <table:table-cell office:value-type="float" office:value="36.804600000000001" table:style-name="ce1">
            <text:p>36.8046</text:p>
          </table:table-cell>
          <table:table-cell office:value-type="float" office:value="23.247399999999999" table:style-name="ce1">
            <text:p>23.2474</text:p>
          </table:table-cell>
          <table:table-cell table:style-name="ce1"/>
          <table:table-cell office:value-type="float" office:value="25.176213793103447" table:formula="of:=AVERAGE([.C8:.AE8])" table:style-name="ce1">
            <text:p>25.1762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33.282600000000002" table:style-name="ce1">
            <text:p>33.2826</text:p>
          </table:table-cell>
          <table:table-cell office:value-type="float" office:value="33.929299999999998" table:style-name="ce1">
            <text:p>33.9293</text:p>
          </table:table-cell>
          <table:table-cell office:value-type="float" office:value="34.707099999999997" table:style-name="ce1">
            <text:p>34.7071</text:p>
          </table:table-cell>
          <table:table-cell office:value-type="float" office:value="34.751300000000001" table:style-name="ce1">
            <text:p>34.7513</text:p>
          </table:table-cell>
          <table:table-cell office:value-type="float" office:value="34.3324" table:style-name="ce1">
            <text:p>34.3324</text:p>
          </table:table-cell>
          <table:table-cell office:value-type="float" office:value="33.315100000000001" table:style-name="ce1">
            <text:p>33.3151</text:p>
          </table:table-cell>
          <table:table-cell office:value-type="float" office:value="35.051600000000001" table:style-name="ce1">
            <text:p>35.0516</text:p>
          </table:table-cell>
          <table:table-cell office:value-type="float" office:value="32.439500000000002" table:style-name="ce1">
            <text:p>32.4395</text:p>
          </table:table-cell>
          <table:table-cell office:value-type="float" office:value="34.084699999999998" table:style-name="ce1">
            <text:p>34.0847</text:p>
          </table:table-cell>
          <table:table-cell office:value-type="float" office:value="35.817999999999998" table:style-name="ce1">
            <text:p>35.818</text:p>
          </table:table-cell>
          <table:table-cell office:value-type="float" office:value="33.457999999999998" table:style-name="ce1">
            <text:p>33.458</text:p>
          </table:table-cell>
          <table:table-cell office:value-type="float" office:value="33.355800000000002" table:style-name="ce1">
            <text:p>33.3558</text:p>
          </table:table-cell>
          <table:table-cell office:value-type="float" office:value="34.101100000000002" table:style-name="ce1">
            <text:p>34.1011</text:p>
          </table:table-cell>
          <table:table-cell office:value-type="float" office:value="33.1477" table:style-name="ce1">
            <text:p>33.1477</text:p>
          </table:table-cell>
          <table:table-cell office:value-type="float" office:value="33.065399999999997" table:style-name="ce1">
            <text:p>33.0654</text:p>
          </table:table-cell>
          <table:table-cell office:value-type="float" office:value="36.527900000000002" table:style-name="ce1">
            <text:p>36.5279</text:p>
          </table:table-cell>
          <table:table-cell office:value-type="float" office:value="35.151800000000001" table:style-name="ce1">
            <text:p>35.1518</text:p>
          </table:table-cell>
          <table:table-cell office:value-type="float" office:value="34.085599999999999" table:style-name="ce1">
            <text:p>34.0856</text:p>
          </table:table-cell>
          <table:table-cell office:value-type="float" office:value="33.0227" table:style-name="ce1">
            <text:p>33.0227</text:p>
          </table:table-cell>
          <table:table-cell office:value-type="float" office:value="33.4621" table:style-name="ce1">
            <text:p>33.4621</text:p>
          </table:table-cell>
          <table:table-cell office:value-type="float" office:value="35.179600000000001" table:style-name="ce1">
            <text:p>35.1796</text:p>
          </table:table-cell>
          <table:table-cell office:value-type="float" office:value="34.855499999999999" table:style-name="ce1">
            <text:p>34.8555</text:p>
          </table:table-cell>
          <table:table-cell office:value-type="float" office:value="32.653199999999998" table:style-name="ce1">
            <text:p>32.6532</text:p>
          </table:table-cell>
          <table:table-cell office:value-type="float" office:value="32.278199999999998" table:style-name="ce1">
            <text:p>32.2782</text:p>
          </table:table-cell>
          <table:table-cell office:value-type="float" office:value="32.661999999999999" table:style-name="ce1">
            <text:p>32.662</text:p>
          </table:table-cell>
          <table:table-cell office:value-type="float" office:value="32.555100000000003" table:style-name="ce1">
            <text:p>32.5551</text:p>
          </table:table-cell>
          <table:table-cell office:value-type="float" office:value="34.378300000000003" table:style-name="ce1">
            <text:p>34.3783</text:p>
          </table:table-cell>
          <table:table-cell office:value-type="float" office:value="38.990499999999997" table:style-name="ce1">
            <text:p>38.9905</text:p>
          </table:table-cell>
          <table:table-cell office:value-type="float" office:value="37.891800000000003" table:style-name="ce1">
            <text:p>37.8918</text:p>
          </table:table-cell>
          <table:table-cell office:value-type="float" office:value="34.438899999999997" table:style-name="ce1">
            <text:p>34.4389</text:p>
          </table:table-cell>
          <table:table-cell table:style-name="ce1"/>
          <table:table-cell office:value-type="float" office:value="34.265179310344827" table:formula="of:=AVERAGE([.C9:.AE9])" table:style-name="ce1">
            <text:p>34.2651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47.276200000000003" table:style-name="ce1">
            <text:p>47.2762</text:p>
          </table:table-cell>
          <table:table-cell office:value-type="float" office:value="46.618699999999997" table:style-name="ce1">
            <text:p>46.6187</text:p>
          </table:table-cell>
          <table:table-cell office:value-type="float" office:value="47.816899999999997" table:style-name="ce1">
            <text:p>47.8169</text:p>
          </table:table-cell>
          <table:table-cell office:value-type="float" office:value="49.269199999999998" table:style-name="ce1">
            <text:p>49.2692</text:p>
          </table:table-cell>
          <table:table-cell office:value-type="float" office:value="50.165300000000002" table:style-name="ce1">
            <text:p>50.1653</text:p>
          </table:table-cell>
          <table:table-cell office:value-type="float" office:value="51.261299999999999" table:style-name="ce1">
            <text:p>51.2613</text:p>
          </table:table-cell>
          <table:table-cell office:value-type="float" office:value="52.389800000000001" table:style-name="ce1">
            <text:p>52.3898</text:p>
          </table:table-cell>
          <table:table-cell office:value-type="float" office:value="50.779699999999998" table:style-name="ce1">
            <text:p>50.7797</text:p>
          </table:table-cell>
          <table:table-cell office:value-type="float" office:value="53.892499999999998" table:style-name="ce1">
            <text:p>53.8925</text:p>
          </table:table-cell>
          <table:table-cell office:value-type="float" office:value="50.694600000000001" table:style-name="ce1">
            <text:p>50.6946</text:p>
          </table:table-cell>
          <table:table-cell office:value-type="float" office:value="55.055799999999998" table:style-name="ce1">
            <text:p>55.0558</text:p>
          </table:table-cell>
          <table:table-cell office:value-type="float" office:value="57.129600000000003" table:style-name="ce1">
            <text:p>57.1296</text:p>
          </table:table-cell>
          <table:table-cell office:value-type="float" office:value="61.282699999999998" table:style-name="ce1">
            <text:p>61.2827</text:p>
          </table:table-cell>
          <table:table-cell office:value-type="float" office:value="66.757300000000001" table:style-name="ce1">
            <text:p>66.7573</text:p>
          </table:table-cell>
          <table:table-cell office:value-type="float" office:value="53.366399999999999" table:style-name="ce1">
            <text:p>53.3664</text:p>
          </table:table-cell>
          <table:table-cell office:value-type="float" office:value="56.8705" table:style-name="ce1">
            <text:p>56.8705</text:p>
          </table:table-cell>
          <table:table-cell office:value-type="float" office:value="53.218299999999999" table:style-name="ce1">
            <text:p>53.2183</text:p>
          </table:table-cell>
          <table:table-cell office:value-type="float" office:value="58.273899999999998" table:style-name="ce1">
            <text:p>58.2739</text:p>
          </table:table-cell>
          <table:table-cell office:value-type="float" office:value="57.823999999999998" table:style-name="ce1">
            <text:p>57.824</text:p>
          </table:table-cell>
          <table:table-cell office:value-type="float" office:value="53.237000000000002" table:style-name="ce1">
            <text:p>53.237</text:p>
          </table:table-cell>
          <table:table-cell office:value-type="float" office:value="53.792299999999997" table:style-name="ce1">
            <text:p>53.7923</text:p>
          </table:table-cell>
          <table:table-cell office:value-type="float" office:value="52.725900000000003" table:style-name="ce1">
            <text:p>52.7259</text:p>
          </table:table-cell>
          <table:table-cell office:value-type="float" office:value="52.069899999999997" table:style-name="ce1">
            <text:p>52.0699</text:p>
          </table:table-cell>
          <table:table-cell office:value-type="float" office:value="51.698999999999998" table:style-name="ce1">
            <text:p>51.699</text:p>
          </table:table-cell>
          <table:table-cell office:value-type="float" office:value="56.563400000000001" table:style-name="ce1">
            <text:p>56.5634</text:p>
          </table:table-cell>
          <table:table-cell office:value-type="float" office:value="55.444600000000001" table:style-name="ce1">
            <text:p>55.4446</text:p>
          </table:table-cell>
          <table:table-cell office:value-type="float" office:value="56.776499999999999" table:style-name="ce1">
            <text:p>56.7765</text:p>
          </table:table-cell>
          <table:table-cell office:value-type="float" office:value="52.395699999999998" table:style-name="ce1">
            <text:p>52.3957</text:p>
          </table:table-cell>
          <table:table-cell office:value-type="float" office:value="51.543799999999997" table:style-name="ce1">
            <text:p>51.5438</text:p>
          </table:table-cell>
          <table:table-cell office:value-type="float" office:value="55.152999999999999" table:style-name="ce1">
            <text:p>55.153</text:p>
          </table:table-cell>
          <table:table-cell table:style-name="ce1"/>
          <table:table-cell office:value-type="float" office:value="53.933365517241377" table:formula="of:=AVERAGE([.C10:.AE10])" table:style-name="ce1">
            <text:p>53.9333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/>
          </table:table-cell>
          <table:table-cell office:value-type="float" office:value="63.151600000000002" table:style-name="ce1">
            <text:p>63.1516</text:p>
          </table:table-cell>
          <table:table-cell office:value-type="float" office:value="68.502300000000005" table:style-name="ce1">
            <text:p>68.5023</text:p>
          </table:table-cell>
          <table:table-cell office:value-type="float" office:value="64.664199999999994" table:style-name="ce1">
            <text:p>64.6642</text:p>
          </table:table-cell>
          <table:table-cell office:value-type="float" office:value="63.709499999999998" table:style-name="ce1">
            <text:p>63.7095</text:p>
          </table:table-cell>
          <table:table-cell office:value-type="float" office:value="64.354699999999994" table:style-name="ce1">
            <text:p>64.3547</text:p>
          </table:table-cell>
          <table:table-cell office:value-type="float" office:value="64.327200000000005" table:style-name="ce1">
            <text:p>64.3272</text:p>
          </table:table-cell>
          <table:table-cell office:value-type="float" office:value="63.520699999999998" table:style-name="ce1">
            <text:p>63.5207</text:p>
          </table:table-cell>
          <table:table-cell office:value-type="float" office:value="63.515700000000002" table:style-name="ce1">
            <text:p>63.5157</text:p>
          </table:table-cell>
          <table:table-cell office:value-type="float" office:value="62.753100000000003" table:style-name="ce1">
            <text:p>62.7531</text:p>
          </table:table-cell>
          <table:table-cell office:value-type="float" office:value="64.941999999999993" table:style-name="ce1">
            <text:p>64.942</text:p>
          </table:table-cell>
          <table:table-cell office:value-type="float" office:value="67.638999999999996" table:style-name="ce1">
            <text:p>67.639</text:p>
          </table:table-cell>
          <table:table-cell office:value-type="float" office:value="63.634900000000002" table:style-name="ce1">
            <text:p>63.6349</text:p>
          </table:table-cell>
          <table:table-cell office:value-type="float" office:value="67.527199999999993" table:style-name="ce1">
            <text:p>67.5272</text:p>
          </table:table-cell>
          <table:table-cell office:value-type="float" office:value="68.140799999999999" table:style-name="ce1">
            <text:p>68.1408</text:p>
          </table:table-cell>
          <table:table-cell office:value-type="float" office:value="63.816699999999997" table:style-name="ce1">
            <text:p>63.8167</text:p>
          </table:table-cell>
          <table:table-cell office:value-type="float" office:value="68.430000000000007" table:style-name="ce1">
            <text:p>68.43</text:p>
          </table:table-cell>
          <table:table-cell office:value-type="float" office:value="66.907399999999996" table:style-name="ce1">
            <text:p>66.9074</text:p>
          </table:table-cell>
          <table:table-cell office:value-type="float" office:value="65.572199999999995" table:style-name="ce1">
            <text:p>65.5722</text:p>
          </table:table-cell>
          <table:table-cell office:value-type="float" office:value="64.032399999999996" table:style-name="ce1">
            <text:p>64.0324</text:p>
          </table:table-cell>
          <table:table-cell office:value-type="float" office:value="66.874600000000001" table:style-name="ce1">
            <text:p>66.8746</text:p>
          </table:table-cell>
          <table:table-cell office:value-type="float" office:value="64.376400000000004" table:style-name="ce1">
            <text:p>64.3764</text:p>
          </table:table-cell>
          <table:table-cell office:value-type="float" office:value="72.3887" table:style-name="ce1">
            <text:p>72.3887</text:p>
          </table:table-cell>
          <table:table-cell office:value-type="float" office:value="67.6173" table:style-name="ce1">
            <text:p>67.6173</text:p>
          </table:table-cell>
          <table:table-cell office:value-type="float" office:value="67.712800000000001" table:style-name="ce1">
            <text:p>67.7128</text:p>
          </table:table-cell>
          <table:table-cell office:value-type="float" office:value="64.258700000000005" table:style-name="ce1">
            <text:p>64.2587</text:p>
          </table:table-cell>
          <table:table-cell office:value-type="float" office:value="67.306100000000001" table:style-name="ce1">
            <text:p>67.3061</text:p>
          </table:table-cell>
          <table:table-cell office:value-type="float" office:value="67.3369" table:style-name="ce1">
            <text:p>67.3369</text:p>
          </table:table-cell>
          <table:table-cell office:value-type="float" office:value="71.151300000000006" table:style-name="ce1">
            <text:p>71.1513</text:p>
          </table:table-cell>
          <table:table-cell office:value-type="float" office:value="72.441699999999997" table:style-name="ce1">
            <text:p>72.4417</text:p>
          </table:table-cell>
          <table:table-cell office:value-type="float" office:value="73.139600000000002" table:style-name="ce1">
            <text:p>73.1396</text:p>
          </table:table-cell>
          <table:table-cell table:style-name="ce1"/>
          <table:table-cell office:value-type="float" office:value="66.572210344827596" table:formula="of:=AVERAGE([.C11:.AE11])" table:style-name="ce1">
            <text:p>66.57221034</text:p>
          </table:table-cell>
          <table:table-cell table:number-columns-repeated="16351"/>
        </table:table-row>
        <table:table-row table:number-rows-repeated="1048565" table:style-name="ro1">
          <table:table-cell table:number-columns-repeated="16384"/>
        </table:table-row>
      </table:table>
      <table:table table:name="Ark1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Run 1<text:s/>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style-name="ce1"/>
          <table:table-cell office:value-type="string" table:style-name="ce1">
            <text:p>Run 1<text:s/>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office:value-type="string" table:style-name="ce1">
            <text:p>Mean</text:p>
          </table:table-cell>
          <table:table-cell table:number-columns-repeated="16372"/>
        </table:table-row>
        <table:table-row table:style-name="ro1">
          <table:table-cell office:value-type="float" office:value="0.38258220689655176" table:style-name="ce1">
            <text:p>0.382582207</text:p>
          </table:table-cell>
          <table:table-cell office:value-type="float" office:value="0.54739568965517238" table:style-name="ce1">
            <text:p>0.54739569</text:p>
          </table:table-cell>
          <table:table-cell office:value-type="float" office:value="0.61056696551724132" table:style-name="ce1">
            <text:p>0.610566966</text:p>
          </table:table-cell>
          <table:table-cell office:value-type="float" office:value="0.50198034482758613" table:style-name="ce1">
            <text:p>0.501980345</text:p>
          </table:table-cell>
          <table:table-cell office:value-type="float" office:value="0.64767468965517239" table:style-name="ce1">
            <text:p>0.64767469</text:p>
          </table:table-cell>
          <table:table-cell table:style-name="ce1"/>
          <table:table-cell office:value-type="float" office:value="0.38258220689655176" table:style-name="ce1">
            <text:p>0.382582207</text:p>
          </table:table-cell>
          <table:table-cell office:value-type="float" office:value="0.54739568965517238" table:style-name="ce1">
            <text:p>0.54739569</text:p>
          </table:table-cell>
          <table:table-cell table:style-name="ce1"/>
          <table:table-cell office:value-type="float" office:value="0.50198034482758613" table:style-name="ce1">
            <text:p>0.501980345</text:p>
          </table:table-cell>
          <table:table-cell table:style-name="ce1"/>
          <table:table-cell office:value-type="float" office:value="0.47731941379310339" table:formula="of:=AVERAGE([.G2:.K2])" table:style-name="ce1">
            <text:p>0.477319414</text:p>
          </table:table-cell>
          <table:table-cell table:number-columns-repeated="16372"/>
        </table:table-row>
        <table:table-row table:style-name="ro1">
          <table:table-cell office:value-type="float" office:value="1.2489130689655168" table:style-name="ce1">
            <text:p>1.248913069</text:p>
          </table:table-cell>
          <table:table-cell office:value-type="float" office:value="0.98896020689655173" table:style-name="ce1">
            <text:p>0.988960207</text:p>
          </table:table-cell>
          <table:table-cell office:value-type="float" office:value="0.85167468965517257" table:style-name="ce1">
            <text:p>0.85167469</text:p>
          </table:table-cell>
          <table:table-cell office:value-type="float" office:value="0.91620889655172399" table:style-name="ce1">
            <text:p>0.916208897</text:p>
          </table:table-cell>
          <table:table-cell office:value-type="float" office:value="1.1042089999999998" table:style-name="ce1">
            <text:p>1.104209</text:p>
          </table:table-cell>
          <table:table-cell table:number-columns-repeated="2" table:style-name="ce1"/>
          <table:table-cell office:value-type="float" office:value="0.98896020689655173" table:style-name="ce1">
            <text:p>0.988960207</text:p>
          </table:table-cell>
          <table:table-cell office:value-type="float" office:value="0.85167468965517257" table:style-name="ce1">
            <text:p>0.85167469</text:p>
          </table:table-cell>
          <table:table-cell office:value-type="float" office:value="0.91620889655172399" table:style-name="ce1">
            <text:p>0.916208897</text:p>
          </table:table-cell>
          <table:table-cell table:style-name="ce1"/>
          <table:table-cell office:value-type="float" office:value="0.91894793103448269" table:formula="of:=AVERAGE([.G3:.K3])" table:style-name="ce1">
            <text:p>0.918947931</text:p>
          </table:table-cell>
          <table:table-cell table:number-columns-repeated="16372"/>
        </table:table-row>
        <table:table-row table:style-name="ro1">
          <table:table-cell office:value-type="float" office:value="1.9504731034482761" table:style-name="ce1">
            <text:p>1.950473103</text:p>
          </table:table-cell>
          <table:table-cell office:value-type="float" office:value="2.3203768965517249" table:style-name="ce1">
            <text:p>2.320376897</text:p>
          </table:table-cell>
          <table:table-cell office:value-type="float" office:value="2.1868668965517242" table:style-name="ce1">
            <text:p>2.186866897</text:p>
          </table:table-cell>
          <table:table-cell office:value-type="float" office:value="1.9455882758620691" table:style-name="ce1">
            <text:p>1.945588276</text:p>
          </table:table-cell>
          <table:table-cell office:value-type="float" office:value="1.6890551724137932" table:style-name="ce1">
            <text:p>1.689055172</text:p>
          </table:table-cell>
          <table:table-cell table:style-name="ce1"/>
          <table:table-cell office:value-type="float" office:value="1.9504731034482761" table:style-name="ce1">
            <text:p>1.950473103</text:p>
          </table:table-cell>
          <table:table-cell table:number-columns-repeated="2" table:style-name="ce1"/>
          <table:table-cell office:value-type="float" office:value="1.9455882758620691" table:style-name="ce1">
            <text:p>1.945588276</text:p>
          </table:table-cell>
          <table:table-cell office:value-type="float" office:value="1.6890551724137932" table:style-name="ce1">
            <text:p>1.689055172</text:p>
          </table:table-cell>
          <table:table-cell office:value-type="float" office:value="1.8617055172413794" table:formula="of:=AVERAGE([.G4:.K4])" table:style-name="ce1">
            <text:p>1.861705517</text:p>
          </table:table-cell>
          <table:table-cell table:number-columns-repeated="16372"/>
        </table:table-row>
        <table:table-row table:style-name="ro1">
          <table:table-cell office:value-type="float" office:value="4.737802068965518" table:style-name="ce1">
            <text:p>4.737802069</text:p>
          </table:table-cell>
          <table:table-cell office:value-type="float" office:value="4.4631420689655172" table:style-name="ce1">
            <text:p>4.463142069</text:p>
          </table:table-cell>
          <table:table-cell office:value-type="float" office:value="4.9428917241379313" table:style-name="ce1">
            <text:p>4.942891724</text:p>
          </table:table-cell>
          <table:table-cell office:value-type="float" office:value="4.2707379310344837" table:style-name="ce1">
            <text:p>4.270737931</text:p>
          </table:table-cell>
          <table:table-cell office:value-type="float" office:value="5.045856896551725" table:style-name="ce1">
            <text:p>5.045856897</text:p>
          </table:table-cell>
          <table:table-cell table:style-name="ce1"/>
          <table:table-cell office:value-type="float" office:value="4.737802068965518" table:style-name="ce1">
            <text:p>4.737802069</text:p>
          </table:table-cell>
          <table:table-cell office:value-type="float" office:value="4.4631420689655172" table:style-name="ce1">
            <text:p>4.463142069</text:p>
          </table:table-cell>
          <table:table-cell table:style-name="ce1"/>
          <table:table-cell office:value-type="float" office:value="4.2707379310344837" table:style-name="ce1">
            <text:p>4.270737931</text:p>
          </table:table-cell>
          <table:table-cell table:style-name="ce1"/>
          <table:table-cell office:value-type="float" office:value="4.4905606896551733" table:formula="of:=AVERAGE([.G5:.K5])" table:style-name="ce1">
            <text:p>4.49056069</text:p>
          </table:table-cell>
          <table:table-cell table:number-columns-repeated="16372"/>
        </table:table-row>
        <table:table-row table:style-name="ro1">
          <table:table-cell office:value-type="float" office:value="7.9927096551724155" table:style-name="ce1">
            <text:p>7.992709655</text:p>
          </table:table-cell>
          <table:table-cell office:value-type="float" office:value="9.1943603448275848" table:style-name="ce1">
            <text:p>9.194360345</text:p>
          </table:table-cell>
          <table:table-cell office:value-type="float" office:value="8.5376037931034467" table:style-name="ce1">
            <text:p>8.537603793</text:p>
          </table:table-cell>
          <table:table-cell office:value-type="float" office:value="8.6148055172413791" table:style-name="ce1">
            <text:p>8.614805517</text:p>
          </table:table-cell>
          <table:table-cell office:value-type="float" office:value="7.7791810344827583" table:style-name="ce1">
            <text:p>7.779181034</text:p>
          </table:table-cell>
          <table:table-cell table:style-name="ce1"/>
          <table:table-cell office:value-type="float" office:value="7.9927096551724155" table:style-name="ce1">
            <text:p>7.992709655</text:p>
          </table:table-cell>
          <table:table-cell table:style-name="ce1"/>
          <table:table-cell office:value-type="float" office:value="8.5376037931034467" table:style-name="ce1">
            <text:p>8.537603793</text:p>
          </table:table-cell>
          <table:table-cell table:style-name="ce1"/>
          <table:table-cell office:value-type="float" office:value="7.7791810344827583" table:style-name="ce1">
            <text:p>7.779181034</text:p>
          </table:table-cell>
          <table:table-cell office:value-type="float" office:value="8.1031648275862072" table:formula="of:=AVERAGE([.G6:.K6])" table:style-name="ce1">
            <text:p>8.103164828</text:p>
          </table:table-cell>
          <table:table-cell table:number-columns-repeated="16372"/>
        </table:table-row>
        <table:table-row table:style-name="ro1">
          <table:table-cell office:value-type="float" office:value="14.412051724137928" table:style-name="ce1">
            <text:p>14.41205172</text:p>
          </table:table-cell>
          <table:table-cell office:value-type="float" office:value="15.618951724137933" table:style-name="ce1">
            <text:p>15.61895172</text:p>
          </table:table-cell>
          <table:table-cell office:value-type="float" office:value="14.006665517241379" table:style-name="ce1">
            <text:p>14.00666552</text:p>
          </table:table-cell>
          <table:table-cell office:value-type="float" office:value="15.797951724137933" table:style-name="ce1">
            <text:p>15.79795172</text:p>
          </table:table-cell>
          <table:table-cell office:value-type="float" office:value="14.897144827586208" table:style-name="ce1">
            <text:p>14.89714483</text:p>
          </table:table-cell>
          <table:table-cell table:style-name="ce1"/>
          <table:table-cell office:value-type="float" office:value="14.412051724137928" table:style-name="ce1">
            <text:p>14.41205172</text:p>
          </table:table-cell>
          <table:table-cell table:style-name="ce1"/>
          <table:table-cell office:value-type="float" office:value="14.006665517241379" table:style-name="ce1">
            <text:p>14.00666552</text:p>
          </table:table-cell>
          <table:table-cell table:style-name="ce1"/>
          <table:table-cell office:value-type="float" office:value="14.897144827586208" table:style-name="ce1">
            <text:p>14.89714483</text:p>
          </table:table-cell>
          <table:table-cell office:value-type="float" office:value="14.438620689655172" table:formula="of:=AVERAGE([.G7:.K7])" table:style-name="ce1">
            <text:p>14.43862069</text:p>
          </table:table-cell>
          <table:table-cell table:number-columns-repeated="16372"/>
        </table:table-row>
        <table:table-row table:style-name="ro1">
          <table:table-cell office:value-type="float" office:value="25.176213793103447" table:style-name="ce1">
            <text:p>25.17621379</text:p>
          </table:table-cell>
          <table:table-cell office:value-type="float" office:value="25.401265517241377" table:style-name="ce1">
            <text:p>25.40126552</text:p>
          </table:table-cell>
          <table:table-cell office:value-type="float" office:value="26.202537931034477" table:style-name="ce1">
            <text:p>26.20253793</text:p>
          </table:table-cell>
          <table:table-cell office:value-type="float" office:value="23.636282758620688" table:style-name="ce1">
            <text:p>23.63628276</text:p>
          </table:table-cell>
          <table:table-cell office:value-type="float" office:value="25.531458620689651" table:style-name="ce1">
            <text:p>25.53145862</text:p>
          </table:table-cell>
          <table:table-cell table:style-name="ce1"/>
          <table:table-cell office:value-type="float" office:value="25.176213793103447" table:style-name="ce1">
            <text:p>25.17621379</text:p>
          </table:table-cell>
          <table:table-cell office:value-type="float" office:value="25.401265517241377" table:style-name="ce1">
            <text:p>25.40126552</text:p>
          </table:table-cell>
          <table:table-cell table:style-name="ce1"/>
          <table:table-cell office:value-type="float" office:value="23.636282758620688" table:style-name="ce1">
            <text:p>23.63628276</text:p>
          </table:table-cell>
          <table:table-cell table:style-name="ce1"/>
          <table:table-cell office:value-type="float" office:value="24.737920689655169" table:formula="of:=AVERAGE([.G8:.K8])" table:style-name="ce1">
            <text:p>24.73792069</text:p>
          </table:table-cell>
          <table:table-cell table:number-columns-repeated="16372"/>
        </table:table-row>
        <table:table-row table:style-name="ro1">
          <table:table-cell office:value-type="float" office:value="34.265179310344827" table:style-name="ce1">
            <text:p>34.26517931</text:p>
          </table:table-cell>
          <table:table-cell office:value-type="float" office:value="36.120758620689656" table:style-name="ce1">
            <text:p>36.12075862</text:p>
          </table:table-cell>
          <table:table-cell office:value-type="float" office:value="38.43285862068965" table:style-name="ce1">
            <text:p>38.43285862</text:p>
          </table:table-cell>
          <table:table-cell office:value-type="float" office:value="36.084810344827595" table:style-name="ce1">
            <text:p>36.08481034</text:p>
          </table:table-cell>
          <table:table-cell office:value-type="float" office:value="38.559234482758626" table:style-name="ce1">
            <text:p>38.55923448</text:p>
          </table:table-cell>
          <table:table-cell table:style-name="ce1"/>
          <table:table-cell office:value-type="float" office:value="34.265179310344827" table:style-name="ce1">
            <text:p>34.26517931</text:p>
          </table:table-cell>
          <table:table-cell office:value-type="float" office:value="36.120758620689656" table:style-name="ce1">
            <text:p>36.12075862</text:p>
          </table:table-cell>
          <table:table-cell table:style-name="ce1"/>
          <table:table-cell office:value-type="float" office:value="36.084810344827595" table:style-name="ce1">
            <text:p>36.08481034</text:p>
          </table:table-cell>
          <table:table-cell table:style-name="ce1"/>
          <table:table-cell office:value-type="float" office:value="35.490249425287352" table:formula="of:=AVERAGE([.G9:.K9])" table:style-name="ce1">
            <text:p>35.49024943</text:p>
          </table:table-cell>
          <table:table-cell table:number-columns-repeated="16372"/>
        </table:table-row>
        <table:table-row table:style-name="ro1">
          <table:table-cell office:value-type="float" office:value="53.933365517241377" table:style-name="ce1">
            <text:p>53.93336552</text:p>
          </table:table-cell>
          <table:table-cell office:value-type="float" office:value="54.252993103448276" table:style-name="ce1">
            <text:p>54.2529931</text:p>
          </table:table-cell>
          <table:table-cell office:value-type="float" office:value="50.792510344827591" table:style-name="ce1">
            <text:p>50.79251034</text:p>
          </table:table-cell>
          <table:table-cell office:value-type="float" office:value="55.21304137931034" table:style-name="ce1">
            <text:p>55.21304138</text:p>
          </table:table-cell>
          <table:table-cell office:value-type="float" office:value="52.820741379310356" table:style-name="ce1">
            <text:p>52.82074138</text:p>
          </table:table-cell>
          <table:table-cell table:style-name="ce1"/>
          <table:table-cell office:value-type="float" office:value="53.933365517241377" table:style-name="ce1">
            <text:p>53.93336552</text:p>
          </table:table-cell>
          <table:table-cell table:style-name="ce1"/>
          <table:table-cell office:value-type="float" office:value="50.792510344827591" table:style-name="ce1">
            <text:p>50.79251034</text:p>
          </table:table-cell>
          <table:table-cell table:style-name="ce1"/>
          <table:table-cell office:value-type="float" office:value="52.820741379310356" table:style-name="ce1">
            <text:p>52.82074138</text:p>
          </table:table-cell>
          <table:table-cell office:value-type="float" office:value="52.515539080459774" table:formula="of:=AVERAGE([.G10:.K10])" table:style-name="ce1">
            <text:p>52.51553908</text:p>
          </table:table-cell>
          <table:table-cell table:number-columns-repeated="16372"/>
        </table:table-row>
        <table:table-row table:style-name="ro1">
          <table:table-cell office:value-type="float" office:value="66.572210344827596" table:style-name="ce1">
            <text:p>66.57221034</text:p>
          </table:table-cell>
          <table:table-cell office:value-type="float" office:value="75.835072413793114" table:style-name="ce1">
            <text:p>75.83507241</text:p>
          </table:table-cell>
          <table:table-cell office:value-type="float" office:value="70.021593103448268" table:style-name="ce1">
            <text:p>70.0215931</text:p>
          </table:table-cell>
          <table:table-cell office:value-type="float" office:value="74.724058620689661" table:style-name="ce1">
            <text:p>74.72405862</text:p>
          </table:table-cell>
          <table:table-cell office:value-type="float" office:value="75.289786206896551" table:style-name="ce1">
            <text:p>75.28978621</text:p>
          </table:table-cell>
          <table:table-cell table:style-name="ce1"/>
          <table:table-cell office:value-type="float" office:value="66.572210344827596" table:style-name="ce1">
            <text:p>66.57221034</text:p>
          </table:table-cell>
          <table:table-cell table:style-name="ce1"/>
          <table:table-cell office:value-type="float" office:value="70.021593103448268" table:style-name="ce1">
            <text:p>70.0215931</text:p>
          </table:table-cell>
          <table:table-cell office:value-type="float" office:value="74.724058620689661" table:style-name="ce1">
            <text:p>74.72405862</text:p>
          </table:table-cell>
          <table:table-cell table:style-name="ce1"/>
          <table:table-cell office:value-type="float" office:value="70.439287356321856" table:formula="of:=AVERAGE([.G11:.K11])" table:style-name="ce1">
            <text:p>70.43928736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Ark6.A1:Ark6.AE11" table:name="results__5" table:display-filter-buttons="true" table:on-update-keep-size="false" table:on-update-keep-styles="true" table:refresh-delay="false">
          <table:database-source-sql table:database-name="Provider=Microsoft.Mashup.OleDb.1;Data Source=$Workbook$;Location=results (5);Extended Properties=&quot;&quot;" table:sql-statement="SELECT * FROM [results (5)]"/>
        </table:database-range>
        <table:database-range table:target-range-address="Ark5.A1:Ark5.AE11" table:name="results__4" table:display-filter-buttons="true" table:on-update-keep-size="false" table:on-update-keep-styles="true" table:refresh-delay="false">
          <table:database-source-sql table:database-name="Provider=Microsoft.Mashup.OleDb.1;Data Source=$Workbook$;Location=results (4);Extended Properties=&quot;&quot;" table:sql-statement="SELECT * FROM [results (4)]"/>
        </table:database-range>
        <table:database-range table:target-range-address="Ark4.A1:Ark4.AE11" table:name="results__3" table:display-filter-buttons="true" table:on-update-keep-size="false" table:on-update-keep-styles="true" table:refresh-delay="false">
          <table:database-source-sql table:database-name="Provider=Microsoft.Mashup.OleDb.1;Data Source=$Workbook$;Location=results (3);Extended Properties=&quot;&quot;" table:sql-statement="SELECT * FROM [results (3)]"/>
        </table:database-range>
        <table:database-range table:target-range-address="Ark3.A1:Ark3.AE11" table:name="results__2" table:display-filter-buttons="true" table:on-update-keep-size="false" table:on-update-keep-styles="true" table:refresh-delay="false">
          <table:database-source-sql table:database-name="Provider=Microsoft.Mashup.OleDb.1;Data Source=$Workbook$;Location=results (2);Extended Properties=&quot;&quot;" table:sql-statement="SELECT * FROM [results (2)]"/>
        </table:database-range>
        <table:database-range table:target-range-address="Ark2.A1:Ark2.AE11" table:name="results" table:display-filter-buttons="true" table:on-update-keep-size="false" table:on-update-keep-styles="true" table:refresh-delay="false">
          <table:database-source-sql table:database-name="Provider=Microsoft.Mashup.OleDb.1;Data Source=$Workbook$;Location=results;Extended Properties=&quot;&quot;" table:sql-statement="SELECT * FROM [result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7:55:32Z</meta:creation-date>
    <dc:date>2018-06-04T18:13:34Z</dc:date>
  </office:meta>
</office:document-meta>
</file>